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Google Sans&quot;" svg:font-family="'&quot;Google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6cm"/>
    </style:style>
    <style:style style:name="co2" style:family="table-column">
      <style:table-column-properties fo:break-before="auto" style:column-width="1.055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1.298cm"/>
    </style:style>
    <style:style style:name="co8" style:family="table-column">
      <style:table-column-properties fo:break-before="auto" style:column-width="6.615cm"/>
    </style:style>
    <style:style style:name="co9" style:family="table-column">
      <style:table-column-properties fo:break-before="auto" style:column-width="8.403cm"/>
    </style:style>
    <style:style style:name="co10" style:family="table-column">
      <style:table-column-properties fo:break-before="auto" style:column-width="6.468cm"/>
    </style:style>
    <style:style style:name="co11" style:family="table-column">
      <style:table-column-properties fo:break-before="auto" style:column-width="0.587cm"/>
    </style:style>
    <style:style style:name="co12" style:family="table-column">
      <style:table-column-properties fo:break-before="auto" style:column-width="0.931cm"/>
    </style:style>
    <style:style style:name="co13" style:family="table-column">
      <style:table-column-properties fo:break-before="auto" style:column-width="1.201cm"/>
    </style:style>
    <style:style style:name="co14" style:family="table-column">
      <style:table-column-properties fo:break-before="auto" style:column-width="1.078cm"/>
    </style:style>
    <style:style style:name="co15" style:family="table-column">
      <style:table-column-properties fo:break-before="auto" style:column-width="1.496cm"/>
    </style:style>
    <style:style style:name="co16" style:family="table-column">
      <style:table-column-properties fo:break-before="auto" style:column-width="1.251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0.564cm"/>
    </style:style>
    <style:style style:name="co19" style:family="table-column">
      <style:table-column-properties fo:break-before="auto" style:column-width="6.151cm"/>
    </style:style>
    <style:style style:name="co20" style:family="table-column">
      <style:table-column-properties fo:break-before="auto" style:column-width="4.556cm"/>
    </style:style>
    <style:style style:name="co21" style:family="table-column">
      <style:table-column-properties fo:break-before="auto" style:column-width="1.937cm"/>
    </style:style>
    <style:style style:name="co22" style:family="table-column">
      <style:table-column-properties fo:break-before="auto" style:column-width="1.739cm"/>
    </style:style>
    <style:style style:name="co23" style:family="table-column">
      <style:table-column-properties fo:break-before="auto" style:column-width="1.887cm"/>
    </style:style>
    <style:style style:name="co24" style:family="table-column">
      <style:table-column-properties fo:break-before="auto" style:column-width="1.764cm"/>
    </style:style>
    <style:style style:name="co25" style:family="table-column">
      <style:table-column-properties fo:break-before="auto" style:column-width="2.058cm"/>
    </style:style>
    <style:style style:name="co26" style:family="table-column">
      <style:table-column-properties fo:break-before="auto" style:column-width="2.00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2025">
      <style:table-properties table:display="true" style:writing-mode="lr-tb"/>
    </style:style>
    <style:style style:name="ta2" style:family="table" style:master-page-name="PageStyle_5f_tópicos_20_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35]))&gt;0)" style:apply-style-name="ConditionalStyle_5f_3" style:base-cell-address="'2025'.A35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WEEKNUM(TODAY();1)" style:apply-style-name="ConditionalStyle_5f_1" style:base-cell-address="'2025'.B2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x&quot;" style:apply-style-name="ConditionalStyle_5f_1" style:base-cell-address="'2025'.D3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x&quot;" style:apply-style-name="ConditionalStyle_5f_2" style:base-cell-address="'2025'.E3"/>
    </style:style>
    <style:style style:name="ce10" style:family="table-cell" style:parent-style-name="Default" style:data-style-name="N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f1f1f" style:text-outline="false" style:text-line-through-style="none" style:text-line-through-type="none" style:font-name="&quot;Google Sans&quot;" fo:font-size="9pt" fo:font-style="normal" fo:text-shadow="none" style:text-underline-style="none" fo:font-weight="normal" style:font-size-asian="9pt" style:font-style-asian="normal" style:font-weight-asian="normal" style:font-name-complex="&quot;Google Sans&quot;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2" table:visibility="collapse" table:default-cell-style-name="Default"/>
        <table:table-column table:style-name="co16" table:visibility="collapse" table:number-columns-repeated="2" table:default-cell-style-name="Default"/>
        <table:table-column table:style-name="co4" table:visibility="collapse" table:default-cell-style-name="Default"/>
        <table:table-column table:style-name="co17" table:number-columns-repeated="1003" table:default-cell-style-name="Default"/>
        <table:table-row table:style-name="ro1">
          <table:table-cell table:style-name="ce1" office:value-type="string" calcext:value-type="string">
            <text:p>mês</text:p>
          </table:table-cell>
          <table:table-cell table:style-name="ce1" office:value-type="string" calcext:value-type="string">
            <text:p>sem</text:p>
          </table:table-cell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seg</text:p>
          </table:table-cell>
          <table:table-cell table:style-name="ce4" office:value-type="string" calcext:value-type="string">
            <text:p>ter</text:p>
          </table:table-cell>
          <table:table-cell table:style-name="ce4" office:value-type="string" calcext:value-type="string">
            <text:p>qua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sáb</text:p>
          </table:table-cell>
          <table:table-cell table:style-name="ce1" office:value-type="string" calcext:value-type="string">
            <text:p>Planejada</text:p>
          </table:table-cell>
          <table:table-cell table:style-name="ce1" table:number-columns-repeated="2"/>
          <table:table-cell table:style-name="ce10" office:value-type="string" calcext:value-type="string">
            <text:p>Ari</text:p>
          </table:table-cell>
          <table:table-cell table:style-name="ce1" office:value-type="string" calcext:value-type="string">
            <text:p>Celia</text:p>
          </table:table-cell>
          <table:table-cell table:style-name="ce1" office:value-type="string" calcext:value-type="string">
            <text:p>Camily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Samanta</text:p>
          </table:table-cell>
          <table:table-cell table:style-name="ce1" office:value-type="string" calcext:value-type="string">
            <text:p>Raoul</text:p>
          </table:table-cell>
          <table:table-cell table:style-name="ce1" office:value-type="string" calcext:value-type="string">
            <text:p>Sandr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Michele</text:p>
          </table:table-cell>
          <table:table-cell table:number-columns-repeated="1003"/>
        </table:table-row>
        <table:table-row table:style-name="ro1" table:visibility="collapse">
          <table:table-cell table:style-name="ce1"/>
          <table:table-cell table:style-name="ce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jan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AND([.$B3]=WEEKNUM(TODAY();1);[.C$2]=WEEKDAY(TODAY());MOD(ROW();2)=0);&quot;✓&quot;;IF(AND([.$B3]=WEEKNUM(TODAY();1);[.C$2]=WEEKDAY(TODAY());MOD(ROW();2)&lt;&gt;0);&quot;x&quot;;&quot;&quot;))">
            <text:p/>
          </table:table-cell>
          <table:table-cell table:style-name="ce8" table:formula="of:=IF(AND([.$B3]=WEEKNUM(TODAY();1);[.D$2]=WEEKDAY(TODAY());MOD(ROW();2)=0);&quot;✓&quot;;IF(AND([.$B3]=WEEKNUM(TODAY();1);[.D$2]=WEEKDAY(TODAY());MOD(ROW();2)&lt;&gt;0);&quot;x&quot;;&quot;&quot;))">
            <text:p/>
          </table:table-cell>
          <table:table-cell table:style-name="ce9" table:formula="of:=IF(AND([.$B3]=WEEKNUM(TODAY();1);[.E$2]=WEEKDAY(TODAY());MOD(ROW();2)=0);&quot;✓&quot;;IF(AND([.$B3]=WEEKNUM(TODAY();1);[.E$2]=WEEKDAY(TODAY());MOD(ROW();2)&lt;&gt;0);&quot;x&quot;;&quot;&quot;))">
            <text:p/>
          </table:table-cell>
          <table:table-cell table:style-name="ce8" table:formula="of:=IF(AND([.$B3]=WEEKNUM(TODAY();1);[.F$2]=WEEKDAY(TODAY());MOD(ROW();2)=0);&quot;✓&quot;;IF(AND([.$B3]=WEEKNUM(TODAY();1);[.F$2]=WEEKDAY(TODAY());MOD(ROW();2)&lt;&gt;0);&quot;x&quot;;&quot;&quot;))">
            <text:p/>
          </table:table-cell>
          <table:table-cell table:style-name="ce9" table:formula="of:=IF(AND([.$B3]=WEEKNUM(TODAY();1);[.G$2]=WEEKDAY(TODAY());MOD(ROW();2)=0);&quot;✓&quot;;IF(AND([.$B3]=WEEKNUM(TODAY();1);[.G$2]=WEEKDAY(TODAY());MOD(ROW();2)&lt;&gt;0);&quot;x&quot;;&quot;&quot;))">
            <text:p/>
          </table:table-cell>
          <table:table-cell table:style-name="ce8" table:formula="of:=IF(AND([.$B3]=WEEKNUM(TODAY();1);[.H$2]=WEEKDAY(TODAY());MOD(ROW();2)=0);&quot;✓&quot;;IF(AND([.$B3]=WEEKNUM(TODAY();1);[.H$2]=WEEKDAY(TODAY());MOD(ROW();2)&lt;&gt;0);&quot;x&quot;;&quot;&quot;))">
            <text:p/>
          </table:table-cell>
          <table:table-cell table:style-name="ce9" table:formula="of:=IF(AND([.$B3]=WEEKNUM(TODAY();1);[.I$2]=WEEKDAY(TODAY()));&quot;x&quot;;&quot;&quot;)">
            <text:p/>
          </table:table-cell>
          <table:table-cell table:number-columns-repeated="2"/>
          <table:table-cell table:style-name="ce1" office:value-type="string" calcext:value-type="string">
            <text:p>Legenda: * não houve classe; # minha falta</text:p>
          </table:table-cell>
          <table:table-cell table:style-name="ce4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jan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IF(AND([.$B4]=WEEKNUM(TODAY();1);[.C$2]=WEEKDAY(TODAY());MOD(ROW();2)=0);&quot;✓&quot;;IF(AND([.$B4]=WEEKNUM(TODAY();1);[.C$2]=WEEKDAY(TODAY());MOD(ROW();2)&lt;&gt;0);&quot;x&quot;;&quot;&quot;))">
            <text:p/>
          </table:table-cell>
          <table:table-cell table:style-name="ce8" table:formula="of:=IF(AND([.$B4]=WEEKNUM(TODAY();1);[.D$2]=WEEKDAY(TODAY());MOD(ROW();2)=0);&quot;✓&quot;;IF(AND([.$B4]=WEEKNUM(TODAY();1);[.D$2]=WEEKDAY(TODAY());MOD(ROW();2)&lt;&gt;0);&quot;x&quot;;&quot;&quot;))">
            <text:p/>
          </table:table-cell>
          <table:table-cell table:style-name="ce9" table:formula="of:=IF(AND([.$B4]=WEEKNUM(TODAY();1);[.E$2]=WEEKDAY(TODAY());MOD(ROW();2)=0);&quot;✓&quot;;IF(AND([.$B4]=WEEKNUM(TODAY();1);[.E$2]=WEEKDAY(TODAY());MOD(ROW();2)&lt;&gt;0);&quot;x&quot;;&quot;&quot;))">
            <text:p/>
          </table:table-cell>
          <table:table-cell table:style-name="ce8" table:formula="of:=IF(AND([.$B4]=WEEKNUM(TODAY();1);[.F$2]=WEEKDAY(TODAY());MOD(ROW();2)=0);&quot;✓&quot;;IF(AND([.$B4]=WEEKNUM(TODAY();1);[.F$2]=WEEKDAY(TODAY());MOD(ROW();2)&lt;&gt;0);&quot;x&quot;;&quot;&quot;))">
            <text:p/>
          </table:table-cell>
          <table:table-cell table:style-name="ce9" table:formula="of:=IF(AND([.$B4]=WEEKNUM(TODAY();1);[.G$2]=WEEKDAY(TODAY());MOD(ROW();2)=0);&quot;✓&quot;;IF(AND([.$B4]=WEEKNUM(TODAY();1);[.G$2]=WEEKDAY(TODAY());MOD(ROW();2)&lt;&gt;0);&quot;x&quot;;&quot;&quot;))">
            <text:p/>
          </table:table-cell>
          <table:table-cell table:style-name="ce8" table:formula="of:=IF(AND([.$B4]=WEEKNUM(TODAY();1);[.H$2]=WEEKDAY(TODAY());MOD(ROW();2)=0);&quot;✓&quot;;IF(AND([.$B4]=WEEKNUM(TODAY();1);[.H$2]=WEEKDAY(TODAY());MOD(ROW();2)&lt;&gt;0);&quot;x&quot;;&quot;&quot;))">
            <text:p/>
          </table:table-cell>
          <table:table-cell table:style-name="ce9" table:formula="of:=IF(AND([.$B4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5/01/25 15 O batismo com o Espírito Santo (pr. Ediano)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jan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IF(AND([.$B5]=WEEKNUM(TODAY();1);[.C$2]=WEEKDAY(TODAY());MOD(ROW();2)=0);&quot;✓&quot;;IF(AND([.$B5]=WEEKNUM(TODAY();1);[.C$2]=WEEKDAY(TODAY());MOD(ROW();2)&lt;&gt;0);&quot;x&quot;;&quot;&quot;))">
            <text:p/>
          </table:table-cell>
          <table:table-cell table:style-name="ce8" table:formula="of:=IF(AND([.$B5]=WEEKNUM(TODAY();1);[.D$2]=WEEKDAY(TODAY());MOD(ROW();2)=0);&quot;✓&quot;;IF(AND([.$B5]=WEEKNUM(TODAY();1);[.D$2]=WEEKDAY(TODAY());MOD(ROW();2)&lt;&gt;0);&quot;x&quot;;&quot;&quot;))">
            <text:p/>
          </table:table-cell>
          <table:table-cell table:style-name="ce9" table:formula="of:=IF(AND([.$B5]=WEEKNUM(TODAY();1);[.E$2]=WEEKDAY(TODAY());MOD(ROW();2)=0);&quot;✓&quot;;IF(AND([.$B5]=WEEKNUM(TODAY();1);[.E$2]=WEEKDAY(TODAY());MOD(ROW();2)&lt;&gt;0);&quot;x&quot;;&quot;&quot;))">
            <text:p/>
          </table:table-cell>
          <table:table-cell table:style-name="ce8" table:formula="of:=IF(AND([.$B5]=WEEKNUM(TODAY();1);[.F$2]=WEEKDAY(TODAY());MOD(ROW();2)=0);&quot;✓&quot;;IF(AND([.$B5]=WEEKNUM(TODAY();1);[.F$2]=WEEKDAY(TODAY());MOD(ROW();2)&lt;&gt;0);&quot;x&quot;;&quot;&quot;))">
            <text:p/>
          </table:table-cell>
          <table:table-cell table:style-name="ce9" table:formula="of:=IF(AND([.$B5]=WEEKNUM(TODAY();1);[.G$2]=WEEKDAY(TODAY());MOD(ROW();2)=0);&quot;✓&quot;;IF(AND([.$B5]=WEEKNUM(TODAY();1);[.G$2]=WEEKDAY(TODAY());MOD(ROW();2)&lt;&gt;0);&quot;x&quot;;&quot;&quot;))">
            <text:p/>
          </table:table-cell>
          <table:table-cell table:style-name="ce8" table:formula="of:=IF(AND([.$B5]=WEEKNUM(TODAY();1);[.H$2]=WEEKDAY(TODAY());MOD(ROW();2)=0);&quot;✓&quot;;IF(AND([.$B5]=WEEKNUM(TODAY();1);[.H$2]=WEEKDAY(TODAY());MOD(ROW();2)&lt;&gt;0);&quot;x&quot;;&quot;&quot;))">
            <text:p/>
          </table:table-cell>
          <table:table-cell table:style-name="ce9" table:formula="of:=IF(AND([.$B5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2/01/25 16 Habitação do Espírito Santo</text:p>
          </table:table-cell>
          <table:table-cell/>
          <table:table-cell table:number-columns-repeated="2" table:style-name="ce4" office:value-type="string" calcext:value-type="string">
            <text:p>f</text:p>
          </table:table-cell>
          <table:table-cell table:style-name="ce4" office:value-type="string" calcext:value-type="string">
            <text:p>f 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jan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IF(AND([.$B6]=WEEKNUM(TODAY();1);[.C$2]=WEEKDAY(TODAY());MOD(ROW();2)=0);&quot;✓&quot;;IF(AND([.$B6]=WEEKNUM(TODAY();1);[.C$2]=WEEKDAY(TODAY());MOD(ROW();2)&lt;&gt;0);&quot;x&quot;;&quot;&quot;))">
            <text:p/>
          </table:table-cell>
          <table:table-cell table:style-name="ce8" table:formula="of:=IF(AND([.$B6]=WEEKNUM(TODAY();1);[.D$2]=WEEKDAY(TODAY());MOD(ROW();2)=0);&quot;✓&quot;;IF(AND([.$B6]=WEEKNUM(TODAY();1);[.D$2]=WEEKDAY(TODAY());MOD(ROW();2)&lt;&gt;0);&quot;x&quot;;&quot;&quot;))">
            <text:p/>
          </table:table-cell>
          <table:table-cell table:style-name="ce9" table:formula="of:=IF(AND([.$B6]=WEEKNUM(TODAY();1);[.E$2]=WEEKDAY(TODAY());MOD(ROW();2)=0);&quot;✓&quot;;IF(AND([.$B6]=WEEKNUM(TODAY();1);[.E$2]=WEEKDAY(TODAY());MOD(ROW();2)&lt;&gt;0);&quot;x&quot;;&quot;&quot;))">
            <text:p/>
          </table:table-cell>
          <table:table-cell table:style-name="ce8" table:formula="of:=IF(AND([.$B6]=WEEKNUM(TODAY();1);[.F$2]=WEEKDAY(TODAY());MOD(ROW();2)=0);&quot;✓&quot;;IF(AND([.$B6]=WEEKNUM(TODAY();1);[.F$2]=WEEKDAY(TODAY());MOD(ROW();2)&lt;&gt;0);&quot;x&quot;;&quot;&quot;))">
            <text:p/>
          </table:table-cell>
          <table:table-cell table:style-name="ce9" table:formula="of:=IF(AND([.$B6]=WEEKNUM(TODAY();1);[.G$2]=WEEKDAY(TODAY());MOD(ROW();2)=0);&quot;✓&quot;;IF(AND([.$B6]=WEEKNUM(TODAY();1);[.G$2]=WEEKDAY(TODAY());MOD(ROW();2)&lt;&gt;0);&quot;x&quot;;&quot;&quot;))">
            <text:p/>
          </table:table-cell>
          <table:table-cell table:style-name="ce8" table:formula="of:=IF(AND([.$B6]=WEEKNUM(TODAY();1);[.H$2]=WEEKDAY(TODAY());MOD(ROW();2)=0);&quot;✓&quot;;IF(AND([.$B6]=WEEKNUM(TODAY();1);[.H$2]=WEEKDAY(TODAY());MOD(ROW();2)&lt;&gt;0);&quot;x&quot;;&quot;&quot;))">
            <text:p/>
          </table:table-cell>
          <table:table-cell table:style-name="ce9" table:formula="of:=IF(AND([.$B6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9/01/25 17 A Igreja</text:p>
          </table:table-cell>
          <table:table-cell/>
          <table:table-cell table:number-columns-repeated="2" table:style-name="ce4" office:value-type="string" calcext:value-type="string">
            <text:p>f</text:p>
          </table:table-cell>
          <table:table-cell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jan/fev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formula="of:=IF(AND([.$B7]=WEEKNUM(TODAY();1);[.C$2]=WEEKDAY(TODAY());MOD(ROW();2)=0);&quot;✓&quot;;IF(AND([.$B7]=WEEKNUM(TODAY();1);[.C$2]=WEEKDAY(TODAY());MOD(ROW();2)&lt;&gt;0);&quot;x&quot;;&quot;&quot;))">
            <text:p/>
          </table:table-cell>
          <table:table-cell table:style-name="ce8" table:formula="of:=IF(AND([.$B7]=WEEKNUM(TODAY();1);[.D$2]=WEEKDAY(TODAY());MOD(ROW();2)=0);&quot;✓&quot;;IF(AND([.$B7]=WEEKNUM(TODAY();1);[.D$2]=WEEKDAY(TODAY());MOD(ROW();2)&lt;&gt;0);&quot;x&quot;;&quot;&quot;))">
            <text:p/>
          </table:table-cell>
          <table:table-cell table:style-name="ce9" table:formula="of:=IF(AND([.$B7]=WEEKNUM(TODAY();1);[.E$2]=WEEKDAY(TODAY());MOD(ROW();2)=0);&quot;✓&quot;;IF(AND([.$B7]=WEEKNUM(TODAY();1);[.E$2]=WEEKDAY(TODAY());MOD(ROW();2)&lt;&gt;0);&quot;x&quot;;&quot;&quot;))">
            <text:p/>
          </table:table-cell>
          <table:table-cell table:style-name="ce8" table:formula="of:=IF(AND([.$B7]=WEEKNUM(TODAY();1);[.F$2]=WEEKDAY(TODAY());MOD(ROW();2)=0);&quot;✓&quot;;IF(AND([.$B7]=WEEKNUM(TODAY();1);[.F$2]=WEEKDAY(TODAY());MOD(ROW();2)&lt;&gt;0);&quot;x&quot;;&quot;&quot;))">
            <text:p/>
          </table:table-cell>
          <table:table-cell table:style-name="ce9" table:formula="of:=IF(AND([.$B7]=WEEKNUM(TODAY();1);[.G$2]=WEEKDAY(TODAY());MOD(ROW();2)=0);&quot;✓&quot;;IF(AND([.$B7]=WEEKNUM(TODAY();1);[.G$2]=WEEKDAY(TODAY());MOD(ROW();2)&lt;&gt;0);&quot;x&quot;;&quot;&quot;))">
            <text:p/>
          </table:table-cell>
          <table:table-cell table:style-name="ce8" table:formula="of:=IF(AND([.$B7]=WEEKNUM(TODAY();1);[.H$2]=WEEKDAY(TODAY());MOD(ROW();2)=0);&quot;✓&quot;;IF(AND([.$B7]=WEEKNUM(TODAY();1);[.H$2]=WEEKDAY(TODAY());MOD(ROW();2)&lt;&gt;0);&quot;x&quot;;&quot;&quot;))">
            <text:p/>
          </table:table-cell>
          <table:table-cell table:style-name="ce9" table:formula="of:=IF(AND([.$B7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6/01/25 18 Comunhão dos Santos</text:p>
          </table:table-cell>
          <table:table-cell/>
          <table:table-cell table:number-columns-repeated="2" table:style-name="ce4" office:value-type="string" calcext:value-type="string">
            <text:p>f</text:p>
          </table:table-cell>
          <table:table-cell table:number-columns-repeated="5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fev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IF(AND([.$B8]=WEEKNUM(TODAY();1);[.C$2]=WEEKDAY(TODAY());MOD(ROW();2)=0);&quot;✓&quot;;IF(AND([.$B8]=WEEKNUM(TODAY();1);[.C$2]=WEEKDAY(TODAY());MOD(ROW();2)&lt;&gt;0);&quot;x&quot;;&quot;&quot;))">
            <text:p/>
          </table:table-cell>
          <table:table-cell table:style-name="ce8" table:formula="of:=IF(AND([.$B8]=WEEKNUM(TODAY();1);[.D$2]=WEEKDAY(TODAY());MOD(ROW();2)=0);&quot;✓&quot;;IF(AND([.$B8]=WEEKNUM(TODAY();1);[.D$2]=WEEKDAY(TODAY());MOD(ROW();2)&lt;&gt;0);&quot;x&quot;;&quot;&quot;))">
            <text:p/>
          </table:table-cell>
          <table:table-cell table:style-name="ce9" table:formula="of:=IF(AND([.$B8]=WEEKNUM(TODAY();1);[.E$2]=WEEKDAY(TODAY());MOD(ROW();2)=0);&quot;✓&quot;;IF(AND([.$B8]=WEEKNUM(TODAY();1);[.E$2]=WEEKDAY(TODAY());MOD(ROW();2)&lt;&gt;0);&quot;x&quot;;&quot;&quot;))">
            <text:p/>
          </table:table-cell>
          <table:table-cell table:style-name="ce8" table:formula="of:=IF(AND([.$B8]=WEEKNUM(TODAY();1);[.F$2]=WEEKDAY(TODAY());MOD(ROW();2)=0);&quot;✓&quot;;IF(AND([.$B8]=WEEKNUM(TODAY();1);[.F$2]=WEEKDAY(TODAY());MOD(ROW();2)&lt;&gt;0);&quot;x&quot;;&quot;&quot;))">
            <text:p/>
          </table:table-cell>
          <table:table-cell table:style-name="ce9" table:formula="of:=IF(AND([.$B8]=WEEKNUM(TODAY();1);[.G$2]=WEEKDAY(TODAY());MOD(ROW();2)=0);&quot;✓&quot;;IF(AND([.$B8]=WEEKNUM(TODAY();1);[.G$2]=WEEKDAY(TODAY());MOD(ROW();2)&lt;&gt;0);&quot;x&quot;;&quot;&quot;))">
            <text:p/>
          </table:table-cell>
          <table:table-cell table:style-name="ce8" table:formula="of:=IF(AND([.$B8]=WEEKNUM(TODAY();1);[.H$2]=WEEKDAY(TODAY());MOD(ROW();2)=0);&quot;✓&quot;;IF(AND([.$B8]=WEEKNUM(TODAY();1);[.H$2]=WEEKDAY(TODAY());MOD(ROW();2)&lt;&gt;0);&quot;x&quot;;&quot;&quot;))">
            <text:p/>
          </table:table-cell>
          <table:table-cell table:style-name="ce9" table:formula="of:=IF(AND([.$B8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2/02/25 19 Remissão dos pecados</text:p>
          </table:table-cell>
          <table:table-cell/>
          <table:table-cell table:number-columns-repeated="2"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number-columns-repeated="4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fev</text:p>
          </table:table-cell>
          <table:table-cell table:style-name="ce3" office:value-type="float" office:value="7" calcext:value-type="float">
            <text:p>7</text:p>
          </table:table-cell>
          <table:table-cell table:style-name="ce5" table:formula="of:=IF(AND([.$B9]=WEEKNUM(TODAY();1);[.C$2]=WEEKDAY(TODAY());MOD(ROW();2)=0);&quot;✓&quot;;IF(AND([.$B9]=WEEKNUM(TODAY();1);[.C$2]=WEEKDAY(TODAY());MOD(ROW();2)&lt;&gt;0);&quot;x&quot;;&quot;&quot;))">
            <text:p/>
          </table:table-cell>
          <table:table-cell table:style-name="ce8" table:formula="of:=IF(AND([.$B9]=WEEKNUM(TODAY();1);[.D$2]=WEEKDAY(TODAY());MOD(ROW();2)=0);&quot;✓&quot;;IF(AND([.$B9]=WEEKNUM(TODAY();1);[.D$2]=WEEKDAY(TODAY());MOD(ROW();2)&lt;&gt;0);&quot;x&quot;;&quot;&quot;))">
            <text:p/>
          </table:table-cell>
          <table:table-cell table:style-name="ce9" table:formula="of:=IF(AND([.$B9]=WEEKNUM(TODAY();1);[.E$2]=WEEKDAY(TODAY());MOD(ROW();2)=0);&quot;✓&quot;;IF(AND([.$B9]=WEEKNUM(TODAY();1);[.E$2]=WEEKDAY(TODAY());MOD(ROW();2)&lt;&gt;0);&quot;x&quot;;&quot;&quot;))">
            <text:p/>
          </table:table-cell>
          <table:table-cell table:style-name="ce8" table:formula="of:=IF(AND([.$B9]=WEEKNUM(TODAY();1);[.F$2]=WEEKDAY(TODAY());MOD(ROW();2)=0);&quot;✓&quot;;IF(AND([.$B9]=WEEKNUM(TODAY();1);[.F$2]=WEEKDAY(TODAY());MOD(ROW();2)&lt;&gt;0);&quot;x&quot;;&quot;&quot;))">
            <text:p/>
          </table:table-cell>
          <table:table-cell table:style-name="ce9" table:formula="of:=IF(AND([.$B9]=WEEKNUM(TODAY();1);[.G$2]=WEEKDAY(TODAY());MOD(ROW();2)=0);&quot;✓&quot;;IF(AND([.$B9]=WEEKNUM(TODAY();1);[.G$2]=WEEKDAY(TODAY());MOD(ROW();2)&lt;&gt;0);&quot;x&quot;;&quot;&quot;))">
            <text:p/>
          </table:table-cell>
          <table:table-cell table:style-name="ce8" table:formula="of:=IF(AND([.$B9]=WEEKNUM(TODAY();1);[.H$2]=WEEKDAY(TODAY());MOD(ROW();2)=0);&quot;✓&quot;;IF(AND([.$B9]=WEEKNUM(TODAY();1);[.H$2]=WEEKDAY(TODAY());MOD(ROW();2)&lt;&gt;0);&quot;x&quot;;&quot;&quot;))">
            <text:p/>
          </table:table-cell>
          <table:table-cell table:style-name="ce9" table:formula="of:=IF(AND([.$B9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9/02/25 20 Ressurreição do corpo</text:p>
          </table:table-cell>
          <table:table-cell/>
          <table:table-cell table:number-columns-repeated="3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fev</text:p>
          </table:table-cell>
          <table:table-cell table:style-name="ce3" office:value-type="float" office:value="8" calcext:value-type="float">
            <text:p>8</text:p>
          </table:table-cell>
          <table:table-cell table:style-name="ce5" table:formula="of:=IF(AND([.$B10]=WEEKNUM(TODAY();1);[.C$2]=WEEKDAY(TODAY());MOD(ROW();2)=0);&quot;✓&quot;;IF(AND([.$B10]=WEEKNUM(TODAY();1);[.C$2]=WEEKDAY(TODAY());MOD(ROW();2)&lt;&gt;0);&quot;x&quot;;&quot;&quot;))">
            <text:p/>
          </table:table-cell>
          <table:table-cell table:style-name="ce8" table:formula="of:=IF(AND([.$B10]=WEEKNUM(TODAY();1);[.D$2]=WEEKDAY(TODAY());MOD(ROW();2)=0);&quot;✓&quot;;IF(AND([.$B10]=WEEKNUM(TODAY();1);[.D$2]=WEEKDAY(TODAY());MOD(ROW();2)&lt;&gt;0);&quot;x&quot;;&quot;&quot;))">
            <text:p/>
          </table:table-cell>
          <table:table-cell table:style-name="ce9" table:formula="of:=IF(AND([.$B10]=WEEKNUM(TODAY();1);[.E$2]=WEEKDAY(TODAY());MOD(ROW();2)=0);&quot;✓&quot;;IF(AND([.$B10]=WEEKNUM(TODAY();1);[.E$2]=WEEKDAY(TODAY());MOD(ROW();2)&lt;&gt;0);&quot;x&quot;;&quot;&quot;))">
            <text:p/>
          </table:table-cell>
          <table:table-cell table:style-name="ce8" table:formula="of:=IF(AND([.$B10]=WEEKNUM(TODAY();1);[.F$2]=WEEKDAY(TODAY());MOD(ROW();2)=0);&quot;✓&quot;;IF(AND([.$B10]=WEEKNUM(TODAY();1);[.F$2]=WEEKDAY(TODAY());MOD(ROW();2)&lt;&gt;0);&quot;x&quot;;&quot;&quot;))">
            <text:p/>
          </table:table-cell>
          <table:table-cell table:style-name="ce9" table:formula="of:=IF(AND([.$B10]=WEEKNUM(TODAY();1);[.G$2]=WEEKDAY(TODAY());MOD(ROW();2)=0);&quot;✓&quot;;IF(AND([.$B10]=WEEKNUM(TODAY();1);[.G$2]=WEEKDAY(TODAY());MOD(ROW();2)&lt;&gt;0);&quot;x&quot;;&quot;&quot;))">
            <text:p/>
          </table:table-cell>
          <table:table-cell table:style-name="ce8" table:formula="of:=IF(AND([.$B10]=WEEKNUM(TODAY();1);[.H$2]=WEEKDAY(TODAY());MOD(ROW();2)=0);&quot;✓&quot;;IF(AND([.$B10]=WEEKNUM(TODAY();1);[.H$2]=WEEKDAY(TODAY());MOD(ROW();2)&lt;&gt;0);&quot;x&quot;;&quot;&quot;))">
            <text:p/>
          </table:table-cell>
          <table:table-cell table:style-name="ce9" table:formula="of:=IF(AND([.$B10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6/02/25 21 A vida eterna</text:p>
          </table:table-cell>
          <table:table-cell/>
          <table:table-cell table:number-columns-repeated="2" table:style-name="ce4" office:value-type="string" calcext:value-type="string">
            <text:p>f</text:p>
          </table:table-cell>
          <table:table-cell table:number-columns-repeated="4"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fev/mar</text:p>
          </table:table-cell>
          <table:table-cell table:style-name="ce3" office:value-type="float" office:value="9" calcext:value-type="float">
            <text:p>9</text:p>
          </table:table-cell>
          <table:table-cell table:style-name="ce5" table:formula="of:=IF(AND([.$B11]=WEEKNUM(TODAY();1);[.C$2]=WEEKDAY(TODAY());MOD(ROW();2)=0);&quot;✓&quot;;IF(AND([.$B11]=WEEKNUM(TODAY();1);[.C$2]=WEEKDAY(TODAY());MOD(ROW();2)&lt;&gt;0);&quot;x&quot;;&quot;&quot;))">
            <text:p/>
          </table:table-cell>
          <table:table-cell table:style-name="ce8" table:formula="of:=IF(AND([.$B11]=WEEKNUM(TODAY();1);[.D$2]=WEEKDAY(TODAY());MOD(ROW();2)=0);&quot;✓&quot;;IF(AND([.$B11]=WEEKNUM(TODAY();1);[.D$2]=WEEKDAY(TODAY());MOD(ROW();2)&lt;&gt;0);&quot;x&quot;;&quot;&quot;))">
            <text:p/>
          </table:table-cell>
          <table:table-cell table:style-name="ce9" table:formula="of:=IF(AND([.$B11]=WEEKNUM(TODAY();1);[.E$2]=WEEKDAY(TODAY());MOD(ROW();2)=0);&quot;✓&quot;;IF(AND([.$B11]=WEEKNUM(TODAY();1);[.E$2]=WEEKDAY(TODAY());MOD(ROW();2)&lt;&gt;0);&quot;x&quot;;&quot;&quot;))">
            <text:p/>
          </table:table-cell>
          <table:table-cell table:style-name="ce8" table:formula="of:=IF(AND([.$B11]=WEEKNUM(TODAY();1);[.F$2]=WEEKDAY(TODAY());MOD(ROW();2)=0);&quot;✓&quot;;IF(AND([.$B11]=WEEKNUM(TODAY();1);[.F$2]=WEEKDAY(TODAY());MOD(ROW();2)&lt;&gt;0);&quot;x&quot;;&quot;&quot;))">
            <text:p/>
          </table:table-cell>
          <table:table-cell table:style-name="ce9" table:formula="of:=IF(AND([.$B11]=WEEKNUM(TODAY();1);[.G$2]=WEEKDAY(TODAY());MOD(ROW();2)=0);&quot;✓&quot;;IF(AND([.$B11]=WEEKNUM(TODAY();1);[.G$2]=WEEKDAY(TODAY());MOD(ROW();2)&lt;&gt;0);&quot;x&quot;;&quot;&quot;))">
            <text:p/>
          </table:table-cell>
          <table:table-cell table:style-name="ce8" table:formula="of:=IF(AND([.$B11]=WEEKNUM(TODAY();1);[.H$2]=WEEKDAY(TODAY());MOD(ROW();2)=0);&quot;✓&quot;;IF(AND([.$B11]=WEEKNUM(TODAY();1);[.H$2]=WEEKDAY(TODAY());MOD(ROW();2)&lt;&gt;0);&quot;x&quot;;&quot;&quot;))">
            <text:p/>
          </table:table-cell>
          <table:table-cell table:style-name="ce9" table:formula="of:=IF(AND([.$B11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3/02/25 22 Os Sacramentos</text:p>
          </table:table-cell>
          <table:table-cell/>
          <table:table-cell table:number-columns-repeated="2"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number-columns-repeated="4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mar</text:p>
          </table:table-cell>
          <table:table-cell table:style-name="ce3" office:value-type="float" office:value="10" calcext:value-type="float">
            <text:p>10</text:p>
          </table:table-cell>
          <table:table-cell table:style-name="ce5" table:formula="of:=IF(AND([.$B12]=WEEKNUM(TODAY();1);[.C$2]=WEEKDAY(TODAY());MOD(ROW();2)=0);&quot;✓&quot;;IF(AND([.$B12]=WEEKNUM(TODAY();1);[.C$2]=WEEKDAY(TODAY());MOD(ROW();2)&lt;&gt;0);&quot;x&quot;;&quot;&quot;))">
            <text:p/>
          </table:table-cell>
          <table:table-cell table:style-name="ce8" table:formula="of:=IF(AND([.$B12]=WEEKNUM(TODAY();1);[.D$2]=WEEKDAY(TODAY());MOD(ROW();2)=0);&quot;✓&quot;;IF(AND([.$B12]=WEEKNUM(TODAY();1);[.D$2]=WEEKDAY(TODAY());MOD(ROW();2)&lt;&gt;0);&quot;x&quot;;&quot;&quot;))">
            <text:p/>
          </table:table-cell>
          <table:table-cell table:style-name="ce9" table:formula="of:=IF(AND([.$B12]=WEEKNUM(TODAY();1);[.E$2]=WEEKDAY(TODAY());MOD(ROW();2)=0);&quot;✓&quot;;IF(AND([.$B12]=WEEKNUM(TODAY();1);[.E$2]=WEEKDAY(TODAY());MOD(ROW();2)&lt;&gt;0);&quot;x&quot;;&quot;&quot;))">
            <text:p/>
          </table:table-cell>
          <table:table-cell table:style-name="ce8" table:formula="of:=IF(AND([.$B12]=WEEKNUM(TODAY();1);[.F$2]=WEEKDAY(TODAY());MOD(ROW();2)=0);&quot;✓&quot;;IF(AND([.$B12]=WEEKNUM(TODAY();1);[.F$2]=WEEKDAY(TODAY());MOD(ROW();2)&lt;&gt;0);&quot;x&quot;;&quot;&quot;))">
            <text:p/>
          </table:table-cell>
          <table:table-cell table:style-name="ce9" table:formula="of:=IF(AND([.$B12]=WEEKNUM(TODAY();1);[.G$2]=WEEKDAY(TODAY());MOD(ROW();2)=0);&quot;✓&quot;;IF(AND([.$B12]=WEEKNUM(TODAY();1);[.G$2]=WEEKDAY(TODAY());MOD(ROW();2)&lt;&gt;0);&quot;x&quot;;&quot;&quot;))">
            <text:p/>
          </table:table-cell>
          <table:table-cell table:style-name="ce8" table:formula="of:=IF(AND([.$B12]=WEEKNUM(TODAY();1);[.H$2]=WEEKDAY(TODAY());MOD(ROW();2)=0);&quot;✓&quot;;IF(AND([.$B12]=WEEKNUM(TODAY();1);[.H$2]=WEEKDAY(TODAY());MOD(ROW();2)&lt;&gt;0);&quot;x&quot;;&quot;&quot;))">
            <text:p/>
          </table:table-cell>
          <table:table-cell table:style-name="ce9" table:formula="of:=IF(AND([.$B12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2/03/25 23 O Batismo</text:p>
          </table:table-cell>
          <table:table-cell/>
          <table:table-cell table:number-columns-repeated="2" table:style-name="ce4" office:value-type="string" calcext:value-type="string">
            <text:p>f</text:p>
          </table:table-cell>
          <table:table-cell table:style-name="ce4" office:value-type="string" calcext:value-type="string">
            <text:p>p</text:p>
          </table:table-cell>
          <table:table-cell table:number-columns-repeated="3" table:style-name="ce4" office:value-type="string" calcext:value-type="string">
            <text:p>f</text:p>
          </table:table-cell>
          <table:table-cell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mar</text:p>
          </table:table-cell>
          <table:table-cell table:style-name="ce3" office:value-type="float" office:value="11" calcext:value-type="float">
            <text:p>11</text:p>
          </table:table-cell>
          <table:table-cell table:style-name="ce5" table:formula="of:=IF(AND([.$B13]=WEEKNUM(TODAY();1);[.C$2]=WEEKDAY(TODAY());MOD(ROW();2)=0);&quot;✓&quot;;IF(AND([.$B13]=WEEKNUM(TODAY();1);[.C$2]=WEEKDAY(TODAY());MOD(ROW();2)&lt;&gt;0);&quot;x&quot;;&quot;&quot;))">
            <text:p/>
          </table:table-cell>
          <table:table-cell table:style-name="ce8" table:formula="of:=IF(AND([.$B13]=WEEKNUM(TODAY();1);[.D$2]=WEEKDAY(TODAY());MOD(ROW();2)=0);&quot;✓&quot;;IF(AND([.$B13]=WEEKNUM(TODAY();1);[.D$2]=WEEKDAY(TODAY());MOD(ROW();2)&lt;&gt;0);&quot;x&quot;;&quot;&quot;))">
            <text:p/>
          </table:table-cell>
          <table:table-cell table:style-name="ce9" table:formula="of:=IF(AND([.$B13]=WEEKNUM(TODAY();1);[.E$2]=WEEKDAY(TODAY());MOD(ROW();2)=0);&quot;✓&quot;;IF(AND([.$B13]=WEEKNUM(TODAY();1);[.E$2]=WEEKDAY(TODAY());MOD(ROW();2)&lt;&gt;0);&quot;x&quot;;&quot;&quot;))">
            <text:p/>
          </table:table-cell>
          <table:table-cell table:style-name="ce8" table:formula="of:=IF(AND([.$B13]=WEEKNUM(TODAY();1);[.F$2]=WEEKDAY(TODAY());MOD(ROW();2)=0);&quot;✓&quot;;IF(AND([.$B13]=WEEKNUM(TODAY();1);[.F$2]=WEEKDAY(TODAY());MOD(ROW();2)&lt;&gt;0);&quot;x&quot;;&quot;&quot;))">
            <text:p/>
          </table:table-cell>
          <table:table-cell table:style-name="ce9" table:formula="of:=IF(AND([.$B13]=WEEKNUM(TODAY();1);[.G$2]=WEEKDAY(TODAY());MOD(ROW();2)=0);&quot;✓&quot;;IF(AND([.$B13]=WEEKNUM(TODAY();1);[.G$2]=WEEKDAY(TODAY());MOD(ROW();2)&lt;&gt;0);&quot;x&quot;;&quot;&quot;))">
            <text:p/>
          </table:table-cell>
          <table:table-cell table:style-name="ce8" table:formula="of:=IF(AND([.$B13]=WEEKNUM(TODAY();1);[.H$2]=WEEKDAY(TODAY());MOD(ROW();2)=0);&quot;✓&quot;;IF(AND([.$B13]=WEEKNUM(TODAY();1);[.H$2]=WEEKDAY(TODAY());MOD(ROW();2)&lt;&gt;0);&quot;x&quot;;&quot;&quot;))">
            <text:p/>
          </table:table-cell>
          <table:table-cell table:style-name="ce9" table:formula="of:=IF(AND([.$B13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9/03/25 24 A Santa Ceia</text:p>
          </table:table-cell>
          <table:table-cell/>
          <table:table-cell table:number-columns-repeated="7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mar</text:p>
          </table:table-cell>
          <table:table-cell table:style-name="ce3" office:value-type="float" office:value="12" calcext:value-type="float">
            <text:p>12</text:p>
          </table:table-cell>
          <table:table-cell table:style-name="ce5" table:formula="of:=IF(AND([.$B14]=WEEKNUM(TODAY();1);[.C$2]=WEEKDAY(TODAY());MOD(ROW();2)=0);&quot;✓&quot;;IF(AND([.$B14]=WEEKNUM(TODAY();1);[.C$2]=WEEKDAY(TODAY());MOD(ROW();2)&lt;&gt;0);&quot;x&quot;;&quot;&quot;))">
            <text:p/>
          </table:table-cell>
          <table:table-cell table:style-name="ce8" table:formula="of:=IF(AND([.$B14]=WEEKNUM(TODAY();1);[.D$2]=WEEKDAY(TODAY());MOD(ROW();2)=0);&quot;✓&quot;;IF(AND([.$B14]=WEEKNUM(TODAY();1);[.D$2]=WEEKDAY(TODAY());MOD(ROW();2)&lt;&gt;0);&quot;x&quot;;&quot;&quot;))">
            <text:p/>
          </table:table-cell>
          <table:table-cell table:style-name="ce9" table:formula="of:=IF(AND([.$B14]=WEEKNUM(TODAY();1);[.E$2]=WEEKDAY(TODAY());MOD(ROW();2)=0);&quot;✓&quot;;IF(AND([.$B14]=WEEKNUM(TODAY();1);[.E$2]=WEEKDAY(TODAY());MOD(ROW();2)&lt;&gt;0);&quot;x&quot;;&quot;&quot;))">
            <text:p/>
          </table:table-cell>
          <table:table-cell table:style-name="ce8" table:formula="of:=IF(AND([.$B14]=WEEKNUM(TODAY();1);[.F$2]=WEEKDAY(TODAY());MOD(ROW();2)=0);&quot;✓&quot;;IF(AND([.$B14]=WEEKNUM(TODAY();1);[.F$2]=WEEKDAY(TODAY());MOD(ROW();2)&lt;&gt;0);&quot;x&quot;;&quot;&quot;))">
            <text:p/>
          </table:table-cell>
          <table:table-cell table:style-name="ce9" table:formula="of:=IF(AND([.$B14]=WEEKNUM(TODAY();1);[.G$2]=WEEKDAY(TODAY());MOD(ROW();2)=0);&quot;✓&quot;;IF(AND([.$B14]=WEEKNUM(TODAY();1);[.G$2]=WEEKDAY(TODAY());MOD(ROW();2)&lt;&gt;0);&quot;x&quot;;&quot;&quot;))">
            <text:p/>
          </table:table-cell>
          <table:table-cell table:style-name="ce8" table:formula="of:=IF(AND([.$B14]=WEEKNUM(TODAY();1);[.H$2]=WEEKDAY(TODAY());MOD(ROW();2)=0);&quot;✓&quot;;IF(AND([.$B14]=WEEKNUM(TODAY();1);[.H$2]=WEEKDAY(TODAY());MOD(ROW();2)&lt;&gt;0);&quot;x&quot;;&quot;&quot;))">
            <text:p/>
          </table:table-cell>
          <table:table-cell table:style-name="ce9" table:formula="of:=IF(AND([.$B14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6/03/25 25 Do governo da Igreja <text:s/>(pr. Dante)</text:p>
          </table:table-cell>
          <table:table-cell/>
          <table:table-cell table:number-columns-repeated="3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mar</text:p>
          </table:table-cell>
          <table:table-cell table:style-name="ce3" office:value-type="float" office:value="13" calcext:value-type="float">
            <text:p>13</text:p>
          </table:table-cell>
          <table:table-cell table:style-name="ce5" table:formula="of:=IF(AND([.$B15]=WEEKNUM(TODAY();1);[.C$2]=WEEKDAY(TODAY());MOD(ROW();2)=0);&quot;✓&quot;;IF(AND([.$B15]=WEEKNUM(TODAY();1);[.C$2]=WEEKDAY(TODAY());MOD(ROW();2)&lt;&gt;0);&quot;x&quot;;&quot;&quot;))">
            <text:p/>
          </table:table-cell>
          <table:table-cell table:style-name="ce8" table:formula="of:=IF(AND([.$B15]=WEEKNUM(TODAY();1);[.D$2]=WEEKDAY(TODAY());MOD(ROW();2)=0);&quot;✓&quot;;IF(AND([.$B15]=WEEKNUM(TODAY();1);[.D$2]=WEEKDAY(TODAY());MOD(ROW();2)&lt;&gt;0);&quot;x&quot;;&quot;&quot;))">
            <text:p/>
          </table:table-cell>
          <table:table-cell table:style-name="ce9" table:formula="of:=IF(AND([.$B15]=WEEKNUM(TODAY();1);[.E$2]=WEEKDAY(TODAY());MOD(ROW();2)=0);&quot;✓&quot;;IF(AND([.$B15]=WEEKNUM(TODAY();1);[.E$2]=WEEKDAY(TODAY());MOD(ROW();2)&lt;&gt;0);&quot;x&quot;;&quot;&quot;))">
            <text:p/>
          </table:table-cell>
          <table:table-cell table:style-name="ce8" table:formula="of:=IF(AND([.$B15]=WEEKNUM(TODAY();1);[.F$2]=WEEKDAY(TODAY());MOD(ROW();2)=0);&quot;✓&quot;;IF(AND([.$B15]=WEEKNUM(TODAY();1);[.F$2]=WEEKDAY(TODAY());MOD(ROW();2)&lt;&gt;0);&quot;x&quot;;&quot;&quot;))">
            <text:p/>
          </table:table-cell>
          <table:table-cell table:style-name="ce9" table:formula="of:=IF(AND([.$B15]=WEEKNUM(TODAY();1);[.G$2]=WEEKDAY(TODAY());MOD(ROW();2)=0);&quot;✓&quot;;IF(AND([.$B15]=WEEKNUM(TODAY();1);[.G$2]=WEEKDAY(TODAY());MOD(ROW();2)&lt;&gt;0);&quot;x&quot;;&quot;&quot;))">
            <text:p/>
          </table:table-cell>
          <table:table-cell table:style-name="ce8" table:formula="of:=IF(AND([.$B15]=WEEKNUM(TODAY();1);[.H$2]=WEEKDAY(TODAY());MOD(ROW();2)=0);&quot;✓&quot;;IF(AND([.$B15]=WEEKNUM(TODAY();1);[.H$2]=WEEKDAY(TODAY());MOD(ROW();2)&lt;&gt;0);&quot;x&quot;;&quot;&quot;))">
            <text:p/>
          </table:table-cell>
          <table:table-cell table:style-name="ce9" table:formula="of:=IF(AND([.$B15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3/03/25 x Aula conjunta</text:p>
          </table:table-cell>
          <table:table-cell table:number-columns-repeated="4"/>
          <table:table-cell table:style-name="ce4" table:number-columns-repeated="4"/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mar/abr</text:p>
          </table:table-cell>
          <table:table-cell table:style-name="ce3" office:value-type="float" office:value="14" calcext:value-type="float">
            <text:p>14</text:p>
          </table:table-cell>
          <table:table-cell table:style-name="ce5" table:formula="of:=IF(AND([.$B16]=WEEKNUM(TODAY();1);[.C$2]=WEEKDAY(TODAY());MOD(ROW();2)=0);&quot;✓&quot;;IF(AND([.$B16]=WEEKNUM(TODAY();1);[.C$2]=WEEKDAY(TODAY());MOD(ROW();2)&lt;&gt;0);&quot;x&quot;;&quot;&quot;))">
            <text:p/>
          </table:table-cell>
          <table:table-cell table:style-name="ce8" table:formula="of:=IF(AND([.$B16]=WEEKNUM(TODAY();1);[.D$2]=WEEKDAY(TODAY());MOD(ROW();2)=0);&quot;✓&quot;;IF(AND([.$B16]=WEEKNUM(TODAY();1);[.D$2]=WEEKDAY(TODAY());MOD(ROW();2)&lt;&gt;0);&quot;x&quot;;&quot;&quot;))">
            <text:p/>
          </table:table-cell>
          <table:table-cell table:style-name="ce9" table:formula="of:=IF(AND([.$B16]=WEEKNUM(TODAY();1);[.E$2]=WEEKDAY(TODAY());MOD(ROW();2)=0);&quot;✓&quot;;IF(AND([.$B16]=WEEKNUM(TODAY();1);[.E$2]=WEEKDAY(TODAY());MOD(ROW();2)&lt;&gt;0);&quot;x&quot;;&quot;&quot;))">
            <text:p/>
          </table:table-cell>
          <table:table-cell table:style-name="ce8" table:formula="of:=IF(AND([.$B16]=WEEKNUM(TODAY();1);[.F$2]=WEEKDAY(TODAY());MOD(ROW();2)=0);&quot;✓&quot;;IF(AND([.$B16]=WEEKNUM(TODAY();1);[.F$2]=WEEKDAY(TODAY());MOD(ROW();2)&lt;&gt;0);&quot;x&quot;;&quot;&quot;))">
            <text:p/>
          </table:table-cell>
          <table:table-cell table:style-name="ce9" table:formula="of:=IF(AND([.$B16]=WEEKNUM(TODAY();1);[.G$2]=WEEKDAY(TODAY());MOD(ROW();2)=0);&quot;✓&quot;;IF(AND([.$B16]=WEEKNUM(TODAY();1);[.G$2]=WEEKDAY(TODAY());MOD(ROW();2)&lt;&gt;0);&quot;x&quot;;&quot;&quot;))">
            <text:p/>
          </table:table-cell>
          <table:table-cell table:style-name="ce8" table:formula="of:=IF(AND([.$B16]=WEEKNUM(TODAY();1);[.H$2]=WEEKDAY(TODAY());MOD(ROW();2)=0);&quot;✓&quot;;IF(AND([.$B16]=WEEKNUM(TODAY();1);[.H$2]=WEEKDAY(TODAY());MOD(ROW();2)&lt;&gt;0);&quot;x&quot;;&quot;&quot;))">
            <text:p/>
          </table:table-cell>
          <table:table-cell table:style-name="ce9" table:formula="of:=IF(AND([.$B16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30/03/25 26 Do dízimo e da mordomia cristã</text:p>
          </table:table-cell>
          <table:table-cell/>
          <table:table-cell table:number-columns-repeated="2" table:style-name="ce1" office:value-type="string" calcext:value-type="string">
            <text:p>p</text:p>
          </table:table-cell>
          <table:table-cell table:style-name="ce1" office:value-type="string" calcext:value-type="string">
            <text:p>f</text:p>
          </table:table-cell>
          <table:table-cell table:number-columns-repeated="5"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abr</text:p>
          </table:table-cell>
          <table:table-cell table:style-name="ce3" office:value-type="float" office:value="15" calcext:value-type="float">
            <text:p>15</text:p>
          </table:table-cell>
          <table:table-cell table:style-name="ce5" table:formula="of:=IF(AND([.$B17]=WEEKNUM(TODAY();1);[.C$2]=WEEKDAY(TODAY());MOD(ROW();2)=0);&quot;✓&quot;;IF(AND([.$B17]=WEEKNUM(TODAY();1);[.C$2]=WEEKDAY(TODAY());MOD(ROW();2)&lt;&gt;0);&quot;x&quot;;&quot;&quot;))">
            <text:p/>
          </table:table-cell>
          <table:table-cell table:style-name="ce8" table:formula="of:=IF(AND([.$B17]=WEEKNUM(TODAY();1);[.D$2]=WEEKDAY(TODAY());MOD(ROW();2)=0);&quot;✓&quot;;IF(AND([.$B17]=WEEKNUM(TODAY();1);[.D$2]=WEEKDAY(TODAY());MOD(ROW();2)&lt;&gt;0);&quot;x&quot;;&quot;&quot;))">
            <text:p/>
          </table:table-cell>
          <table:table-cell table:style-name="ce9" table:formula="of:=IF(AND([.$B17]=WEEKNUM(TODAY();1);[.E$2]=WEEKDAY(TODAY());MOD(ROW();2)=0);&quot;✓&quot;;IF(AND([.$B17]=WEEKNUM(TODAY();1);[.E$2]=WEEKDAY(TODAY());MOD(ROW();2)&lt;&gt;0);&quot;x&quot;;&quot;&quot;))">
            <text:p/>
          </table:table-cell>
          <table:table-cell table:style-name="ce8" table:formula="of:=IF(AND([.$B17]=WEEKNUM(TODAY();1);[.F$2]=WEEKDAY(TODAY());MOD(ROW();2)=0);&quot;✓&quot;;IF(AND([.$B17]=WEEKNUM(TODAY();1);[.F$2]=WEEKDAY(TODAY());MOD(ROW();2)&lt;&gt;0);&quot;x&quot;;&quot;&quot;))">
            <text:p/>
          </table:table-cell>
          <table:table-cell table:style-name="ce9" table:formula="of:=IF(AND([.$B17]=WEEKNUM(TODAY();1);[.G$2]=WEEKDAY(TODAY());MOD(ROW();2)=0);&quot;✓&quot;;IF(AND([.$B17]=WEEKNUM(TODAY();1);[.G$2]=WEEKDAY(TODAY());MOD(ROW();2)&lt;&gt;0);&quot;x&quot;;&quot;&quot;))">
            <text:p/>
          </table:table-cell>
          <table:table-cell table:style-name="ce8" table:formula="of:=IF(AND([.$B17]=WEEKNUM(TODAY();1);[.H$2]=WEEKDAY(TODAY());MOD(ROW();2)=0);&quot;✓&quot;;IF(AND([.$B17]=WEEKNUM(TODAY();1);[.H$2]=WEEKDAY(TODAY());MOD(ROW();2)&lt;&gt;0);&quot;x&quot;;&quot;&quot;))">
            <text:p/>
          </table:table-cell>
          <table:table-cell table:style-name="ce9" table:formula="of:=IF(AND([.$B17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6/04/25 27 Da disciplina eclesiástica</text:p>
          </table:table-cell>
          <table:table-cell/>
          <table:table-cell table:number-columns-repeated="3" table:style-name="ce1" office:value-type="string" calcext:value-type="string">
            <text:p>p</text:p>
          </table:table-cell>
          <table:table-cell table:number-columns-repeated="6" table:style-name="ce4" office:value-type="string" calcext:value-type="string">
            <text:p>p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abr</text:p>
          </table:table-cell>
          <table:table-cell table:style-name="ce3" office:value-type="float" office:value="16" calcext:value-type="float">
            <text:p>16</text:p>
          </table:table-cell>
          <table:table-cell table:style-name="ce5" table:formula="of:=IF(AND([.$B18]=WEEKNUM(TODAY();1);[.C$2]=WEEKDAY(TODAY());MOD(ROW();2)=0);&quot;✓&quot;;IF(AND([.$B18]=WEEKNUM(TODAY();1);[.C$2]=WEEKDAY(TODAY());MOD(ROW();2)&lt;&gt;0);&quot;x&quot;;&quot;&quot;))">
            <text:p/>
          </table:table-cell>
          <table:table-cell table:style-name="ce8" table:formula="of:=IF(AND([.$B18]=WEEKNUM(TODAY();1);[.D$2]=WEEKDAY(TODAY());MOD(ROW();2)=0);&quot;✓&quot;;IF(AND([.$B18]=WEEKNUM(TODAY();1);[.D$2]=WEEKDAY(TODAY());MOD(ROW();2)&lt;&gt;0);&quot;x&quot;;&quot;&quot;))">
            <text:p/>
          </table:table-cell>
          <table:table-cell table:style-name="ce9" table:formula="of:=IF(AND([.$B18]=WEEKNUM(TODAY();1);[.E$2]=WEEKDAY(TODAY());MOD(ROW();2)=0);&quot;✓&quot;;IF(AND([.$B18]=WEEKNUM(TODAY();1);[.E$2]=WEEKDAY(TODAY());MOD(ROW();2)&lt;&gt;0);&quot;x&quot;;&quot;&quot;))">
            <text:p/>
          </table:table-cell>
          <table:table-cell table:style-name="ce8" table:formula="of:=IF(AND([.$B18]=WEEKNUM(TODAY();1);[.F$2]=WEEKDAY(TODAY());MOD(ROW();2)=0);&quot;✓&quot;;IF(AND([.$B18]=WEEKNUM(TODAY();1);[.F$2]=WEEKDAY(TODAY());MOD(ROW();2)&lt;&gt;0);&quot;x&quot;;&quot;&quot;))">
            <text:p/>
          </table:table-cell>
          <table:table-cell table:style-name="ce9" table:formula="of:=IF(AND([.$B18]=WEEKNUM(TODAY();1);[.G$2]=WEEKDAY(TODAY());MOD(ROW();2)=0);&quot;✓&quot;;IF(AND([.$B18]=WEEKNUM(TODAY();1);[.G$2]=WEEKDAY(TODAY());MOD(ROW();2)&lt;&gt;0);&quot;x&quot;;&quot;&quot;))">
            <text:p/>
          </table:table-cell>
          <table:table-cell table:style-name="ce8" table:formula="of:=IF(AND([.$B18]=WEEKNUM(TODAY();1);[.H$2]=WEEKDAY(TODAY());MOD(ROW();2)=0);&quot;✓&quot;;IF(AND([.$B18]=WEEKNUM(TODAY();1);[.H$2]=WEEKDAY(TODAY());MOD(ROW();2)&lt;&gt;0);&quot;x&quot;;&quot;&quot;))">
            <text:p/>
          </table:table-cell>
          <table:table-cell table:style-name="ce9" table:formula="of:=IF(AND([.$B18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3/04/25 x ( *)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f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string" calcext:value-type="string">
            <text:p>f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abr</text:p>
          </table:table-cell>
          <table:table-cell table:style-name="ce3" office:value-type="float" office:value="17" calcext:value-type="float">
            <text:p>17</text:p>
          </table:table-cell>
          <table:table-cell table:style-name="ce5" table:formula="of:=IF(AND([.$B19]=WEEKNUM(TODAY();1);[.C$2]=WEEKDAY(TODAY());MOD(ROW();2)=0);&quot;✓&quot;;IF(AND([.$B19]=WEEKNUM(TODAY();1);[.C$2]=WEEKDAY(TODAY());MOD(ROW();2)&lt;&gt;0);&quot;x&quot;;&quot;&quot;))">
            <text:p/>
          </table:table-cell>
          <table:table-cell table:style-name="ce8" table:formula="of:=IF(AND([.$B19]=WEEKNUM(TODAY();1);[.D$2]=WEEKDAY(TODAY());MOD(ROW();2)=0);&quot;✓&quot;;IF(AND([.$B19]=WEEKNUM(TODAY();1);[.D$2]=WEEKDAY(TODAY());MOD(ROW();2)&lt;&gt;0);&quot;x&quot;;&quot;&quot;))">
            <text:p/>
          </table:table-cell>
          <table:table-cell table:style-name="ce9" table:formula="of:=IF(AND([.$B19]=WEEKNUM(TODAY();1);[.E$2]=WEEKDAY(TODAY());MOD(ROW();2)=0);&quot;✓&quot;;IF(AND([.$B19]=WEEKNUM(TODAY();1);[.E$2]=WEEKDAY(TODAY());MOD(ROW();2)&lt;&gt;0);&quot;x&quot;;&quot;&quot;))">
            <text:p/>
          </table:table-cell>
          <table:table-cell table:style-name="ce8" table:formula="of:=IF(AND([.$B19]=WEEKNUM(TODAY();1);[.F$2]=WEEKDAY(TODAY());MOD(ROW();2)=0);&quot;✓&quot;;IF(AND([.$B19]=WEEKNUM(TODAY();1);[.F$2]=WEEKDAY(TODAY());MOD(ROW();2)&lt;&gt;0);&quot;x&quot;;&quot;&quot;))">
            <text:p/>
          </table:table-cell>
          <table:table-cell table:style-name="ce9" table:formula="of:=IF(AND([.$B19]=WEEKNUM(TODAY();1);[.G$2]=WEEKDAY(TODAY());MOD(ROW();2)=0);&quot;✓&quot;;IF(AND([.$B19]=WEEKNUM(TODAY();1);[.G$2]=WEEKDAY(TODAY());MOD(ROW();2)&lt;&gt;0);&quot;x&quot;;&quot;&quot;))">
            <text:p/>
          </table:table-cell>
          <table:table-cell table:style-name="ce8" table:formula="of:=IF(AND([.$B19]=WEEKNUM(TODAY();1);[.H$2]=WEEKDAY(TODAY());MOD(ROW();2)=0);&quot;✓&quot;;IF(AND([.$B19]=WEEKNUM(TODAY();1);[.H$2]=WEEKDAY(TODAY());MOD(ROW();2)&lt;&gt;0);&quot;x&quot;;&quot;&quot;))">
            <text:p/>
          </table:table-cell>
          <table:table-cell table:style-name="ce9" table:formula="of:=IF(AND([.$B19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0/04/25 x Domingo de Páscoa</text:p>
          </table:table-cell>
          <table:table-cell table:number-columns-repeated="4"/>
          <table:table-cell table:style-name="ce4" table:number-columns-repeated="6"/>
          <table:table-cell table:number-columns-repeated="1003"/>
        </table:table-row>
        <table:table-row table:style-name="ro2">
          <table:table-cell table:style-name="ce1" office:value-type="string" calcext:value-type="string">
            <text:p>abr/mai</text:p>
          </table:table-cell>
          <table:table-cell table:style-name="ce3" office:value-type="float" office:value="18" calcext:value-type="float">
            <text:p>18</text:p>
          </table:table-cell>
          <table:table-cell table:style-name="ce5" table:formula="of:=IF(AND([.$B20]=WEEKNUM(TODAY();1);[.C$2]=WEEKDAY(TODAY());MOD(ROW();2)=0);&quot;✓&quot;;IF(AND([.$B20]=WEEKNUM(TODAY();1);[.C$2]=WEEKDAY(TODAY());MOD(ROW();2)&lt;&gt;0);&quot;x&quot;;&quot;&quot;))">
            <text:p/>
          </table:table-cell>
          <table:table-cell table:style-name="ce8" table:formula="of:=IF(AND([.$B20]=WEEKNUM(TODAY();1);[.D$2]=WEEKDAY(TODAY());MOD(ROW();2)=0);&quot;✓&quot;;IF(AND([.$B20]=WEEKNUM(TODAY();1);[.D$2]=WEEKDAY(TODAY());MOD(ROW();2)&lt;&gt;0);&quot;x&quot;;&quot;&quot;))">
            <text:p/>
          </table:table-cell>
          <table:table-cell table:style-name="ce9" table:formula="of:=IF(AND([.$B20]=WEEKNUM(TODAY();1);[.E$2]=WEEKDAY(TODAY());MOD(ROW();2)=0);&quot;✓&quot;;IF(AND([.$B20]=WEEKNUM(TODAY();1);[.E$2]=WEEKDAY(TODAY());MOD(ROW();2)&lt;&gt;0);&quot;x&quot;;&quot;&quot;))">
            <text:p/>
          </table:table-cell>
          <table:table-cell table:style-name="ce8" table:formula="of:=IF(AND([.$B20]=WEEKNUM(TODAY();1);[.F$2]=WEEKDAY(TODAY());MOD(ROW();2)=0);&quot;✓&quot;;IF(AND([.$B20]=WEEKNUM(TODAY();1);[.F$2]=WEEKDAY(TODAY());MOD(ROW();2)&lt;&gt;0);&quot;x&quot;;&quot;&quot;))">
            <text:p/>
          </table:table-cell>
          <table:table-cell table:style-name="ce9" table:formula="of:=IF(AND([.$B20]=WEEKNUM(TODAY();1);[.G$2]=WEEKDAY(TODAY());MOD(ROW();2)=0);&quot;✓&quot;;IF(AND([.$B20]=WEEKNUM(TODAY();1);[.G$2]=WEEKDAY(TODAY());MOD(ROW();2)&lt;&gt;0);&quot;x&quot;;&quot;&quot;))">
            <text:p/>
          </table:table-cell>
          <table:table-cell table:style-name="ce8" table:formula="of:=IF(AND([.$B20]=WEEKNUM(TODAY();1);[.H$2]=WEEKDAY(TODAY());MOD(ROW();2)=0);&quot;✓&quot;;IF(AND([.$B20]=WEEKNUM(TODAY();1);[.H$2]=WEEKDAY(TODAY());MOD(ROW();2)&lt;&gt;0);&quot;x&quot;;&quot;&quot;))">
            <text:p/>
          </table:table-cell>
          <table:table-cell table:style-name="ce9" table:formula="of:=IF(AND([.$B20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7/04/25 x Acampamento 60 anos</text:p>
          </table:table-cell>
          <table:table-cell table:number-columns-repeated="8"/>
          <table:table-cell table:style-name="ce4" table:number-columns-repeated="2"/>
          <table:table-cell table:number-columns-repeated="1003"/>
        </table:table-row>
        <table:table-row table:style-name="ro2">
          <table:table-cell table:style-name="ce1" office:value-type="string" calcext:value-type="string">
            <text:p>mai</text:p>
          </table:table-cell>
          <table:table-cell table:style-name="ce3" office:value-type="float" office:value="19" calcext:value-type="float">
            <text:p>19</text:p>
          </table:table-cell>
          <table:table-cell table:style-name="ce5" table:formula="of:=IF(AND([.$B21]=WEEKNUM(TODAY();1);[.C$2]=WEEKDAY(TODAY());MOD(ROW();2)=0);&quot;✓&quot;;IF(AND([.$B21]=WEEKNUM(TODAY();1);[.C$2]=WEEKDAY(TODAY());MOD(ROW();2)&lt;&gt;0);&quot;x&quot;;&quot;&quot;))">
            <text:p/>
          </table:table-cell>
          <table:table-cell table:style-name="ce8" table:formula="of:=IF(AND([.$B21]=WEEKNUM(TODAY();1);[.D$2]=WEEKDAY(TODAY());MOD(ROW();2)=0);&quot;✓&quot;;IF(AND([.$B21]=WEEKNUM(TODAY();1);[.D$2]=WEEKDAY(TODAY());MOD(ROW();2)&lt;&gt;0);&quot;x&quot;;&quot;&quot;))">
            <text:p/>
          </table:table-cell>
          <table:table-cell table:style-name="ce9" table:formula="of:=IF(AND([.$B21]=WEEKNUM(TODAY();1);[.E$2]=WEEKDAY(TODAY());MOD(ROW();2)=0);&quot;✓&quot;;IF(AND([.$B21]=WEEKNUM(TODAY();1);[.E$2]=WEEKDAY(TODAY());MOD(ROW();2)&lt;&gt;0);&quot;x&quot;;&quot;&quot;))">
            <text:p/>
          </table:table-cell>
          <table:table-cell table:style-name="ce8" table:formula="of:=IF(AND([.$B21]=WEEKNUM(TODAY();1);[.F$2]=WEEKDAY(TODAY());MOD(ROW();2)=0);&quot;✓&quot;;IF(AND([.$B21]=WEEKNUM(TODAY();1);[.F$2]=WEEKDAY(TODAY());MOD(ROW();2)&lt;&gt;0);&quot;x&quot;;&quot;&quot;))">
            <text:p/>
          </table:table-cell>
          <table:table-cell table:style-name="ce9" table:formula="of:=IF(AND([.$B21]=WEEKNUM(TODAY();1);[.G$2]=WEEKDAY(TODAY());MOD(ROW();2)=0);&quot;✓&quot;;IF(AND([.$B21]=WEEKNUM(TODAY();1);[.G$2]=WEEKDAY(TODAY());MOD(ROW();2)&lt;&gt;0);&quot;x&quot;;&quot;&quot;))">
            <text:p/>
          </table:table-cell>
          <table:table-cell table:style-name="ce8" table:formula="of:=IF(AND([.$B21]=WEEKNUM(TODAY();1);[.H$2]=WEEKDAY(TODAY());MOD(ROW();2)=0);&quot;✓&quot;;IF(AND([.$B21]=WEEKNUM(TODAY();1);[.H$2]=WEEKDAY(TODAY());MOD(ROW();2)&lt;&gt;0);&quot;x&quot;;&quot;&quot;))">
            <text:p/>
          </table:table-cell>
          <table:table-cell table:style-name="ce9" table:formula="of:=IF(AND([.$B21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4/05/25 1 Da pública profissão de fé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p</text:p>
          </table:table-cell>
          <table:table-cell table:style-name="ce4"/>
          <table:table-cell table:number-columns-repeated="3" table:style-name="ce4" office:value-type="string" calcext:value-type="string">
            <text:p>p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mai</text:p>
          </table:table-cell>
          <table:table-cell table:style-name="ce3" office:value-type="float" office:value="20" calcext:value-type="float">
            <text:p>20</text:p>
          </table:table-cell>
          <table:table-cell table:style-name="ce5" table:formula="of:=IF(AND([.$B22]=WEEKNUM(TODAY();1);[.C$2]=WEEKDAY(TODAY());MOD(ROW();2)=0);&quot;✓&quot;;IF(AND([.$B22]=WEEKNUM(TODAY();1);[.C$2]=WEEKDAY(TODAY());MOD(ROW();2)&lt;&gt;0);&quot;x&quot;;&quot;&quot;))">
            <text:p/>
          </table:table-cell>
          <table:table-cell table:style-name="ce8" table:formula="of:=IF(AND([.$B22]=WEEKNUM(TODAY();1);[.D$2]=WEEKDAY(TODAY());MOD(ROW();2)=0);&quot;✓&quot;;IF(AND([.$B22]=WEEKNUM(TODAY();1);[.D$2]=WEEKDAY(TODAY());MOD(ROW();2)&lt;&gt;0);&quot;x&quot;;&quot;&quot;))">
            <text:p/>
          </table:table-cell>
          <table:table-cell table:style-name="ce9" table:formula="of:=IF(AND([.$B22]=WEEKNUM(TODAY();1);[.E$2]=WEEKDAY(TODAY());MOD(ROW();2)=0);&quot;✓&quot;;IF(AND([.$B22]=WEEKNUM(TODAY();1);[.E$2]=WEEKDAY(TODAY());MOD(ROW();2)&lt;&gt;0);&quot;x&quot;;&quot;&quot;))">
            <text:p/>
          </table:table-cell>
          <table:table-cell table:style-name="ce8" table:formula="of:=IF(AND([.$B22]=WEEKNUM(TODAY();1);[.F$2]=WEEKDAY(TODAY());MOD(ROW();2)=0);&quot;✓&quot;;IF(AND([.$B22]=WEEKNUM(TODAY();1);[.F$2]=WEEKDAY(TODAY());MOD(ROW();2)&lt;&gt;0);&quot;x&quot;;&quot;&quot;))">
            <text:p/>
          </table:table-cell>
          <table:table-cell table:style-name="ce9" table:formula="of:=IF(AND([.$B22]=WEEKNUM(TODAY();1);[.G$2]=WEEKDAY(TODAY());MOD(ROW();2)=0);&quot;✓&quot;;IF(AND([.$B22]=WEEKNUM(TODAY();1);[.G$2]=WEEKDAY(TODAY());MOD(ROW();2)&lt;&gt;0);&quot;x&quot;;&quot;&quot;))">
            <text:p/>
          </table:table-cell>
          <table:table-cell table:style-name="ce8" table:formula="of:=IF(AND([.$B22]=WEEKNUM(TODAY();1);[.H$2]=WEEKDAY(TODAY());MOD(ROW();2)=0);&quot;✓&quot;;IF(AND([.$B22]=WEEKNUM(TODAY();1);[.H$2]=WEEKDAY(TODAY());MOD(ROW();2)&lt;&gt;0);&quot;x&quot;;&quot;&quot;))">
            <text:p/>
          </table:table-cell>
          <table:table-cell table:style-name="ce9" table:formula="of:=IF(AND([.$B22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1/05/25 2 Das sagradas Escrituras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number-columns-repeated="5"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jun</text:p>
          </table:table-cell>
          <table:table-cell table:style-name="ce3" office:value-type="float" office:value="21" calcext:value-type="float">
            <text:p>21</text:p>
          </table:table-cell>
          <table:table-cell table:style-name="ce5" table:formula="of:=IF(AND([.$B23]=WEEKNUM(TODAY();1);[.C$2]=WEEKDAY(TODAY());MOD(ROW();2)=0);&quot;✓&quot;;IF(AND([.$B23]=WEEKNUM(TODAY();1);[.C$2]=WEEKDAY(TODAY());MOD(ROW();2)&lt;&gt;0);&quot;x&quot;;&quot;&quot;))">
            <text:p/>
          </table:table-cell>
          <table:table-cell table:style-name="ce8" table:formula="of:=IF(AND([.$B23]=WEEKNUM(TODAY();1);[.D$2]=WEEKDAY(TODAY());MOD(ROW();2)=0);&quot;✓&quot;;IF(AND([.$B23]=WEEKNUM(TODAY();1);[.D$2]=WEEKDAY(TODAY());MOD(ROW();2)&lt;&gt;0);&quot;x&quot;;&quot;&quot;))">
            <text:p/>
          </table:table-cell>
          <table:table-cell table:style-name="ce9" table:formula="of:=IF(AND([.$B23]=WEEKNUM(TODAY();1);[.E$2]=WEEKDAY(TODAY());MOD(ROW();2)=0);&quot;✓&quot;;IF(AND([.$B23]=WEEKNUM(TODAY();1);[.E$2]=WEEKDAY(TODAY());MOD(ROW();2)&lt;&gt;0);&quot;x&quot;;&quot;&quot;))">
            <text:p/>
          </table:table-cell>
          <table:table-cell table:style-name="ce8" table:formula="of:=IF(AND([.$B23]=WEEKNUM(TODAY();1);[.F$2]=WEEKDAY(TODAY());MOD(ROW();2)=0);&quot;✓&quot;;IF(AND([.$B23]=WEEKNUM(TODAY();1);[.F$2]=WEEKDAY(TODAY());MOD(ROW();2)&lt;&gt;0);&quot;x&quot;;&quot;&quot;))">
            <text:p/>
          </table:table-cell>
          <table:table-cell table:style-name="ce9" table:formula="of:=IF(AND([.$B23]=WEEKNUM(TODAY();1);[.G$2]=WEEKDAY(TODAY());MOD(ROW();2)=0);&quot;✓&quot;;IF(AND([.$B23]=WEEKNUM(TODAY();1);[.G$2]=WEEKDAY(TODAY());MOD(ROW();2)&lt;&gt;0);&quot;x&quot;;&quot;&quot;))">
            <text:p/>
          </table:table-cell>
          <table:table-cell table:style-name="ce8" table:formula="of:=IF(AND([.$B23]=WEEKNUM(TODAY();1);[.H$2]=WEEKDAY(TODAY());MOD(ROW();2)=0);&quot;✓&quot;;IF(AND([.$B23]=WEEKNUM(TODAY();1);[.H$2]=WEEKDAY(TODAY());MOD(ROW();2)&lt;&gt;0);&quot;x&quot;;&quot;&quot;))">
            <text:p/>
          </table:table-cell>
          <table:table-cell table:style-name="ce9" table:formula="of:=IF(AND([.$B23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8/05/25 x ( #)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jun</text:p>
          </table:table-cell>
          <table:table-cell table:style-name="ce3" office:value-type="float" office:value="22" calcext:value-type="float">
            <text:p>22</text:p>
          </table:table-cell>
          <table:table-cell table:style-name="ce5" table:formula="of:=IF(AND([.$B24]=WEEKNUM(TODAY();1);[.C$2]=WEEKDAY(TODAY());MOD(ROW();2)=0);&quot;✓&quot;;IF(AND([.$B24]=WEEKNUM(TODAY();1);[.C$2]=WEEKDAY(TODAY());MOD(ROW();2)&lt;&gt;0);&quot;x&quot;;&quot;&quot;))">
            <text:p/>
          </table:table-cell>
          <table:table-cell table:style-name="ce8" table:formula="of:=IF(AND([.$B24]=WEEKNUM(TODAY();1);[.D$2]=WEEKDAY(TODAY());MOD(ROW();2)=0);&quot;✓&quot;;IF(AND([.$B24]=WEEKNUM(TODAY();1);[.D$2]=WEEKDAY(TODAY());MOD(ROW();2)&lt;&gt;0);&quot;x&quot;;&quot;&quot;))">
            <text:p/>
          </table:table-cell>
          <table:table-cell table:style-name="ce9" table:formula="of:=IF(AND([.$B24]=WEEKNUM(TODAY();1);[.E$2]=WEEKDAY(TODAY());MOD(ROW();2)=0);&quot;✓&quot;;IF(AND([.$B24]=WEEKNUM(TODAY();1);[.E$2]=WEEKDAY(TODAY());MOD(ROW();2)&lt;&gt;0);&quot;x&quot;;&quot;&quot;))">
            <text:p/>
          </table:table-cell>
          <table:table-cell table:style-name="ce8" table:formula="of:=IF(AND([.$B24]=WEEKNUM(TODAY();1);[.F$2]=WEEKDAY(TODAY());MOD(ROW();2)=0);&quot;✓&quot;;IF(AND([.$B24]=WEEKNUM(TODAY();1);[.F$2]=WEEKDAY(TODAY());MOD(ROW();2)&lt;&gt;0);&quot;x&quot;;&quot;&quot;))">
            <text:p/>
          </table:table-cell>
          <table:table-cell table:style-name="ce9" table:formula="of:=IF(AND([.$B24]=WEEKNUM(TODAY();1);[.G$2]=WEEKDAY(TODAY());MOD(ROW();2)=0);&quot;✓&quot;;IF(AND([.$B24]=WEEKNUM(TODAY();1);[.G$2]=WEEKDAY(TODAY());MOD(ROW();2)&lt;&gt;0);&quot;x&quot;;&quot;&quot;))">
            <text:p/>
          </table:table-cell>
          <table:table-cell table:style-name="ce8" table:formula="of:=IF(AND([.$B24]=WEEKNUM(TODAY();1);[.H$2]=WEEKDAY(TODAY());MOD(ROW();2)=0);&quot;✓&quot;;IF(AND([.$B24]=WEEKNUM(TODAY();1);[.H$2]=WEEKDAY(TODAY());MOD(ROW();2)&lt;&gt;0);&quot;x&quot;;&quot;&quot;))">
            <text:p/>
          </table:table-cell>
          <table:table-cell table:style-name="ce9" table:formula="of:=IF(AND([.$B24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5/05/25 3 Da Trindade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number-columns-repeated="6" table:style-name="ce4" office:value-type="string" calcext:value-type="string">
            <text:p>p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jun</text:p>
          </table:table-cell>
          <table:table-cell table:style-name="ce3" office:value-type="float" office:value="23" calcext:value-type="float">
            <text:p>23</text:p>
          </table:table-cell>
          <table:table-cell table:style-name="ce5" table:formula="of:=IF(AND([.$B25]=WEEKNUM(TODAY();1);[.C$2]=WEEKDAY(TODAY());MOD(ROW();2)=0);&quot;✓&quot;;IF(AND([.$B25]=WEEKNUM(TODAY();1);[.C$2]=WEEKDAY(TODAY());MOD(ROW();2)&lt;&gt;0);&quot;x&quot;;&quot;&quot;))">
            <text:p/>
          </table:table-cell>
          <table:table-cell table:style-name="ce8" table:formula="of:=IF(AND([.$B25]=WEEKNUM(TODAY();1);[.D$2]=WEEKDAY(TODAY());MOD(ROW();2)=0);&quot;✓&quot;;IF(AND([.$B25]=WEEKNUM(TODAY();1);[.D$2]=WEEKDAY(TODAY());MOD(ROW();2)&lt;&gt;0);&quot;x&quot;;&quot;&quot;))">
            <text:p/>
          </table:table-cell>
          <table:table-cell table:style-name="ce9" table:formula="of:=IF(AND([.$B25]=WEEKNUM(TODAY();1);[.E$2]=WEEKDAY(TODAY());MOD(ROW();2)=0);&quot;✓&quot;;IF(AND([.$B25]=WEEKNUM(TODAY();1);[.E$2]=WEEKDAY(TODAY());MOD(ROW();2)&lt;&gt;0);&quot;x&quot;;&quot;&quot;))">
            <text:p/>
          </table:table-cell>
          <table:table-cell table:style-name="ce8" table:formula="of:=IF(AND([.$B25]=WEEKNUM(TODAY();1);[.F$2]=WEEKDAY(TODAY());MOD(ROW();2)=0);&quot;✓&quot;;IF(AND([.$B25]=WEEKNUM(TODAY();1);[.F$2]=WEEKDAY(TODAY());MOD(ROW();2)&lt;&gt;0);&quot;x&quot;;&quot;&quot;))">
            <text:p/>
          </table:table-cell>
          <table:table-cell table:style-name="ce9" table:formula="of:=IF(AND([.$B25]=WEEKNUM(TODAY();1);[.G$2]=WEEKDAY(TODAY());MOD(ROW();2)=0);&quot;✓&quot;;IF(AND([.$B25]=WEEKNUM(TODAY();1);[.G$2]=WEEKDAY(TODAY());MOD(ROW();2)&lt;&gt;0);&quot;x&quot;;&quot;&quot;))">
            <text:p/>
          </table:table-cell>
          <table:table-cell table:style-name="ce8" table:formula="of:=IF(AND([.$B25]=WEEKNUM(TODAY();1);[.H$2]=WEEKDAY(TODAY());MOD(ROW();2)=0);&quot;✓&quot;;IF(AND([.$B25]=WEEKNUM(TODAY();1);[.H$2]=WEEKDAY(TODAY());MOD(ROW();2)&lt;&gt;0);&quot;x&quot;;&quot;&quot;))">
            <text:p/>
          </table:table-cell>
          <table:table-cell table:style-name="ce9" table:formula="of:=IF(AND([.$B25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1/06/25 4 A existência de Deus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3"/>
        </table:table-row>
        <table:table-row table:style-name="ro2">
          <table:table-cell table:style-name="ce1" office:value-type="string" calcext:value-type="string">
            <text:p>jun</text:p>
          </table:table-cell>
          <table:table-cell table:style-name="ce3" office:value-type="float" office:value="24" calcext:value-type="float">
            <text:p>24</text:p>
          </table:table-cell>
          <table:table-cell table:style-name="ce5" table:formula="of:=IF(AND([.$B26]=WEEKNUM(TODAY();1);[.C$2]=WEEKDAY(TODAY());MOD(ROW();2)=0);&quot;✓&quot;;IF(AND([.$B26]=WEEKNUM(TODAY();1);[.C$2]=WEEKDAY(TODAY());MOD(ROW();2)&lt;&gt;0);&quot;x&quot;;&quot;&quot;))">
            <text:p/>
          </table:table-cell>
          <table:table-cell table:style-name="ce8" table:formula="of:=IF(AND([.$B26]=WEEKNUM(TODAY();1);[.D$2]=WEEKDAY(TODAY());MOD(ROW();2)=0);&quot;✓&quot;;IF(AND([.$B26]=WEEKNUM(TODAY();1);[.D$2]=WEEKDAY(TODAY());MOD(ROW();2)&lt;&gt;0);&quot;x&quot;;&quot;&quot;))">
            <text:p/>
          </table:table-cell>
          <table:table-cell table:style-name="ce9" table:formula="of:=IF(AND([.$B26]=WEEKNUM(TODAY();1);[.E$2]=WEEKDAY(TODAY());MOD(ROW();2)=0);&quot;✓&quot;;IF(AND([.$B26]=WEEKNUM(TODAY();1);[.E$2]=WEEKDAY(TODAY());MOD(ROW();2)&lt;&gt;0);&quot;x&quot;;&quot;&quot;))">
            <text:p/>
          </table:table-cell>
          <table:table-cell table:style-name="ce8" table:formula="of:=IF(AND([.$B26]=WEEKNUM(TODAY();1);[.F$2]=WEEKDAY(TODAY());MOD(ROW();2)=0);&quot;✓&quot;;IF(AND([.$B26]=WEEKNUM(TODAY();1);[.F$2]=WEEKDAY(TODAY());MOD(ROW();2)&lt;&gt;0);&quot;x&quot;;&quot;&quot;))">
            <text:p/>
          </table:table-cell>
          <table:table-cell table:style-name="ce9" table:formula="of:=IF(AND([.$B26]=WEEKNUM(TODAY();1);[.G$2]=WEEKDAY(TODAY());MOD(ROW();2)=0);&quot;✓&quot;;IF(AND([.$B26]=WEEKNUM(TODAY();1);[.G$2]=WEEKDAY(TODAY());MOD(ROW();2)&lt;&gt;0);&quot;x&quot;;&quot;&quot;))">
            <text:p/>
          </table:table-cell>
          <table:table-cell table:style-name="ce8" table:formula="of:=IF(AND([.$B26]=WEEKNUM(TODAY();1);[.H$2]=WEEKDAY(TODAY());MOD(ROW();2)=0);&quot;✓&quot;;IF(AND([.$B26]=WEEKNUM(TODAY();1);[.H$2]=WEEKDAY(TODAY());MOD(ROW();2)&lt;&gt;0);&quot;x&quot;;&quot;&quot;))">
            <text:p/>
          </table:table-cell>
          <table:table-cell table:style-name="ce9" table:formula="of:=IF(AND([.$B26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8/06/25 5 A divindade de Crist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3"/>
        </table:table-row>
        <table:table-row table:style-name="ro2">
          <table:table-cell table:style-name="ce1" office:value-type="string" calcext:value-type="string">
            <text:p>jun/jul</text:p>
          </table:table-cell>
          <table:table-cell table:style-name="ce3" office:value-type="float" office:value="25" calcext:value-type="float">
            <text:p>25</text:p>
          </table:table-cell>
          <table:table-cell table:style-name="ce5" table:formula="of:=IF(AND([.$B27]=WEEKNUM(TODAY();1);[.C$2]=WEEKDAY(TODAY());MOD(ROW();2)=0);&quot;✓&quot;;IF(AND([.$B27]=WEEKNUM(TODAY();1);[.C$2]=WEEKDAY(TODAY());MOD(ROW();2)&lt;&gt;0);&quot;x&quot;;&quot;&quot;))">
            <text:p/>
          </table:table-cell>
          <table:table-cell table:style-name="ce8" table:formula="of:=IF(AND([.$B27]=WEEKNUM(TODAY();1);[.D$2]=WEEKDAY(TODAY());MOD(ROW();2)=0);&quot;✓&quot;;IF(AND([.$B27]=WEEKNUM(TODAY();1);[.D$2]=WEEKDAY(TODAY());MOD(ROW();2)&lt;&gt;0);&quot;x&quot;;&quot;&quot;))">
            <text:p/>
          </table:table-cell>
          <table:table-cell table:style-name="ce9" table:formula="of:=IF(AND([.$B27]=WEEKNUM(TODAY();1);[.E$2]=WEEKDAY(TODAY());MOD(ROW();2)=0);&quot;✓&quot;;IF(AND([.$B27]=WEEKNUM(TODAY();1);[.E$2]=WEEKDAY(TODAY());MOD(ROW();2)&lt;&gt;0);&quot;x&quot;;&quot;&quot;))">
            <text:p/>
          </table:table-cell>
          <table:table-cell table:style-name="ce8" table:formula="of:=IF(AND([.$B27]=WEEKNUM(TODAY();1);[.F$2]=WEEKDAY(TODAY());MOD(ROW();2)=0);&quot;✓&quot;;IF(AND([.$B27]=WEEKNUM(TODAY();1);[.F$2]=WEEKDAY(TODAY());MOD(ROW();2)&lt;&gt;0);&quot;x&quot;;&quot;&quot;))">
            <text:p/>
          </table:table-cell>
          <table:table-cell table:style-name="ce9" table:formula="of:=IF(AND([.$B27]=WEEKNUM(TODAY();1);[.G$2]=WEEKDAY(TODAY());MOD(ROW();2)=0);&quot;✓&quot;;IF(AND([.$B27]=WEEKNUM(TODAY();1);[.G$2]=WEEKDAY(TODAY());MOD(ROW();2)&lt;&gt;0);&quot;x&quot;;&quot;&quot;))">
            <text:p/>
          </table:table-cell>
          <table:table-cell table:style-name="ce8" table:formula="of:=IF(AND([.$B27]=WEEKNUM(TODAY();1);[.H$2]=WEEKDAY(TODAY());MOD(ROW();2)=0);&quot;✓&quot;;IF(AND([.$B27]=WEEKNUM(TODAY();1);[.H$2]=WEEKDAY(TODAY());MOD(ROW();2)&lt;&gt;0);&quot;x&quot;;&quot;&quot;))">
            <text:p/>
          </table:table-cell>
          <table:table-cell table:style-name="ce9" table:formula="of:=IF(AND([.$B27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5/06/25 6 O senhorio de Jesus Crist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3"/>
        </table:table-row>
        <table:table-row table:style-name="ro2">
          <table:table-cell table:style-name="ce1" office:value-type="string" calcext:value-type="string">
            <text:p>jul</text:p>
          </table:table-cell>
          <table:table-cell table:style-name="ce3" office:value-type="float" office:value="26" calcext:value-type="float">
            <text:p>26</text:p>
          </table:table-cell>
          <table:table-cell table:style-name="ce5" table:formula="of:=IF(AND([.$B28]=WEEKNUM(TODAY();1);[.C$2]=WEEKDAY(TODAY());MOD(ROW();2)=0);&quot;✓&quot;;IF(AND([.$B28]=WEEKNUM(TODAY();1);[.C$2]=WEEKDAY(TODAY());MOD(ROW();2)&lt;&gt;0);&quot;x&quot;;&quot;&quot;))">
            <text:p/>
          </table:table-cell>
          <table:table-cell table:style-name="ce8" table:formula="of:=IF(AND([.$B28]=WEEKNUM(TODAY();1);[.D$2]=WEEKDAY(TODAY());MOD(ROW();2)=0);&quot;✓&quot;;IF(AND([.$B28]=WEEKNUM(TODAY();1);[.D$2]=WEEKDAY(TODAY());MOD(ROW();2)&lt;&gt;0);&quot;x&quot;;&quot;&quot;))">
            <text:p/>
          </table:table-cell>
          <table:table-cell table:style-name="ce9" table:formula="of:=IF(AND([.$B28]=WEEKNUM(TODAY();1);[.E$2]=WEEKDAY(TODAY());MOD(ROW();2)=0);&quot;✓&quot;;IF(AND([.$B28]=WEEKNUM(TODAY();1);[.E$2]=WEEKDAY(TODAY());MOD(ROW();2)&lt;&gt;0);&quot;x&quot;;&quot;&quot;))">
            <text:p/>
          </table:table-cell>
          <table:table-cell table:style-name="ce8" table:formula="of:=IF(AND([.$B28]=WEEKNUM(TODAY();1);[.F$2]=WEEKDAY(TODAY());MOD(ROW();2)=0);&quot;✓&quot;;IF(AND([.$B28]=WEEKNUM(TODAY();1);[.F$2]=WEEKDAY(TODAY());MOD(ROW();2)&lt;&gt;0);&quot;x&quot;;&quot;&quot;))">
            <text:p/>
          </table:table-cell>
          <table:table-cell table:style-name="ce9" table:formula="of:=IF(AND([.$B28]=WEEKNUM(TODAY();1);[.G$2]=WEEKDAY(TODAY());MOD(ROW();2)=0);&quot;✓&quot;;IF(AND([.$B28]=WEEKNUM(TODAY();1);[.G$2]=WEEKDAY(TODAY());MOD(ROW();2)&lt;&gt;0);&quot;x&quot;;&quot;&quot;))">
            <text:p/>
          </table:table-cell>
          <table:table-cell table:style-name="ce8" table:formula="of:=IF(AND([.$B28]=WEEKNUM(TODAY();1);[.H$2]=WEEKDAY(TODAY());MOD(ROW();2)=0);&quot;✓&quot;;IF(AND([.$B28]=WEEKNUM(TODAY();1);[.H$2]=WEEKDAY(TODAY());MOD(ROW();2)&lt;&gt;0);&quot;x&quot;;&quot;&quot;))">
            <text:p/>
          </table:table-cell>
          <table:table-cell table:style-name="ce9" table:formula="of:=IF(AND([.$B28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2/06/25 7 A encarnação de Jesus Crist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3"/>
        </table:table-row>
        <table:table-row table:style-name="ro2">
          <table:table-cell table:style-name="ce1" office:value-type="string" calcext:value-type="string">
            <text:p>jul</text:p>
          </table:table-cell>
          <table:table-cell table:style-name="ce3" office:value-type="float" office:value="27" calcext:value-type="float">
            <text:p>27</text:p>
          </table:table-cell>
          <table:table-cell table:style-name="ce5" table:formula="of:=IF(AND([.$B29]=WEEKNUM(TODAY();1);[.C$2]=WEEKDAY(TODAY());MOD(ROW();2)=0);&quot;✓&quot;;IF(AND([.$B29]=WEEKNUM(TODAY();1);[.C$2]=WEEKDAY(TODAY());MOD(ROW();2)&lt;&gt;0);&quot;x&quot;;&quot;&quot;))">
            <text:p/>
          </table:table-cell>
          <table:table-cell table:style-name="ce8" table:formula="of:=IF(AND([.$B29]=WEEKNUM(TODAY();1);[.D$2]=WEEKDAY(TODAY());MOD(ROW();2)=0);&quot;✓&quot;;IF(AND([.$B29]=WEEKNUM(TODAY();1);[.D$2]=WEEKDAY(TODAY());MOD(ROW();2)&lt;&gt;0);&quot;x&quot;;&quot;&quot;))">
            <text:p/>
          </table:table-cell>
          <table:table-cell table:style-name="ce9" table:formula="of:=IF(AND([.$B29]=WEEKNUM(TODAY();1);[.E$2]=WEEKDAY(TODAY());MOD(ROW();2)=0);&quot;✓&quot;;IF(AND([.$B29]=WEEKNUM(TODAY();1);[.E$2]=WEEKDAY(TODAY());MOD(ROW();2)&lt;&gt;0);&quot;x&quot;;&quot;&quot;))">
            <text:p/>
          </table:table-cell>
          <table:table-cell table:style-name="ce8" table:formula="of:=IF(AND([.$B29]=WEEKNUM(TODAY();1);[.F$2]=WEEKDAY(TODAY());MOD(ROW();2)=0);&quot;✓&quot;;IF(AND([.$B29]=WEEKNUM(TODAY();1);[.F$2]=WEEKDAY(TODAY());MOD(ROW();2)&lt;&gt;0);&quot;x&quot;;&quot;&quot;))">
            <text:p/>
          </table:table-cell>
          <table:table-cell table:style-name="ce9" table:formula="of:=IF(AND([.$B29]=WEEKNUM(TODAY();1);[.G$2]=WEEKDAY(TODAY());MOD(ROW();2)=0);&quot;✓&quot;;IF(AND([.$B29]=WEEKNUM(TODAY();1);[.G$2]=WEEKDAY(TODAY());MOD(ROW();2)&lt;&gt;0);&quot;x&quot;;&quot;&quot;))">
            <text:p/>
          </table:table-cell>
          <table:table-cell table:style-name="ce8" table:formula="of:=IF(AND([.$B29]=WEEKNUM(TODAY();1);[.H$2]=WEEKDAY(TODAY());MOD(ROW();2)=0);&quot;✓&quot;;IF(AND([.$B29]=WEEKNUM(TODAY();1);[.H$2]=WEEKDAY(TODAY());MOD(ROW();2)&lt;&gt;0);&quot;x&quot;;&quot;&quot;))">
            <text:p/>
          </table:table-cell>
          <table:table-cell table:style-name="ce9" table:formula="of:=IF(AND([.$B29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9/06/25 x ( *)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3"/>
        </table:table-row>
        <table:table-row table:style-name="ro2">
          <table:table-cell table:style-name="ce1" office:value-type="string" calcext:value-type="string">
            <text:p>jul</text:p>
          </table:table-cell>
          <table:table-cell table:style-name="ce3" office:value-type="float" office:value="28" calcext:value-type="float">
            <text:p>28</text:p>
          </table:table-cell>
          <table:table-cell table:style-name="ce5" table:formula="of:=IF(AND([.$B30]=WEEKNUM(TODAY();1);[.C$2]=WEEKDAY(TODAY());MOD(ROW();2)=0);&quot;✓&quot;;IF(AND([.$B30]=WEEKNUM(TODAY();1);[.C$2]=WEEKDAY(TODAY());MOD(ROW();2)&lt;&gt;0);&quot;x&quot;;&quot;&quot;))">
            <text:p/>
          </table:table-cell>
          <table:table-cell table:style-name="ce8" table:formula="of:=IF(AND([.$B30]=WEEKNUM(TODAY();1);[.D$2]=WEEKDAY(TODAY());MOD(ROW();2)=0);&quot;✓&quot;;IF(AND([.$B30]=WEEKNUM(TODAY();1);[.D$2]=WEEKDAY(TODAY());MOD(ROW();2)&lt;&gt;0);&quot;x&quot;;&quot;&quot;))">
            <text:p/>
          </table:table-cell>
          <table:table-cell table:style-name="ce9" table:formula="of:=IF(AND([.$B30]=WEEKNUM(TODAY();1);[.E$2]=WEEKDAY(TODAY());MOD(ROW();2)=0);&quot;✓&quot;;IF(AND([.$B30]=WEEKNUM(TODAY();1);[.E$2]=WEEKDAY(TODAY());MOD(ROW();2)&lt;&gt;0);&quot;x&quot;;&quot;&quot;))">
            <text:p/>
          </table:table-cell>
          <table:table-cell table:style-name="ce8" table:formula="of:=IF(AND([.$B30]=WEEKNUM(TODAY();1);[.F$2]=WEEKDAY(TODAY());MOD(ROW();2)=0);&quot;✓&quot;;IF(AND([.$B30]=WEEKNUM(TODAY();1);[.F$2]=WEEKDAY(TODAY());MOD(ROW();2)&lt;&gt;0);&quot;x&quot;;&quot;&quot;))">
            <text:p/>
          </table:table-cell>
          <table:table-cell table:style-name="ce9" table:formula="of:=IF(AND([.$B30]=WEEKNUM(TODAY();1);[.G$2]=WEEKDAY(TODAY());MOD(ROW();2)=0);&quot;✓&quot;;IF(AND([.$B30]=WEEKNUM(TODAY();1);[.G$2]=WEEKDAY(TODAY());MOD(ROW();2)&lt;&gt;0);&quot;x&quot;;&quot;&quot;))">
            <text:p/>
          </table:table-cell>
          <table:table-cell table:style-name="ce8" table:formula="of:=IF(AND([.$B30]=WEEKNUM(TODAY();1);[.H$2]=WEEKDAY(TODAY());MOD(ROW();2)=0);&quot;✓&quot;;IF(AND([.$B30]=WEEKNUM(TODAY();1);[.H$2]=WEEKDAY(TODAY());MOD(ROW();2)&lt;&gt;0);&quot;x&quot;;&quot;&quot;))">
            <text:p/>
          </table:table-cell>
          <table:table-cell table:style-name="ce9" table:formula="of:=IF(AND([.$B30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6/07/25 8 A morte de Crist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3"/>
        </table:table-row>
        <table:table-row table:style-name="ro2">
          <table:table-cell table:style-name="ce1" office:value-type="string" calcext:value-type="string">
            <text:p>jul/ago</text:p>
          </table:table-cell>
          <table:table-cell table:style-name="ce3" office:value-type="float" office:value="29" calcext:value-type="float">
            <text:p>29</text:p>
          </table:table-cell>
          <table:table-cell table:style-name="ce5" table:formula="of:=IF(AND([.$B31]=WEEKNUM(TODAY();1);[.C$2]=WEEKDAY(TODAY());MOD(ROW();2)=0);&quot;✓&quot;;IF(AND([.$B31]=WEEKNUM(TODAY();1);[.C$2]=WEEKDAY(TODAY());MOD(ROW();2)&lt;&gt;0);&quot;x&quot;;&quot;&quot;))">
            <text:p/>
          </table:table-cell>
          <table:table-cell table:style-name="ce8" table:formula="of:=IF(AND([.$B31]=WEEKNUM(TODAY();1);[.D$2]=WEEKDAY(TODAY());MOD(ROW();2)=0);&quot;✓&quot;;IF(AND([.$B31]=WEEKNUM(TODAY();1);[.D$2]=WEEKDAY(TODAY());MOD(ROW();2)&lt;&gt;0);&quot;x&quot;;&quot;&quot;))">
            <text:p/>
          </table:table-cell>
          <table:table-cell table:style-name="ce9" table:formula="of:=IF(AND([.$B31]=WEEKNUM(TODAY();1);[.E$2]=WEEKDAY(TODAY());MOD(ROW();2)=0);&quot;✓&quot;;IF(AND([.$B31]=WEEKNUM(TODAY();1);[.E$2]=WEEKDAY(TODAY());MOD(ROW();2)&lt;&gt;0);&quot;x&quot;;&quot;&quot;))">
            <text:p/>
          </table:table-cell>
          <table:table-cell table:style-name="ce8" table:formula="of:=IF(AND([.$B31]=WEEKNUM(TODAY();1);[.F$2]=WEEKDAY(TODAY());MOD(ROW();2)=0);&quot;✓&quot;;IF(AND([.$B31]=WEEKNUM(TODAY();1);[.F$2]=WEEKDAY(TODAY());MOD(ROW();2)&lt;&gt;0);&quot;x&quot;;&quot;&quot;))">
            <text:p/>
          </table:table-cell>
          <table:table-cell table:style-name="ce9" table:formula="of:=IF(AND([.$B31]=WEEKNUM(TODAY();1);[.G$2]=WEEKDAY(TODAY());MOD(ROW();2)=0);&quot;✓&quot;;IF(AND([.$B31]=WEEKNUM(TODAY();1);[.G$2]=WEEKDAY(TODAY());MOD(ROW();2)&lt;&gt;0);&quot;x&quot;;&quot;&quot;))">
            <text:p/>
          </table:table-cell>
          <table:table-cell table:style-name="ce8" table:formula="of:=IF(AND([.$B31]=WEEKNUM(TODAY();1);[.H$2]=WEEKDAY(TODAY());MOD(ROW();2)=0);&quot;✓&quot;;IF(AND([.$B31]=WEEKNUM(TODAY();1);[.H$2]=WEEKDAY(TODAY());MOD(ROW();2)&lt;&gt;0);&quot;x&quot;;&quot;&quot;))">
            <text:p/>
          </table:table-cell>
          <table:table-cell table:style-name="ce9" table:formula="of:=IF(AND([.$B31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3/07/25 9 A ressurreição de Crist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-</text:p>
          </table:table-cell>
          <table:table-cell/>
          <table:table-cell table:style-name="ce4" table:number-columns-repeated="2"/>
          <table:table-cell table:number-columns-repeated="1003"/>
        </table:table-row>
        <table:table-row table:style-name="ro2">
          <table:table-cell table:style-name="ce1" office:value-type="string" calcext:value-type="string">
            <text:p>ago</text:p>
          </table:table-cell>
          <table:table-cell table:style-name="ce3" office:value-type="float" office:value="30" calcext:value-type="float">
            <text:p>30</text:p>
          </table:table-cell>
          <table:table-cell table:style-name="ce5" table:formula="of:=IF(AND([.$B32]=WEEKNUM(TODAY();1);[.C$2]=WEEKDAY(TODAY());MOD(ROW();2)=0);&quot;✓&quot;;IF(AND([.$B32]=WEEKNUM(TODAY();1);[.C$2]=WEEKDAY(TODAY());MOD(ROW();2)&lt;&gt;0);&quot;x&quot;;&quot;&quot;))">
            <text:p/>
          </table:table-cell>
          <table:table-cell table:style-name="ce8" table:formula="of:=IF(AND([.$B32]=WEEKNUM(TODAY();1);[.D$2]=WEEKDAY(TODAY());MOD(ROW();2)=0);&quot;✓&quot;;IF(AND([.$B32]=WEEKNUM(TODAY();1);[.D$2]=WEEKDAY(TODAY());MOD(ROW();2)&lt;&gt;0);&quot;x&quot;;&quot;&quot;))">
            <text:p/>
          </table:table-cell>
          <table:table-cell table:style-name="ce9" table:formula="of:=IF(AND([.$B32]=WEEKNUM(TODAY();1);[.E$2]=WEEKDAY(TODAY());MOD(ROW();2)=0);&quot;✓&quot;;IF(AND([.$B32]=WEEKNUM(TODAY();1);[.E$2]=WEEKDAY(TODAY());MOD(ROW();2)&lt;&gt;0);&quot;x&quot;;&quot;&quot;))">
            <text:p/>
          </table:table-cell>
          <table:table-cell table:style-name="ce8" table:formula="of:=IF(AND([.$B32]=WEEKNUM(TODAY();1);[.F$2]=WEEKDAY(TODAY());MOD(ROW();2)=0);&quot;✓&quot;;IF(AND([.$B32]=WEEKNUM(TODAY();1);[.F$2]=WEEKDAY(TODAY());MOD(ROW();2)&lt;&gt;0);&quot;x&quot;;&quot;&quot;))">
            <text:p/>
          </table:table-cell>
          <table:table-cell table:style-name="ce9" table:formula="of:=IF(AND([.$B32]=WEEKNUM(TODAY();1);[.G$2]=WEEKDAY(TODAY());MOD(ROW();2)=0);&quot;✓&quot;;IF(AND([.$B32]=WEEKNUM(TODAY();1);[.G$2]=WEEKDAY(TODAY());MOD(ROW();2)&lt;&gt;0);&quot;x&quot;;&quot;&quot;))">
            <text:p/>
          </table:table-cell>
          <table:table-cell table:style-name="ce8" table:formula="of:=IF(AND([.$B32]=WEEKNUM(TODAY();1);[.H$2]=WEEKDAY(TODAY());MOD(ROW();2)=0);&quot;✓&quot;;IF(AND([.$B32]=WEEKNUM(TODAY();1);[.H$2]=WEEKDAY(TODAY());MOD(ROW();2)&lt;&gt;0);&quot;x&quot;;&quot;&quot;))">
            <text:p/>
          </table:table-cell>
          <table:table-cell table:style-name="ce9" table:formula="of:=IF(AND([.$B32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0/07/25 10 A ascenção de Crist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1003"/>
        </table:table-row>
        <table:table-row table:style-name="ro2">
          <table:table-cell table:style-name="ce1" office:value-type="string" calcext:value-type="string">
            <text:p>ago</text:p>
          </table:table-cell>
          <table:table-cell table:style-name="ce3" office:value-type="float" office:value="31" calcext:value-type="float">
            <text:p>31</text:p>
          </table:table-cell>
          <table:table-cell table:style-name="ce5" table:formula="of:=IF(AND([.$B33]=WEEKNUM(TODAY();1);[.C$2]=WEEKDAY(TODAY());MOD(ROW();2)=0);&quot;✓&quot;;IF(AND([.$B33]=WEEKNUM(TODAY();1);[.C$2]=WEEKDAY(TODAY());MOD(ROW();2)&lt;&gt;0);&quot;x&quot;;&quot;&quot;))">
            <text:p/>
          </table:table-cell>
          <table:table-cell table:style-name="ce8" table:formula="of:=IF(AND([.$B33]=WEEKNUM(TODAY();1);[.D$2]=WEEKDAY(TODAY());MOD(ROW();2)=0);&quot;✓&quot;;IF(AND([.$B33]=WEEKNUM(TODAY();1);[.D$2]=WEEKDAY(TODAY());MOD(ROW();2)&lt;&gt;0);&quot;x&quot;;&quot;&quot;))">
            <text:p/>
          </table:table-cell>
          <table:table-cell table:style-name="ce9" table:formula="of:=IF(AND([.$B33]=WEEKNUM(TODAY();1);[.E$2]=WEEKDAY(TODAY());MOD(ROW();2)=0);&quot;✓&quot;;IF(AND([.$B33]=WEEKNUM(TODAY();1);[.E$2]=WEEKDAY(TODAY());MOD(ROW();2)&lt;&gt;0);&quot;x&quot;;&quot;&quot;))">
            <text:p/>
          </table:table-cell>
          <table:table-cell table:style-name="ce8" table:formula="of:=IF(AND([.$B33]=WEEKNUM(TODAY();1);[.F$2]=WEEKDAY(TODAY());MOD(ROW();2)=0);&quot;✓&quot;;IF(AND([.$B33]=WEEKNUM(TODAY();1);[.F$2]=WEEKDAY(TODAY());MOD(ROW();2)&lt;&gt;0);&quot;x&quot;;&quot;&quot;))">
            <text:p/>
          </table:table-cell>
          <table:table-cell table:style-name="ce9" table:formula="of:=IF(AND([.$B33]=WEEKNUM(TODAY();1);[.G$2]=WEEKDAY(TODAY());MOD(ROW();2)=0);&quot;✓&quot;;IF(AND([.$B33]=WEEKNUM(TODAY();1);[.G$2]=WEEKDAY(TODAY());MOD(ROW();2)&lt;&gt;0);&quot;x&quot;;&quot;&quot;))">
            <text:p/>
          </table:table-cell>
          <table:table-cell table:style-name="ce8" table:formula="of:=IF(AND([.$B33]=WEEKNUM(TODAY();1);[.H$2]=WEEKDAY(TODAY());MOD(ROW();2)=0);&quot;✓&quot;;IF(AND([.$B33]=WEEKNUM(TODAY();1);[.H$2]=WEEKDAY(TODAY());MOD(ROW();2)&lt;&gt;0);&quot;x&quot;;&quot;&quot;))">
            <text:p/>
          </table:table-cell>
          <table:table-cell table:style-name="ce9" table:formula="of:=IF(AND([.$B33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7/07/25 11 A realeza de Crist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1003"/>
        </table:table-row>
        <table:table-row table:style-name="ro2">
          <table:table-cell table:style-name="ce1" office:value-type="string" calcext:value-type="string">
            <text:p>ago</text:p>
          </table:table-cell>
          <table:table-cell table:style-name="ce3" office:value-type="float" office:value="32" calcext:value-type="float">
            <text:p>32</text:p>
          </table:table-cell>
          <table:table-cell table:style-name="ce5" table:formula="of:=IF(AND([.$B34]=WEEKNUM(TODAY();1);[.C$2]=WEEKDAY(TODAY());MOD(ROW();2)=0);&quot;✓&quot;;IF(AND([.$B34]=WEEKNUM(TODAY();1);[.C$2]=WEEKDAY(TODAY());MOD(ROW();2)&lt;&gt;0);&quot;x&quot;;&quot;&quot;))">
            <text:p/>
          </table:table-cell>
          <table:table-cell table:style-name="ce8" table:formula="of:=IF(AND([.$B34]=WEEKNUM(TODAY();1);[.D$2]=WEEKDAY(TODAY());MOD(ROW();2)=0);&quot;✓&quot;;IF(AND([.$B34]=WEEKNUM(TODAY();1);[.D$2]=WEEKDAY(TODAY());MOD(ROW();2)&lt;&gt;0);&quot;x&quot;;&quot;&quot;))">
            <text:p/>
          </table:table-cell>
          <table:table-cell table:style-name="ce9" table:formula="of:=IF(AND([.$B34]=WEEKNUM(TODAY();1);[.E$2]=WEEKDAY(TODAY());MOD(ROW();2)=0);&quot;✓&quot;;IF(AND([.$B34]=WEEKNUM(TODAY();1);[.E$2]=WEEKDAY(TODAY());MOD(ROW();2)&lt;&gt;0);&quot;x&quot;;&quot;&quot;))">
            <text:p/>
          </table:table-cell>
          <table:table-cell table:style-name="ce8" table:formula="of:=IF(AND([.$B34]=WEEKNUM(TODAY();1);[.F$2]=WEEKDAY(TODAY());MOD(ROW();2)=0);&quot;✓&quot;;IF(AND([.$B34]=WEEKNUM(TODAY();1);[.F$2]=WEEKDAY(TODAY());MOD(ROW();2)&lt;&gt;0);&quot;x&quot;;&quot;&quot;))">
            <text:p/>
          </table:table-cell>
          <table:table-cell table:style-name="ce9" table:formula="of:=IF(AND([.$B34]=WEEKNUM(TODAY();1);[.G$2]=WEEKDAY(TODAY());MOD(ROW();2)=0);&quot;✓&quot;;IF(AND([.$B34]=WEEKNUM(TODAY();1);[.G$2]=WEEKDAY(TODAY());MOD(ROW();2)&lt;&gt;0);&quot;x&quot;;&quot;&quot;))">
            <text:p/>
          </table:table-cell>
          <table:table-cell table:style-name="ce8" table:formula="of:=IF(AND([.$B34]=WEEKNUM(TODAY();1);[.H$2]=WEEKDAY(TODAY());MOD(ROW();2)=0);&quot;✓&quot;;IF(AND([.$B34]=WEEKNUM(TODAY();1);[.H$2]=WEEKDAY(TODAY());MOD(ROW();2)&lt;&gt;0);&quot;x&quot;;&quot;&quot;))">
            <text:p/>
          </table:table-cell>
          <table:table-cell table:style-name="ce9" table:formula="of:=IF(AND([.$B34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3/08/25 12/13 A segunda vinda de Cristo / Recordand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ago</text:p>
          </table:table-cell>
          <table:table-cell table:style-name="ce3" office:value-type="float" office:value="33" calcext:value-type="float">
            <text:p>33</text:p>
          </table:table-cell>
          <table:table-cell table:style-name="ce5" table:formula="of:=IF(AND([.$B35]=WEEKNUM(TODAY();1);[.C$2]=WEEKDAY(TODAY());MOD(ROW();2)=0);&quot;✓&quot;;IF(AND([.$B35]=WEEKNUM(TODAY();1);[.C$2]=WEEKDAY(TODAY());MOD(ROW();2)&lt;&gt;0);&quot;x&quot;;&quot;&quot;))">
            <text:p/>
          </table:table-cell>
          <table:table-cell table:style-name="ce8" table:formula="of:=IF(AND([.$B35]=WEEKNUM(TODAY();1);[.D$2]=WEEKDAY(TODAY());MOD(ROW();2)=0);&quot;✓&quot;;IF(AND([.$B35]=WEEKNUM(TODAY();1);[.D$2]=WEEKDAY(TODAY());MOD(ROW();2)&lt;&gt;0);&quot;x&quot;;&quot;&quot;))">
            <text:p/>
          </table:table-cell>
          <table:table-cell table:style-name="ce9" table:formula="of:=IF(AND([.$B35]=WEEKNUM(TODAY();1);[.E$2]=WEEKDAY(TODAY());MOD(ROW();2)=0);&quot;✓&quot;;IF(AND([.$B35]=WEEKNUM(TODAY();1);[.E$2]=WEEKDAY(TODAY());MOD(ROW();2)&lt;&gt;0);&quot;x&quot;;&quot;&quot;))">
            <text:p/>
          </table:table-cell>
          <table:table-cell table:style-name="ce8" table:formula="of:=IF(AND([.$B35]=WEEKNUM(TODAY();1);[.F$2]=WEEKDAY(TODAY());MOD(ROW();2)=0);&quot;✓&quot;;IF(AND([.$B35]=WEEKNUM(TODAY();1);[.F$2]=WEEKDAY(TODAY());MOD(ROW();2)&lt;&gt;0);&quot;x&quot;;&quot;&quot;))">
            <text:p/>
          </table:table-cell>
          <table:table-cell table:style-name="ce9" table:formula="of:=IF(AND([.$B35]=WEEKNUM(TODAY();1);[.G$2]=WEEKDAY(TODAY());MOD(ROW();2)=0);&quot;✓&quot;;IF(AND([.$B35]=WEEKNUM(TODAY();1);[.G$2]=WEEKDAY(TODAY());MOD(ROW();2)&lt;&gt;0);&quot;x&quot;;&quot;&quot;))">
            <text:p/>
          </table:table-cell>
          <table:table-cell table:style-name="ce8" table:formula="of:=IF(AND([.$B35]=WEEKNUM(TODAY();1);[.H$2]=WEEKDAY(TODAY());MOD(ROW();2)=0);&quot;✓&quot;;IF(AND([.$B35]=WEEKNUM(TODAY();1);[.H$2]=WEEKDAY(TODAY());MOD(ROW();2)&lt;&gt;0);&quot;x&quot;;&quot;&quot;))">
            <text:p/>
          </table:table-cell>
          <table:table-cell table:style-name="ce9" table:formula="of:=IF(AND([.$B35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0/08/25 14 O Espírito Santo</text:p>
          </table:table-cell>
          <table:table-cell table:number-columns-repeated="4"/>
          <table:table-cell table:style-name="ce4" table:number-columns-repeated="2"/>
          <table:table-cell table:number-columns-repeated="2"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1003"/>
        </table:table-row>
        <table:table-row table:style-name="ro2">
          <table:table-cell table:style-name="ce1" office:value-type="string" calcext:value-type="string">
            <text:p>ago/set</text:p>
          </table:table-cell>
          <table:table-cell table:style-name="ce3" office:value-type="float" office:value="34" calcext:value-type="float">
            <text:p>34</text:p>
          </table:table-cell>
          <table:table-cell table:style-name="ce5" table:formula="of:=IF(AND([.$B36]=WEEKNUM(TODAY();1);[.C$2]=WEEKDAY(TODAY());MOD(ROW();2)=0);&quot;✓&quot;;IF(AND([.$B36]=WEEKNUM(TODAY();1);[.C$2]=WEEKDAY(TODAY());MOD(ROW();2)&lt;&gt;0);&quot;x&quot;;&quot;&quot;))">
            <text:p/>
          </table:table-cell>
          <table:table-cell table:style-name="ce8" table:formula="of:=IF(AND([.$B36]=WEEKNUM(TODAY();1);[.D$2]=WEEKDAY(TODAY());MOD(ROW();2)=0);&quot;✓&quot;;IF(AND([.$B36]=WEEKNUM(TODAY();1);[.D$2]=WEEKDAY(TODAY());MOD(ROW();2)&lt;&gt;0);&quot;x&quot;;&quot;&quot;))">
            <text:p/>
          </table:table-cell>
          <table:table-cell table:style-name="ce9" table:formula="of:=IF(AND([.$B36]=WEEKNUM(TODAY();1);[.E$2]=WEEKDAY(TODAY());MOD(ROW();2)=0);&quot;✓&quot;;IF(AND([.$B36]=WEEKNUM(TODAY();1);[.E$2]=WEEKDAY(TODAY());MOD(ROW();2)&lt;&gt;0);&quot;x&quot;;&quot;&quot;))">
            <text:p/>
          </table:table-cell>
          <table:table-cell table:style-name="ce8" table:formula="of:=IF(AND([.$B36]=WEEKNUM(TODAY();1);[.F$2]=WEEKDAY(TODAY());MOD(ROW();2)=0);&quot;✓&quot;;IF(AND([.$B36]=WEEKNUM(TODAY();1);[.F$2]=WEEKDAY(TODAY());MOD(ROW();2)&lt;&gt;0);&quot;x&quot;;&quot;&quot;))">
            <text:p/>
          </table:table-cell>
          <table:table-cell table:style-name="ce9" table:formula="of:=IF(AND([.$B36]=WEEKNUM(TODAY();1);[.G$2]=WEEKDAY(TODAY());MOD(ROW();2)=0);&quot;✓&quot;;IF(AND([.$B36]=WEEKNUM(TODAY();1);[.G$2]=WEEKDAY(TODAY());MOD(ROW();2)&lt;&gt;0);&quot;x&quot;;&quot;&quot;))">
            <text:p/>
          </table:table-cell>
          <table:table-cell table:style-name="ce8" table:formula="of:=IF(AND([.$B36]=WEEKNUM(TODAY();1);[.H$2]=WEEKDAY(TODAY());MOD(ROW();2)=0);&quot;✓&quot;;IF(AND([.$B36]=WEEKNUM(TODAY();1);[.H$2]=WEEKDAY(TODAY());MOD(ROW();2)&lt;&gt;0);&quot;x&quot;;&quot;&quot;))">
            <text:p/>
          </table:table-cell>
          <table:table-cell table:style-name="ce9" table:formula="of:=IF(AND([.$B36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7/08/25 15 O batismo com o Espírito Santo</text:p>
          </table:table-cell>
          <table:table-cell table:number-columns-repeated="6"/>
          <table:table-cell table:style-name="ce4"/>
          <table:table-cell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1003"/>
        </table:table-row>
        <table:table-row table:style-name="ro2">
          <table:table-cell table:style-name="ce1" office:value-type="string" calcext:value-type="string">
            <text:p>set</text:p>
          </table:table-cell>
          <table:table-cell table:style-name="ce3" office:value-type="float" office:value="35" calcext:value-type="float">
            <text:p>35</text:p>
          </table:table-cell>
          <table:table-cell table:style-name="ce5" table:formula="of:=IF(AND([.$B37]=WEEKNUM(TODAY();1);[.C$2]=WEEKDAY(TODAY());MOD(ROW();2)=0);&quot;✓&quot;;IF(AND([.$B37]=WEEKNUM(TODAY();1);[.C$2]=WEEKDAY(TODAY());MOD(ROW();2)&lt;&gt;0);&quot;x&quot;;&quot;&quot;))">
            <text:p/>
          </table:table-cell>
          <table:table-cell table:style-name="ce8" table:formula="of:=IF(AND([.$B37]=WEEKNUM(TODAY();1);[.D$2]=WEEKDAY(TODAY());MOD(ROW();2)=0);&quot;✓&quot;;IF(AND([.$B37]=WEEKNUM(TODAY();1);[.D$2]=WEEKDAY(TODAY());MOD(ROW();2)&lt;&gt;0);&quot;x&quot;;&quot;&quot;))">
            <text:p/>
          </table:table-cell>
          <table:table-cell table:style-name="ce9" table:formula="of:=IF(AND([.$B37]=WEEKNUM(TODAY();1);[.E$2]=WEEKDAY(TODAY());MOD(ROW();2)=0);&quot;✓&quot;;IF(AND([.$B37]=WEEKNUM(TODAY();1);[.E$2]=WEEKDAY(TODAY());MOD(ROW();2)&lt;&gt;0);&quot;x&quot;;&quot;&quot;))">
            <text:p/>
          </table:table-cell>
          <table:table-cell table:style-name="ce8" table:formula="of:=IF(AND([.$B37]=WEEKNUM(TODAY();1);[.F$2]=WEEKDAY(TODAY());MOD(ROW();2)=0);&quot;✓&quot;;IF(AND([.$B37]=WEEKNUM(TODAY();1);[.F$2]=WEEKDAY(TODAY());MOD(ROW();2)&lt;&gt;0);&quot;x&quot;;&quot;&quot;))">
            <text:p/>
          </table:table-cell>
          <table:table-cell table:style-name="ce9" table:formula="of:=IF(AND([.$B37]=WEEKNUM(TODAY();1);[.G$2]=WEEKDAY(TODAY());MOD(ROW();2)=0);&quot;✓&quot;;IF(AND([.$B37]=WEEKNUM(TODAY();1);[.G$2]=WEEKDAY(TODAY());MOD(ROW();2)&lt;&gt;0);&quot;x&quot;;&quot;&quot;))">
            <text:p/>
          </table:table-cell>
          <table:table-cell table:style-name="ce8" table:formula="of:=IF(AND([.$B37]=WEEKNUM(TODAY();1);[.H$2]=WEEKDAY(TODAY());MOD(ROW();2)=0);&quot;✓&quot;;IF(AND([.$B37]=WEEKNUM(TODAY();1);[.H$2]=WEEKDAY(TODAY());MOD(ROW();2)&lt;&gt;0);&quot;x&quot;;&quot;&quot;))">
            <text:p/>
          </table:table-cell>
          <table:table-cell table:style-name="ce9" table:formula="of:=IF(AND([.$B37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4/08/25 15 O batismo com o Espírito Santo (pt 2)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set</text:p>
          </table:table-cell>
          <table:table-cell table:style-name="ce3" office:value-type="float" office:value="36" calcext:value-type="float">
            <text:p>36</text:p>
          </table:table-cell>
          <table:table-cell table:style-name="ce5" table:formula="of:=IF(AND([.$B38]=WEEKNUM(TODAY();1);[.C$2]=WEEKDAY(TODAY());MOD(ROW();2)=0);&quot;✓&quot;;IF(AND([.$B38]=WEEKNUM(TODAY();1);[.C$2]=WEEKDAY(TODAY());MOD(ROW();2)&lt;&gt;0);&quot;x&quot;;&quot;&quot;))">
            <text:p/>
          </table:table-cell>
          <table:table-cell table:style-name="ce8" table:formula="of:=IF(AND([.$B38]=WEEKNUM(TODAY();1);[.D$2]=WEEKDAY(TODAY());MOD(ROW();2)=0);&quot;✓&quot;;IF(AND([.$B38]=WEEKNUM(TODAY();1);[.D$2]=WEEKDAY(TODAY());MOD(ROW();2)&lt;&gt;0);&quot;x&quot;;&quot;&quot;))">
            <text:p/>
          </table:table-cell>
          <table:table-cell table:style-name="ce9" table:formula="of:=IF(AND([.$B38]=WEEKNUM(TODAY();1);[.E$2]=WEEKDAY(TODAY());MOD(ROW();2)=0);&quot;✓&quot;;IF(AND([.$B38]=WEEKNUM(TODAY();1);[.E$2]=WEEKDAY(TODAY());MOD(ROW();2)&lt;&gt;0);&quot;x&quot;;&quot;&quot;))">
            <text:p/>
          </table:table-cell>
          <table:table-cell table:style-name="ce8" table:formula="of:=IF(AND([.$B38]=WEEKNUM(TODAY();1);[.F$2]=WEEKDAY(TODAY());MOD(ROW();2)=0);&quot;✓&quot;;IF(AND([.$B38]=WEEKNUM(TODAY();1);[.F$2]=WEEKDAY(TODAY());MOD(ROW();2)&lt;&gt;0);&quot;x&quot;;&quot;&quot;))">
            <text:p/>
          </table:table-cell>
          <table:table-cell table:style-name="ce9" table:formula="of:=IF(AND([.$B38]=WEEKNUM(TODAY();1);[.G$2]=WEEKDAY(TODAY());MOD(ROW();2)=0);&quot;✓&quot;;IF(AND([.$B38]=WEEKNUM(TODAY();1);[.G$2]=WEEKDAY(TODAY());MOD(ROW();2)&lt;&gt;0);&quot;x&quot;;&quot;&quot;))">
            <text:p/>
          </table:table-cell>
          <table:table-cell table:style-name="ce8" table:formula="of:=IF(AND([.$B38]=WEEKNUM(TODAY();1);[.H$2]=WEEKDAY(TODAY());MOD(ROW();2)=0);&quot;✓&quot;;IF(AND([.$B38]=WEEKNUM(TODAY();1);[.H$2]=WEEKDAY(TODAY());MOD(ROW();2)&lt;&gt;0);&quot;x&quot;;&quot;&quot;))">
            <text:p/>
          </table:table-cell>
          <table:table-cell table:style-name="ce9" table:formula="of:=IF(AND([.$B38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31/08/25 x (*)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set</text:p>
          </table:table-cell>
          <table:table-cell table:style-name="ce3" office:value-type="float" office:value="37" calcext:value-type="float">
            <text:p>37</text:p>
          </table:table-cell>
          <table:table-cell table:style-name="ce5" table:formula="of:=IF(AND([.$B39]=WEEKNUM(TODAY();1);[.C$2]=WEEKDAY(TODAY());MOD(ROW();2)=0);&quot;✓&quot;;IF(AND([.$B39]=WEEKNUM(TODAY();1);[.C$2]=WEEKDAY(TODAY());MOD(ROW();2)&lt;&gt;0);&quot;x&quot;;&quot;&quot;))">
            <text:p/>
          </table:table-cell>
          <table:table-cell table:style-name="ce8" table:formula="of:=IF(AND([.$B39]=WEEKNUM(TODAY();1);[.D$2]=WEEKDAY(TODAY());MOD(ROW();2)=0);&quot;✓&quot;;IF(AND([.$B39]=WEEKNUM(TODAY();1);[.D$2]=WEEKDAY(TODAY());MOD(ROW();2)&lt;&gt;0);&quot;x&quot;;&quot;&quot;))">
            <text:p/>
          </table:table-cell>
          <table:table-cell table:style-name="ce9" table:formula="of:=IF(AND([.$B39]=WEEKNUM(TODAY();1);[.E$2]=WEEKDAY(TODAY());MOD(ROW();2)=0);&quot;✓&quot;;IF(AND([.$B39]=WEEKNUM(TODAY();1);[.E$2]=WEEKDAY(TODAY());MOD(ROW();2)&lt;&gt;0);&quot;x&quot;;&quot;&quot;))">
            <text:p/>
          </table:table-cell>
          <table:table-cell table:style-name="ce8" table:formula="of:=IF(AND([.$B39]=WEEKNUM(TODAY();1);[.F$2]=WEEKDAY(TODAY());MOD(ROW();2)=0);&quot;✓&quot;;IF(AND([.$B39]=WEEKNUM(TODAY();1);[.F$2]=WEEKDAY(TODAY());MOD(ROW();2)&lt;&gt;0);&quot;x&quot;;&quot;&quot;))">
            <text:p/>
          </table:table-cell>
          <table:table-cell table:style-name="ce9" table:formula="of:=IF(AND([.$B39]=WEEKNUM(TODAY();1);[.G$2]=WEEKDAY(TODAY());MOD(ROW();2)=0);&quot;✓&quot;;IF(AND([.$B39]=WEEKNUM(TODAY();1);[.G$2]=WEEKDAY(TODAY());MOD(ROW();2)&lt;&gt;0);&quot;x&quot;;&quot;&quot;))">
            <text:p/>
          </table:table-cell>
          <table:table-cell table:style-name="ce8" table:formula="of:=IF(AND([.$B39]=WEEKNUM(TODAY();1);[.H$2]=WEEKDAY(TODAY());MOD(ROW();2)=0);&quot;✓&quot;;IF(AND([.$B39]=WEEKNUM(TODAY();1);[.H$2]=WEEKDAY(TODAY());MOD(ROW();2)&lt;&gt;0);&quot;x&quot;;&quot;&quot;))">
            <text:p/>
          </table:table-cell>
          <table:table-cell table:style-name="ce9" table:formula="of:=IF(AND([.$B39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7/09/25 16 Habitação Espírito Santo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set/out</text:p>
          </table:table-cell>
          <table:table-cell table:style-name="ce3" office:value-type="float" office:value="38" calcext:value-type="float">
            <text:p>38</text:p>
          </table:table-cell>
          <table:table-cell table:style-name="ce5" table:formula="of:=IF(AND([.$B40]=WEEKNUM(TODAY();1);[.C$2]=WEEKDAY(TODAY());MOD(ROW();2)=0);&quot;✓&quot;;IF(AND([.$B40]=WEEKNUM(TODAY();1);[.C$2]=WEEKDAY(TODAY());MOD(ROW();2)&lt;&gt;0);&quot;x&quot;;&quot;&quot;))">
            <text:p/>
          </table:table-cell>
          <table:table-cell table:style-name="ce8" table:formula="of:=IF(AND([.$B40]=WEEKNUM(TODAY();1);[.D$2]=WEEKDAY(TODAY());MOD(ROW();2)=0);&quot;✓&quot;;IF(AND([.$B40]=WEEKNUM(TODAY();1);[.D$2]=WEEKDAY(TODAY());MOD(ROW();2)&lt;&gt;0);&quot;x&quot;;&quot;&quot;))">
            <text:p/>
          </table:table-cell>
          <table:table-cell table:style-name="ce9" table:formula="of:=IF(AND([.$B40]=WEEKNUM(TODAY();1);[.E$2]=WEEKDAY(TODAY());MOD(ROW();2)=0);&quot;✓&quot;;IF(AND([.$B40]=WEEKNUM(TODAY();1);[.E$2]=WEEKDAY(TODAY());MOD(ROW();2)&lt;&gt;0);&quot;x&quot;;&quot;&quot;))">
            <text:p/>
          </table:table-cell>
          <table:table-cell table:style-name="ce8" table:formula="of:=IF(AND([.$B40]=WEEKNUM(TODAY();1);[.F$2]=WEEKDAY(TODAY());MOD(ROW();2)=0);&quot;✓&quot;;IF(AND([.$B40]=WEEKNUM(TODAY();1);[.F$2]=WEEKDAY(TODAY());MOD(ROW();2)&lt;&gt;0);&quot;x&quot;;&quot;&quot;))">
            <text:p/>
          </table:table-cell>
          <table:table-cell table:style-name="ce9" table:formula="of:=IF(AND([.$B40]=WEEKNUM(TODAY();1);[.G$2]=WEEKDAY(TODAY());MOD(ROW();2)=0);&quot;✓&quot;;IF(AND([.$B40]=WEEKNUM(TODAY();1);[.G$2]=WEEKDAY(TODAY());MOD(ROW();2)&lt;&gt;0);&quot;x&quot;;&quot;&quot;))">
            <text:p/>
          </table:table-cell>
          <table:table-cell table:style-name="ce8" table:formula="of:=IF(AND([.$B40]=WEEKNUM(TODAY();1);[.H$2]=WEEKDAY(TODAY());MOD(ROW();2)=0);&quot;✓&quot;;IF(AND([.$B40]=WEEKNUM(TODAY();1);[.H$2]=WEEKDAY(TODAY());MOD(ROW();2)&lt;&gt;0);&quot;x&quot;;&quot;&quot;))">
            <text:p/>
          </table:table-cell>
          <table:table-cell table:style-name="ce9" table:formula="of:=IF(AND([.$B40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4/09/25 17 Igreja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out</text:p>
          </table:table-cell>
          <table:table-cell table:style-name="ce3" office:value-type="float" office:value="39" calcext:value-type="float">
            <text:p>39</text:p>
          </table:table-cell>
          <table:table-cell table:style-name="ce5" table:formula="of:=IF(AND([.$B41]=WEEKNUM(TODAY();1);[.C$2]=WEEKDAY(TODAY());MOD(ROW();2)=0);&quot;✓&quot;;IF(AND([.$B41]=WEEKNUM(TODAY();1);[.C$2]=WEEKDAY(TODAY());MOD(ROW();2)&lt;&gt;0);&quot;x&quot;;&quot;&quot;))">
            <text:p/>
          </table:table-cell>
          <table:table-cell table:style-name="ce8" table:formula="of:=IF(AND([.$B41]=WEEKNUM(TODAY();1);[.D$2]=WEEKDAY(TODAY());MOD(ROW();2)=0);&quot;✓&quot;;IF(AND([.$B41]=WEEKNUM(TODAY();1);[.D$2]=WEEKDAY(TODAY());MOD(ROW();2)&lt;&gt;0);&quot;x&quot;;&quot;&quot;))">
            <text:p/>
          </table:table-cell>
          <table:table-cell table:style-name="ce9" table:formula="of:=IF(AND([.$B41]=WEEKNUM(TODAY();1);[.E$2]=WEEKDAY(TODAY());MOD(ROW();2)=0);&quot;✓&quot;;IF(AND([.$B41]=WEEKNUM(TODAY();1);[.E$2]=WEEKDAY(TODAY());MOD(ROW();2)&lt;&gt;0);&quot;x&quot;;&quot;&quot;))">
            <text:p/>
          </table:table-cell>
          <table:table-cell table:style-name="ce8" table:formula="of:=IF(AND([.$B41]=WEEKNUM(TODAY();1);[.F$2]=WEEKDAY(TODAY());MOD(ROW();2)=0);&quot;✓&quot;;IF(AND([.$B41]=WEEKNUM(TODAY();1);[.F$2]=WEEKDAY(TODAY());MOD(ROW();2)&lt;&gt;0);&quot;x&quot;;&quot;&quot;))">
            <text:p/>
          </table:table-cell>
          <table:table-cell table:style-name="ce9" table:formula="of:=IF(AND([.$B41]=WEEKNUM(TODAY();1);[.G$2]=WEEKDAY(TODAY());MOD(ROW();2)=0);&quot;✓&quot;;IF(AND([.$B41]=WEEKNUM(TODAY();1);[.G$2]=WEEKDAY(TODAY());MOD(ROW();2)&lt;&gt;0);&quot;x&quot;;&quot;&quot;))">
            <text:p/>
          </table:table-cell>
          <table:table-cell table:style-name="ce8" table:formula="of:=IF(AND([.$B41]=WEEKNUM(TODAY();1);[.H$2]=WEEKDAY(TODAY());MOD(ROW();2)=0);&quot;✓&quot;;IF(AND([.$B41]=WEEKNUM(TODAY();1);[.H$2]=WEEKDAY(TODAY());MOD(ROW();2)&lt;&gt;0);&quot;x&quot;;&quot;&quot;))">
            <text:p/>
          </table:table-cell>
          <table:table-cell table:style-name="ce9" table:formula="of:=IF(AND([.$B41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1/09/25 18 Comunhão dos Santos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out</text:p>
          </table:table-cell>
          <table:table-cell table:style-name="ce3" office:value-type="float" office:value="40" calcext:value-type="float">
            <text:p>40</text:p>
          </table:table-cell>
          <table:table-cell table:style-name="ce5" table:formula="of:=IF(AND([.$B42]=WEEKNUM(TODAY();1);[.C$2]=WEEKDAY(TODAY());MOD(ROW();2)=0);&quot;✓&quot;;IF(AND([.$B42]=WEEKNUM(TODAY();1);[.C$2]=WEEKDAY(TODAY());MOD(ROW();2)&lt;&gt;0);&quot;x&quot;;&quot;&quot;))">
            <text:p/>
          </table:table-cell>
          <table:table-cell table:style-name="ce8" table:formula="of:=IF(AND([.$B42]=WEEKNUM(TODAY();1);[.D$2]=WEEKDAY(TODAY());MOD(ROW();2)=0);&quot;✓&quot;;IF(AND([.$B42]=WEEKNUM(TODAY();1);[.D$2]=WEEKDAY(TODAY());MOD(ROW();2)&lt;&gt;0);&quot;x&quot;;&quot;&quot;))">
            <text:p/>
          </table:table-cell>
          <table:table-cell table:style-name="ce9" table:formula="of:=IF(AND([.$B42]=WEEKNUM(TODAY();1);[.E$2]=WEEKDAY(TODAY());MOD(ROW();2)=0);&quot;✓&quot;;IF(AND([.$B42]=WEEKNUM(TODAY();1);[.E$2]=WEEKDAY(TODAY());MOD(ROW();2)&lt;&gt;0);&quot;x&quot;;&quot;&quot;))">
            <text:p/>
          </table:table-cell>
          <table:table-cell table:style-name="ce8" table:formula="of:=IF(AND([.$B42]=WEEKNUM(TODAY();1);[.F$2]=WEEKDAY(TODAY());MOD(ROW();2)=0);&quot;✓&quot;;IF(AND([.$B42]=WEEKNUM(TODAY();1);[.F$2]=WEEKDAY(TODAY());MOD(ROW();2)&lt;&gt;0);&quot;x&quot;;&quot;&quot;))">
            <text:p/>
          </table:table-cell>
          <table:table-cell table:style-name="ce9" table:formula="of:=IF(AND([.$B42]=WEEKNUM(TODAY();1);[.G$2]=WEEKDAY(TODAY());MOD(ROW();2)=0);&quot;✓&quot;;IF(AND([.$B42]=WEEKNUM(TODAY();1);[.G$2]=WEEKDAY(TODAY());MOD(ROW();2)&lt;&gt;0);&quot;x&quot;;&quot;&quot;))">
            <text:p/>
          </table:table-cell>
          <table:table-cell table:style-name="ce8" table:formula="of:=IF(AND([.$B42]=WEEKNUM(TODAY();1);[.H$2]=WEEKDAY(TODAY());MOD(ROW();2)=0);&quot;✓&quot;;IF(AND([.$B42]=WEEKNUM(TODAY();1);[.H$2]=WEEKDAY(TODAY());MOD(ROW();2)&lt;&gt;0);&quot;x&quot;;&quot;&quot;))">
            <text:p/>
          </table:table-cell>
          <table:table-cell table:style-name="ce9" table:formula="of:=IF(AND([.$B42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8/09/25 18 Comunhão dos Santos (pt 2)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out</text:p>
          </table:table-cell>
          <table:table-cell table:style-name="ce3" office:value-type="float" office:value="41" calcext:value-type="float">
            <text:p>41</text:p>
          </table:table-cell>
          <table:table-cell table:style-name="ce5" table:formula="of:=IF(AND([.$B43]=WEEKNUM(TODAY();1);[.C$2]=WEEKDAY(TODAY());MOD(ROW();2)=0);&quot;✓&quot;;IF(AND([.$B43]=WEEKNUM(TODAY();1);[.C$2]=WEEKDAY(TODAY());MOD(ROW();2)&lt;&gt;0);&quot;x&quot;;&quot;&quot;))">
            <text:p/>
          </table:table-cell>
          <table:table-cell table:style-name="ce8" table:formula="of:=IF(AND([.$B43]=WEEKNUM(TODAY();1);[.D$2]=WEEKDAY(TODAY());MOD(ROW();2)=0);&quot;✓&quot;;IF(AND([.$B43]=WEEKNUM(TODAY();1);[.D$2]=WEEKDAY(TODAY());MOD(ROW();2)&lt;&gt;0);&quot;x&quot;;&quot;&quot;))">
            <text:p/>
          </table:table-cell>
          <table:table-cell table:style-name="ce9" table:formula="of:=IF(AND([.$B43]=WEEKNUM(TODAY();1);[.E$2]=WEEKDAY(TODAY());MOD(ROW();2)=0);&quot;✓&quot;;IF(AND([.$B43]=WEEKNUM(TODAY();1);[.E$2]=WEEKDAY(TODAY());MOD(ROW();2)&lt;&gt;0);&quot;x&quot;;&quot;&quot;))">
            <text:p/>
          </table:table-cell>
          <table:table-cell table:style-name="ce8" table:formula="of:=IF(AND([.$B43]=WEEKNUM(TODAY();1);[.F$2]=WEEKDAY(TODAY());MOD(ROW();2)=0);&quot;✓&quot;;IF(AND([.$B43]=WEEKNUM(TODAY();1);[.F$2]=WEEKDAY(TODAY());MOD(ROW();2)&lt;&gt;0);&quot;x&quot;;&quot;&quot;))">
            <text:p/>
          </table:table-cell>
          <table:table-cell table:style-name="ce9" table:formula="of:=IF(AND([.$B43]=WEEKNUM(TODAY();1);[.G$2]=WEEKDAY(TODAY());MOD(ROW();2)=0);&quot;✓&quot;;IF(AND([.$B43]=WEEKNUM(TODAY();1);[.G$2]=WEEKDAY(TODAY());MOD(ROW();2)&lt;&gt;0);&quot;x&quot;;&quot;&quot;))">
            <text:p/>
          </table:table-cell>
          <table:table-cell table:style-name="ce8" table:formula="of:=IF(AND([.$B43]=WEEKNUM(TODAY();1);[.H$2]=WEEKDAY(TODAY());MOD(ROW();2)=0);&quot;✓&quot;;IF(AND([.$B43]=WEEKNUM(TODAY();1);[.H$2]=WEEKDAY(TODAY());MOD(ROW();2)&lt;&gt;0);&quot;x&quot;;&quot;&quot;))">
            <text:p/>
          </table:table-cell>
          <table:table-cell table:style-name="ce9" table:formula="of:=IF(AND([.$B43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5/10/25 19 Remissão dos Pecados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out/nov</text:p>
          </table:table-cell>
          <table:table-cell table:style-name="ce3" office:value-type="float" office:value="42" calcext:value-type="float">
            <text:p>42</text:p>
          </table:table-cell>
          <table:table-cell table:style-name="ce5" table:formula="of:=IF(AND([.$B44]=WEEKNUM(TODAY();1);[.C$2]=WEEKDAY(TODAY());MOD(ROW();2)=0);&quot;✓&quot;;IF(AND([.$B44]=WEEKNUM(TODAY();1);[.C$2]=WEEKDAY(TODAY());MOD(ROW();2)&lt;&gt;0);&quot;x&quot;;&quot;&quot;))">
            <text:p/>
          </table:table-cell>
          <table:table-cell table:style-name="ce8" table:formula="of:=IF(AND([.$B44]=WEEKNUM(TODAY();1);[.D$2]=WEEKDAY(TODAY());MOD(ROW();2)=0);&quot;✓&quot;;IF(AND([.$B44]=WEEKNUM(TODAY();1);[.D$2]=WEEKDAY(TODAY());MOD(ROW();2)&lt;&gt;0);&quot;x&quot;;&quot;&quot;))">
            <text:p/>
          </table:table-cell>
          <table:table-cell table:style-name="ce9" table:formula="of:=IF(AND([.$B44]=WEEKNUM(TODAY();1);[.E$2]=WEEKDAY(TODAY());MOD(ROW();2)=0);&quot;✓&quot;;IF(AND([.$B44]=WEEKNUM(TODAY();1);[.E$2]=WEEKDAY(TODAY());MOD(ROW();2)&lt;&gt;0);&quot;x&quot;;&quot;&quot;))">
            <text:p/>
          </table:table-cell>
          <table:table-cell table:style-name="ce8" table:formula="of:=IF(AND([.$B44]=WEEKNUM(TODAY();1);[.F$2]=WEEKDAY(TODAY());MOD(ROW();2)=0);&quot;✓&quot;;IF(AND([.$B44]=WEEKNUM(TODAY();1);[.F$2]=WEEKDAY(TODAY());MOD(ROW();2)&lt;&gt;0);&quot;x&quot;;&quot;&quot;))">
            <text:p/>
          </table:table-cell>
          <table:table-cell table:style-name="ce9" table:formula="of:=IF(AND([.$B44]=WEEKNUM(TODAY();1);[.G$2]=WEEKDAY(TODAY());MOD(ROW();2)=0);&quot;✓&quot;;IF(AND([.$B44]=WEEKNUM(TODAY();1);[.G$2]=WEEKDAY(TODAY());MOD(ROW();2)&lt;&gt;0);&quot;x&quot;;&quot;&quot;))">
            <text:p/>
          </table:table-cell>
          <table:table-cell table:style-name="ce8" table:formula="of:=IF(AND([.$B44]=WEEKNUM(TODAY();1);[.H$2]=WEEKDAY(TODAY());MOD(ROW();2)=0);&quot;✓&quot;;IF(AND([.$B44]=WEEKNUM(TODAY();1);[.H$2]=WEEKDAY(TODAY());MOD(ROW();2)&lt;&gt;0);&quot;x&quot;;&quot;&quot;))">
            <text:p/>
          </table:table-cell>
          <table:table-cell table:style-name="ce9" table:formula="of:=IF(AND([.$B44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2/10/25 20 Ressurreição dos Mortos ( #)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nov</text:p>
          </table:table-cell>
          <table:table-cell table:style-name="ce3" office:value-type="float" office:value="43" calcext:value-type="float">
            <text:p>43</text:p>
          </table:table-cell>
          <table:table-cell table:style-name="ce5" table:formula="of:=IF(AND([.$B45]=WEEKNUM(TODAY();1);[.C$2]=WEEKDAY(TODAY());MOD(ROW();2)=0);&quot;✓&quot;;IF(AND([.$B45]=WEEKNUM(TODAY();1);[.C$2]=WEEKDAY(TODAY());MOD(ROW();2)&lt;&gt;0);&quot;x&quot;;&quot;&quot;))">
            <text:p/>
          </table:table-cell>
          <table:table-cell table:style-name="ce8" table:formula="of:=IF(AND([.$B45]=WEEKNUM(TODAY();1);[.D$2]=WEEKDAY(TODAY());MOD(ROW();2)=0);&quot;✓&quot;;IF(AND([.$B45]=WEEKNUM(TODAY();1);[.D$2]=WEEKDAY(TODAY());MOD(ROW();2)&lt;&gt;0);&quot;x&quot;;&quot;&quot;))">
            <text:p/>
          </table:table-cell>
          <table:table-cell table:style-name="ce9" table:formula="of:=IF(AND([.$B45]=WEEKNUM(TODAY();1);[.E$2]=WEEKDAY(TODAY());MOD(ROW();2)=0);&quot;✓&quot;;IF(AND([.$B45]=WEEKNUM(TODAY();1);[.E$2]=WEEKDAY(TODAY());MOD(ROW();2)&lt;&gt;0);&quot;x&quot;;&quot;&quot;))">
            <text:p/>
          </table:table-cell>
          <table:table-cell table:style-name="ce8" table:formula="of:=IF(AND([.$B45]=WEEKNUM(TODAY();1);[.F$2]=WEEKDAY(TODAY());MOD(ROW();2)=0);&quot;✓&quot;;IF(AND([.$B45]=WEEKNUM(TODAY();1);[.F$2]=WEEKDAY(TODAY());MOD(ROW();2)&lt;&gt;0);&quot;x&quot;;&quot;&quot;))">
            <text:p/>
          </table:table-cell>
          <table:table-cell table:style-name="ce9" table:formula="of:=IF(AND([.$B45]=WEEKNUM(TODAY();1);[.G$2]=WEEKDAY(TODAY());MOD(ROW();2)=0);&quot;✓&quot;;IF(AND([.$B45]=WEEKNUM(TODAY();1);[.G$2]=WEEKDAY(TODAY());MOD(ROW();2)&lt;&gt;0);&quot;x&quot;;&quot;&quot;))">
            <text:p/>
          </table:table-cell>
          <table:table-cell table:style-name="ce8" table:formula="of:=IF(AND([.$B45]=WEEKNUM(TODAY();1);[.H$2]=WEEKDAY(TODAY());MOD(ROW();2)=0);&quot;✓&quot;;IF(AND([.$B45]=WEEKNUM(TODAY();1);[.H$2]=WEEKDAY(TODAY());MOD(ROW();2)&lt;&gt;0);&quot;x&quot;;&quot;&quot;))">
            <text:p/>
          </table:table-cell>
          <table:table-cell table:style-name="ce9" table:formula="of:=IF(AND([.$B45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9/10/25 21 A vida eterna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nov</text:p>
          </table:table-cell>
          <table:table-cell table:style-name="ce3" office:value-type="float" office:value="44" calcext:value-type="float">
            <text:p>44</text:p>
          </table:table-cell>
          <table:table-cell table:style-name="ce5" table:formula="of:=IF(AND([.$B46]=WEEKNUM(TODAY();1);[.C$2]=WEEKDAY(TODAY());MOD(ROW();2)=0);&quot;✓&quot;;IF(AND([.$B46]=WEEKNUM(TODAY();1);[.C$2]=WEEKDAY(TODAY());MOD(ROW();2)&lt;&gt;0);&quot;x&quot;;&quot;&quot;))">
            <text:p/>
          </table:table-cell>
          <table:table-cell table:style-name="ce8" table:formula="of:=IF(AND([.$B46]=WEEKNUM(TODAY();1);[.D$2]=WEEKDAY(TODAY());MOD(ROW();2)=0);&quot;✓&quot;;IF(AND([.$B46]=WEEKNUM(TODAY();1);[.D$2]=WEEKDAY(TODAY());MOD(ROW();2)&lt;&gt;0);&quot;x&quot;;&quot;&quot;))">
            <text:p/>
          </table:table-cell>
          <table:table-cell table:style-name="ce9" table:formula="of:=IF(AND([.$B46]=WEEKNUM(TODAY();1);[.E$2]=WEEKDAY(TODAY());MOD(ROW();2)=0);&quot;✓&quot;;IF(AND([.$B46]=WEEKNUM(TODAY();1);[.E$2]=WEEKDAY(TODAY());MOD(ROW();2)&lt;&gt;0);&quot;x&quot;;&quot;&quot;))">
            <text:p/>
          </table:table-cell>
          <table:table-cell table:style-name="ce8" table:formula="of:=IF(AND([.$B46]=WEEKNUM(TODAY();1);[.F$2]=WEEKDAY(TODAY());MOD(ROW();2)=0);&quot;✓&quot;;IF(AND([.$B46]=WEEKNUM(TODAY();1);[.F$2]=WEEKDAY(TODAY());MOD(ROW();2)&lt;&gt;0);&quot;x&quot;;&quot;&quot;))">
            <text:p/>
          </table:table-cell>
          <table:table-cell table:style-name="ce9" table:formula="of:=IF(AND([.$B46]=WEEKNUM(TODAY();1);[.G$2]=WEEKDAY(TODAY());MOD(ROW();2)=0);&quot;✓&quot;;IF(AND([.$B46]=WEEKNUM(TODAY();1);[.G$2]=WEEKDAY(TODAY());MOD(ROW();2)&lt;&gt;0);&quot;x&quot;;&quot;&quot;))">
            <text:p/>
          </table:table-cell>
          <table:table-cell table:style-name="ce8" table:formula="of:=IF(AND([.$B46]=WEEKNUM(TODAY();1);[.H$2]=WEEKDAY(TODAY());MOD(ROW();2)=0);&quot;✓&quot;;IF(AND([.$B46]=WEEKNUM(TODAY();1);[.H$2]=WEEKDAY(TODAY());MOD(ROW();2)&lt;&gt;0);&quot;x&quot;;&quot;&quot;))">
            <text:p/>
          </table:table-cell>
          <table:table-cell table:style-name="ce9" table:formula="of:=IF(AND([.$B46]=WEEKNUM(TODAY();1);[.I$2]=WEEKDAY(TODAY()));&quot;x&quot;;&quot;&quot;)">
            <text:p/>
          </table:table-cell>
          <table:table-cell table:style-name="ce1"/>
          <table:table-cell table:style-name="ce1" office:value-type="string" calcext:value-type="string">
            <text:p>26/10/25 22 O Batismo e a Ceia</text:p>
          </table:table-cell>
          <table:table-cell table:style-name="ce1"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nov</text:p>
          </table:table-cell>
          <table:table-cell table:style-name="ce3" office:value-type="float" office:value="45" calcext:value-type="float">
            <text:p>45</text:p>
          </table:table-cell>
          <table:table-cell table:style-name="ce5" table:formula="of:=IF(AND([.$B47]=WEEKNUM(TODAY();1);[.C$2]=WEEKDAY(TODAY());MOD(ROW();2)=0);&quot;✓&quot;;IF(AND([.$B47]=WEEKNUM(TODAY();1);[.C$2]=WEEKDAY(TODAY());MOD(ROW();2)&lt;&gt;0);&quot;x&quot;;&quot;&quot;))">
            <text:p/>
          </table:table-cell>
          <table:table-cell table:style-name="ce8" table:formula="of:=IF(AND([.$B47]=WEEKNUM(TODAY();1);[.D$2]=WEEKDAY(TODAY());MOD(ROW();2)=0);&quot;✓&quot;;IF(AND([.$B47]=WEEKNUM(TODAY();1);[.D$2]=WEEKDAY(TODAY());MOD(ROW();2)&lt;&gt;0);&quot;x&quot;;&quot;&quot;))">
            <text:p/>
          </table:table-cell>
          <table:table-cell table:style-name="ce9" table:formula="of:=IF(AND([.$B47]=WEEKNUM(TODAY();1);[.E$2]=WEEKDAY(TODAY());MOD(ROW();2)=0);&quot;✓&quot;;IF(AND([.$B47]=WEEKNUM(TODAY();1);[.E$2]=WEEKDAY(TODAY());MOD(ROW();2)&lt;&gt;0);&quot;x&quot;;&quot;&quot;))">
            <text:p/>
          </table:table-cell>
          <table:table-cell table:style-name="ce8" table:formula="of:=IF(AND([.$B47]=WEEKNUM(TODAY();1);[.F$2]=WEEKDAY(TODAY());MOD(ROW();2)=0);&quot;✓&quot;;IF(AND([.$B47]=WEEKNUM(TODAY();1);[.F$2]=WEEKDAY(TODAY());MOD(ROW();2)&lt;&gt;0);&quot;x&quot;;&quot;&quot;))">
            <text:p/>
          </table:table-cell>
          <table:table-cell table:style-name="ce9" table:formula="of:=IF(AND([.$B47]=WEEKNUM(TODAY();1);[.G$2]=WEEKDAY(TODAY());MOD(ROW();2)=0);&quot;✓&quot;;IF(AND([.$B47]=WEEKNUM(TODAY();1);[.G$2]=WEEKDAY(TODAY());MOD(ROW();2)&lt;&gt;0);&quot;x&quot;;&quot;&quot;))" office:value-type="string" office:string-value="x" calcext:value-type="string">
            <text:p>x</text:p>
          </table:table-cell>
          <table:table-cell table:style-name="ce8" table:formula="of:=IF(AND([.$B47]=WEEKNUM(TODAY();1);[.H$2]=WEEKDAY(TODAY());MOD(ROW();2)=0);&quot;✓&quot;;IF(AND([.$B47]=WEEKNUM(TODAY();1);[.H$2]=WEEKDAY(TODAY());MOD(ROW();2)&lt;&gt;0);&quot;x&quot;;&quot;&quot;))">
            <text:p/>
          </table:table-cell>
          <table:table-cell table:style-name="ce9" table:formula="of:=IF(AND([.$B47]=WEEKNUM(TODAY();1);[.I$2]=WEEKDAY(TODAY()));&quot;x&quot;;&quot;&quot;)">
            <text:p/>
          </table:table-cell>
          <table:table-cell table:style-name="ce1" office:value-type="string" calcext:value-type="string">
            <text:p>23 Batismo: alcance, significado e aplicação</text:p>
          </table:table-cell>
          <table:table-cell/>
          <table:table-cell table:style-name="ce1"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nov</text:p>
          </table:table-cell>
          <table:table-cell table:style-name="ce3" office:value-type="float" office:value="46" calcext:value-type="float">
            <text:p>46</text:p>
          </table:table-cell>
          <table:table-cell table:style-name="ce5" table:formula="of:=IF(AND([.$B48]=WEEKNUM(TODAY();1);[.C$2]=WEEKDAY(TODAY());MOD(ROW();2)=0);&quot;✓&quot;;IF(AND([.$B48]=WEEKNUM(TODAY();1);[.C$2]=WEEKDAY(TODAY());MOD(ROW();2)&lt;&gt;0);&quot;x&quot;;&quot;&quot;))">
            <text:p/>
          </table:table-cell>
          <table:table-cell table:style-name="ce8" table:formula="of:=IF(AND([.$B48]=WEEKNUM(TODAY();1);[.D$2]=WEEKDAY(TODAY());MOD(ROW();2)=0);&quot;✓&quot;;IF(AND([.$B48]=WEEKNUM(TODAY();1);[.D$2]=WEEKDAY(TODAY());MOD(ROW();2)&lt;&gt;0);&quot;x&quot;;&quot;&quot;))">
            <text:p/>
          </table:table-cell>
          <table:table-cell table:style-name="ce9" table:formula="of:=IF(AND([.$B48]=WEEKNUM(TODAY();1);[.E$2]=WEEKDAY(TODAY());MOD(ROW();2)=0);&quot;✓&quot;;IF(AND([.$B48]=WEEKNUM(TODAY();1);[.E$2]=WEEKDAY(TODAY());MOD(ROW();2)&lt;&gt;0);&quot;x&quot;;&quot;&quot;))">
            <text:p/>
          </table:table-cell>
          <table:table-cell table:style-name="ce8" table:formula="of:=IF(AND([.$B48]=WEEKNUM(TODAY();1);[.F$2]=WEEKDAY(TODAY());MOD(ROW();2)=0);&quot;✓&quot;;IF(AND([.$B48]=WEEKNUM(TODAY();1);[.F$2]=WEEKDAY(TODAY());MOD(ROW();2)&lt;&gt;0);&quot;x&quot;;&quot;&quot;))">
            <text:p/>
          </table:table-cell>
          <table:table-cell table:style-name="ce9" table:formula="of:=IF(AND([.$B48]=WEEKNUM(TODAY();1);[.G$2]=WEEKDAY(TODAY());MOD(ROW();2)=0);&quot;✓&quot;;IF(AND([.$B48]=WEEKNUM(TODAY();1);[.G$2]=WEEKDAY(TODAY());MOD(ROW();2)&lt;&gt;0);&quot;x&quot;;&quot;&quot;))">
            <text:p/>
          </table:table-cell>
          <table:table-cell table:style-name="ce8" table:formula="of:=IF(AND([.$B48]=WEEKNUM(TODAY();1);[.H$2]=WEEKDAY(TODAY());MOD(ROW();2)=0);&quot;✓&quot;;IF(AND([.$B48]=WEEKNUM(TODAY();1);[.H$2]=WEEKDAY(TODAY());MOD(ROW();2)&lt;&gt;0);&quot;x&quot;;&quot;&quot;))">
            <text:p/>
          </table:table-cell>
          <table:table-cell table:style-name="ce9" table:formula="of:=IF(AND([.$B48]=WEEKNUM(TODAY();1);[.I$2]=WEEKDAY(TODAY()));&quot;x&quot;;&quot;&quot;)">
            <text:p/>
          </table:table-cell>
          <table:table-cell table:style-name="ce1" office:value-type="string" calcext:value-type="string">
            <text:p>24 A ceia do Senhor</text:p>
          </table:table-cell>
          <table:table-cell/>
          <table:table-cell table:style-name="ce1"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nov/dez</text:p>
          </table:table-cell>
          <table:table-cell table:style-name="ce3" office:value-type="float" office:value="47" calcext:value-type="float">
            <text:p>47</text:p>
          </table:table-cell>
          <table:table-cell table:style-name="ce5" table:formula="of:=IF(AND([.$B49]=WEEKNUM(TODAY();1);[.C$2]=WEEKDAY(TODAY());MOD(ROW();2)=0);&quot;✓&quot;;IF(AND([.$B49]=WEEKNUM(TODAY();1);[.C$2]=WEEKDAY(TODAY());MOD(ROW();2)&lt;&gt;0);&quot;x&quot;;&quot;&quot;))">
            <text:p/>
          </table:table-cell>
          <table:table-cell table:style-name="ce8" table:formula="of:=IF(AND([.$B49]=WEEKNUM(TODAY();1);[.D$2]=WEEKDAY(TODAY());MOD(ROW();2)=0);&quot;✓&quot;;IF(AND([.$B49]=WEEKNUM(TODAY();1);[.D$2]=WEEKDAY(TODAY());MOD(ROW();2)&lt;&gt;0);&quot;x&quot;;&quot;&quot;))">
            <text:p/>
          </table:table-cell>
          <table:table-cell table:style-name="ce9" table:formula="of:=IF(AND([.$B49]=WEEKNUM(TODAY();1);[.E$2]=WEEKDAY(TODAY());MOD(ROW();2)=0);&quot;✓&quot;;IF(AND([.$B49]=WEEKNUM(TODAY();1);[.E$2]=WEEKDAY(TODAY());MOD(ROW();2)&lt;&gt;0);&quot;x&quot;;&quot;&quot;))">
            <text:p/>
          </table:table-cell>
          <table:table-cell table:style-name="ce8" table:formula="of:=IF(AND([.$B49]=WEEKNUM(TODAY();1);[.F$2]=WEEKDAY(TODAY());MOD(ROW();2)=0);&quot;✓&quot;;IF(AND([.$B49]=WEEKNUM(TODAY();1);[.F$2]=WEEKDAY(TODAY());MOD(ROW();2)&lt;&gt;0);&quot;x&quot;;&quot;&quot;))">
            <text:p/>
          </table:table-cell>
          <table:table-cell table:style-name="ce9" table:formula="of:=IF(AND([.$B49]=WEEKNUM(TODAY();1);[.G$2]=WEEKDAY(TODAY());MOD(ROW();2)=0);&quot;✓&quot;;IF(AND([.$B49]=WEEKNUM(TODAY();1);[.G$2]=WEEKDAY(TODAY());MOD(ROW();2)&lt;&gt;0);&quot;x&quot;;&quot;&quot;))">
            <text:p/>
          </table:table-cell>
          <table:table-cell table:style-name="ce8" table:formula="of:=IF(AND([.$B49]=WEEKNUM(TODAY();1);[.H$2]=WEEKDAY(TODAY());MOD(ROW();2)=0);&quot;✓&quot;;IF(AND([.$B49]=WEEKNUM(TODAY();1);[.H$2]=WEEKDAY(TODAY());MOD(ROW();2)&lt;&gt;0);&quot;x&quot;;&quot;&quot;))">
            <text:p/>
          </table:table-cell>
          <table:table-cell table:style-name="ce9" table:formula="of:=IF(AND([.$B49]=WEEKNUM(TODAY();1);[.I$2]=WEEKDAY(TODAY()));&quot;x&quot;;&quot;&quot;)">
            <text:p/>
          </table:table-cell>
          <table:table-cell table:style-name="ce1" office:value-type="string" calcext:value-type="string">
            <text:p>25 O governo da igreja</text:p>
          </table:table-cell>
          <table:table-cell/>
          <table:table-cell table:style-name="ce1"/>
          <table:table-cell table:style-name="ce4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dez</text:p>
          </table:table-cell>
          <table:table-cell table:style-name="ce3" office:value-type="float" office:value="48" calcext:value-type="float">
            <text:p>48</text:p>
          </table:table-cell>
          <table:table-cell table:style-name="ce5" table:formula="of:=IF(AND([.$B50]=WEEKNUM(TODAY();1);[.C$2]=WEEKDAY(TODAY());MOD(ROW();2)=0);&quot;✓&quot;;IF(AND([.$B50]=WEEKNUM(TODAY();1);[.C$2]=WEEKDAY(TODAY());MOD(ROW();2)&lt;&gt;0);&quot;x&quot;;&quot;&quot;))">
            <text:p/>
          </table:table-cell>
          <table:table-cell table:style-name="ce8" table:formula="of:=IF(AND([.$B50]=WEEKNUM(TODAY();1);[.D$2]=WEEKDAY(TODAY());MOD(ROW();2)=0);&quot;✓&quot;;IF(AND([.$B50]=WEEKNUM(TODAY();1);[.D$2]=WEEKDAY(TODAY());MOD(ROW();2)&lt;&gt;0);&quot;x&quot;;&quot;&quot;))">
            <text:p/>
          </table:table-cell>
          <table:table-cell table:style-name="ce9" table:formula="of:=IF(AND([.$B50]=WEEKNUM(TODAY();1);[.E$2]=WEEKDAY(TODAY());MOD(ROW();2)=0);&quot;✓&quot;;IF(AND([.$B50]=WEEKNUM(TODAY();1);[.E$2]=WEEKDAY(TODAY());MOD(ROW();2)&lt;&gt;0);&quot;x&quot;;&quot;&quot;))">
            <text:p/>
          </table:table-cell>
          <table:table-cell table:style-name="ce8" table:formula="of:=IF(AND([.$B50]=WEEKNUM(TODAY();1);[.F$2]=WEEKDAY(TODAY());MOD(ROW();2)=0);&quot;✓&quot;;IF(AND([.$B50]=WEEKNUM(TODAY();1);[.F$2]=WEEKDAY(TODAY());MOD(ROW();2)&lt;&gt;0);&quot;x&quot;;&quot;&quot;))">
            <text:p/>
          </table:table-cell>
          <table:table-cell table:style-name="ce9" table:formula="of:=IF(AND([.$B50]=WEEKNUM(TODAY();1);[.G$2]=WEEKDAY(TODAY());MOD(ROW();2)=0);&quot;✓&quot;;IF(AND([.$B50]=WEEKNUM(TODAY();1);[.G$2]=WEEKDAY(TODAY());MOD(ROW();2)&lt;&gt;0);&quot;x&quot;;&quot;&quot;))">
            <text:p/>
          </table:table-cell>
          <table:table-cell table:style-name="ce8" table:formula="of:=IF(AND([.$B50]=WEEKNUM(TODAY();1);[.H$2]=WEEKDAY(TODAY());MOD(ROW();2)=0);&quot;✓&quot;;IF(AND([.$B50]=WEEKNUM(TODAY();1);[.H$2]=WEEKDAY(TODAY());MOD(ROW();2)&lt;&gt;0);&quot;x&quot;;&quot;&quot;))">
            <text:p/>
          </table:table-cell>
          <table:table-cell table:style-name="ce9" table:formula="of:=IF(AND([.$B50]=WEEKNUM(TODAY();1);[.I$2]=WEEKDAY(TODAY()));&quot;x&quot;;&quot;&quot;)">
            <text:p/>
          </table:table-cell>
          <table:table-cell table:style-name="ce1" office:value-type="string" calcext:value-type="string">
            <text:p>26 Dízimo</text:p>
          </table:table-cell>
          <table:table-cell/>
          <table:table-cell table:style-name="ce1"/>
          <table:table-cell table:style-name="ce4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dez</text:p>
          </table:table-cell>
          <table:table-cell table:style-name="ce3" office:value-type="float" office:value="49" calcext:value-type="float">
            <text:p>49</text:p>
          </table:table-cell>
          <table:table-cell table:style-name="ce5" table:formula="of:=IF(AND([.$B51]=WEEKNUM(TODAY();1);[.C$2]=WEEKDAY(TODAY());MOD(ROW();2)=0);&quot;✓&quot;;IF(AND([.$B51]=WEEKNUM(TODAY();1);[.C$2]=WEEKDAY(TODAY());MOD(ROW();2)&lt;&gt;0);&quot;x&quot;;&quot;&quot;))">
            <text:p/>
          </table:table-cell>
          <table:table-cell table:style-name="ce8" table:formula="of:=IF(AND([.$B51]=WEEKNUM(TODAY();1);[.D$2]=WEEKDAY(TODAY());MOD(ROW();2)=0);&quot;✓&quot;;IF(AND([.$B51]=WEEKNUM(TODAY();1);[.D$2]=WEEKDAY(TODAY());MOD(ROW();2)&lt;&gt;0);&quot;x&quot;;&quot;&quot;))">
            <text:p/>
          </table:table-cell>
          <table:table-cell table:style-name="ce9" table:formula="of:=IF(AND([.$B51]=WEEKNUM(TODAY();1);[.E$2]=WEEKDAY(TODAY());MOD(ROW();2)=0);&quot;✓&quot;;IF(AND([.$B51]=WEEKNUM(TODAY();1);[.E$2]=WEEKDAY(TODAY());MOD(ROW();2)&lt;&gt;0);&quot;x&quot;;&quot;&quot;))">
            <text:p/>
          </table:table-cell>
          <table:table-cell table:style-name="ce8" table:formula="of:=IF(AND([.$B51]=WEEKNUM(TODAY();1);[.F$2]=WEEKDAY(TODAY());MOD(ROW();2)=0);&quot;✓&quot;;IF(AND([.$B51]=WEEKNUM(TODAY();1);[.F$2]=WEEKDAY(TODAY());MOD(ROW();2)&lt;&gt;0);&quot;x&quot;;&quot;&quot;))">
            <text:p/>
          </table:table-cell>
          <table:table-cell table:style-name="ce9" table:formula="of:=IF(AND([.$B51]=WEEKNUM(TODAY();1);[.G$2]=WEEKDAY(TODAY());MOD(ROW();2)=0);&quot;✓&quot;;IF(AND([.$B51]=WEEKNUM(TODAY();1);[.G$2]=WEEKDAY(TODAY());MOD(ROW();2)&lt;&gt;0);&quot;x&quot;;&quot;&quot;))">
            <text:p/>
          </table:table-cell>
          <table:table-cell table:style-name="ce8" table:formula="of:=IF(AND([.$B51]=WEEKNUM(TODAY();1);[.H$2]=WEEKDAY(TODAY());MOD(ROW();2)=0);&quot;✓&quot;;IF(AND([.$B51]=WEEKNUM(TODAY();1);[.H$2]=WEEKDAY(TODAY());MOD(ROW();2)&lt;&gt;0);&quot;x&quot;;&quot;&quot;))">
            <text:p/>
          </table:table-cell>
          <table:table-cell table:style-name="ce9" table:formula="of:=IF(AND([.$B51]=WEEKNUM(TODAY();1);[.I$2]=WEEKDAY(TODAY());MOD(ROW();2)=0);&quot;✓&quot;;IF(AND([.$B51]=WEEKNUM(TODAY();1);[.I$2]=WEEKDAY(TODAY());MOD(ROW();2)&lt;&gt;0);&quot;x&quot;;&quot;&quot;))">
            <text:p/>
          </table:table-cell>
          <table:table-cell table:style-name="ce1" office:value-type="string" calcext:value-type="string">
            <text:p>27 Disciplina</text:p>
          </table:table-cell>
          <table:table-cell/>
          <table:table-cell table:style-name="ce1"/>
          <table:table-cell table:style-name="ce4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dez</text:p>
          </table:table-cell>
          <table:table-cell table:style-name="ce3" office:value-type="float" office:value="50" calcext:value-type="float">
            <text:p>50</text:p>
          </table:table-cell>
          <table:table-cell table:style-name="ce5" table:formula="of:=IF(AND([.$B52]=WEEKNUM(TODAY();1);[.C$2]=WEEKDAY(TODAY());MOD(ROW();2)=0);&quot;✓&quot;;IF(AND([.$B52]=WEEKNUM(TODAY();1);[.C$2]=WEEKDAY(TODAY());MOD(ROW();2)&lt;&gt;0);&quot;x&quot;;&quot;&quot;))">
            <text:p/>
          </table:table-cell>
          <table:table-cell table:style-name="ce8" table:formula="of:=IF(AND([.$B52]=WEEKNUM(TODAY();1);[.D$2]=WEEKDAY(TODAY());MOD(ROW();2)=0);&quot;✓&quot;;IF(AND([.$B52]=WEEKNUM(TODAY();1);[.D$2]=WEEKDAY(TODAY());MOD(ROW();2)&lt;&gt;0);&quot;x&quot;;&quot;&quot;))">
            <text:p/>
          </table:table-cell>
          <table:table-cell table:style-name="ce9" table:formula="of:=IF(AND([.$B52]=WEEKNUM(TODAY();1);[.E$2]=WEEKDAY(TODAY());MOD(ROW();2)=0);&quot;✓&quot;;IF(AND([.$B52]=WEEKNUM(TODAY();1);[.E$2]=WEEKDAY(TODAY());MOD(ROW();2)&lt;&gt;0);&quot;x&quot;;&quot;&quot;))">
            <text:p/>
          </table:table-cell>
          <table:table-cell table:style-name="ce8" table:formula="of:=IF(AND([.$B52]=WEEKNUM(TODAY();1);[.F$2]=WEEKDAY(TODAY());MOD(ROW();2)=0);&quot;✓&quot;;IF(AND([.$B52]=WEEKNUM(TODAY();1);[.F$2]=WEEKDAY(TODAY());MOD(ROW();2)&lt;&gt;0);&quot;x&quot;;&quot;&quot;))">
            <text:p/>
          </table:table-cell>
          <table:table-cell table:style-name="ce9" table:formula="of:=IF(AND([.$B52]=WEEKNUM(TODAY();1);[.G$2]=WEEKDAY(TODAY());MOD(ROW();2)=0);&quot;✓&quot;;IF(AND([.$B52]=WEEKNUM(TODAY();1);[.G$2]=WEEKDAY(TODAY());MOD(ROW();2)&lt;&gt;0);&quot;x&quot;;&quot;&quot;))">
            <text:p/>
          </table:table-cell>
          <table:table-cell table:style-name="ce8" table:formula="of:=IF(AND([.$B52]=WEEKNUM(TODAY();1);[.H$2]=WEEKDAY(TODAY());MOD(ROW();2)=0);&quot;✓&quot;;IF(AND([.$B52]=WEEKNUM(TODAY();1);[.H$2]=WEEKDAY(TODAY());MOD(ROW();2)&lt;&gt;0);&quot;x&quot;;&quot;&quot;))">
            <text:p/>
          </table:table-cell>
          <table:table-cell table:style-name="ce9" table:formula="of:=IF(AND([.$B52]=WEEKNUM(TODAY();1);[.I$2]=WEEKDAY(TODAY());MOD(ROW();2)=0);&quot;✓&quot;;IF(AND([.$B52]=WEEKNUM(TODAY();1);[.I$2]=WEEKDAY(TODAY());MOD(ROW();2)&lt;&gt;0);&quot;x&quot;;&quot;&quot;))">
            <text:p/>
          </table:table-cell>
          <table:table-cell table:style-name="ce1" office:value-type="string" calcext:value-type="string">
            <text:p>1 A Pública profissão de fé</text:p>
          </table:table-cell>
          <table:table-cell/>
          <table:table-cell table:style-name="ce1"/>
          <table:table-cell table:style-name="ce4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dez</text:p>
          </table:table-cell>
          <table:table-cell table:style-name="ce3" office:value-type="float" office:value="51" calcext:value-type="float">
            <text:p>51</text:p>
          </table:table-cell>
          <table:table-cell table:style-name="ce5" table:formula="of:=IF(AND([.$B53]=WEEKNUM(TODAY();1);[.C$2]=WEEKDAY(TODAY());MOD(ROW();2)=0);&quot;✓&quot;;IF(AND([.$B53]=WEEKNUM(TODAY();1);[.C$2]=WEEKDAY(TODAY());MOD(ROW();2)&lt;&gt;0);&quot;x&quot;;&quot;&quot;))">
            <text:p/>
          </table:table-cell>
          <table:table-cell table:style-name="ce8" table:formula="of:=IF(AND([.$B53]=WEEKNUM(TODAY();1);[.D$2]=WEEKDAY(TODAY());MOD(ROW();2)=0);&quot;✓&quot;;IF(AND([.$B53]=WEEKNUM(TODAY();1);[.D$2]=WEEKDAY(TODAY());MOD(ROW();2)&lt;&gt;0);&quot;x&quot;;&quot;&quot;))">
            <text:p/>
          </table:table-cell>
          <table:table-cell table:style-name="ce9" table:formula="of:=IF(AND([.$B53]=WEEKNUM(TODAY();1);[.E$2]=WEEKDAY(TODAY());MOD(ROW();2)=0);&quot;✓&quot;;IF(AND([.$B53]=WEEKNUM(TODAY();1);[.E$2]=WEEKDAY(TODAY());MOD(ROW();2)&lt;&gt;0);&quot;x&quot;;&quot;&quot;))">
            <text:p/>
          </table:table-cell>
          <table:table-cell table:style-name="ce8" table:formula="of:=IF(AND([.$B53]=WEEKNUM(TODAY();1);[.F$2]=WEEKDAY(TODAY());MOD(ROW();2)=0);&quot;✓&quot;;IF(AND([.$B53]=WEEKNUM(TODAY();1);[.F$2]=WEEKDAY(TODAY());MOD(ROW();2)&lt;&gt;0);&quot;x&quot;;&quot;&quot;))">
            <text:p/>
          </table:table-cell>
          <table:table-cell table:style-name="ce9" table:formula="of:=IF(AND([.$B53]=WEEKNUM(TODAY();1);[.G$2]=WEEKDAY(TODAY());MOD(ROW();2)=0);&quot;✓&quot;;IF(AND([.$B53]=WEEKNUM(TODAY();1);[.G$2]=WEEKDAY(TODAY());MOD(ROW();2)&lt;&gt;0);&quot;x&quot;;&quot;&quot;))">
            <text:p/>
          </table:table-cell>
          <table:table-cell table:style-name="ce8" table:formula="of:=IF(AND([.$B53]=WEEKNUM(TODAY();1);[.H$2]=WEEKDAY(TODAY());MOD(ROW();2)=0);&quot;✓&quot;;IF(AND([.$B53]=WEEKNUM(TODAY();1);[.H$2]=WEEKDAY(TODAY());MOD(ROW();2)&lt;&gt;0);&quot;x&quot;;&quot;&quot;))">
            <text:p/>
          </table:table-cell>
          <table:table-cell table:style-name="ce9" table:formula="of:=IF(AND([.$B53]=WEEKNUM(TODAY();1);[.I$2]=WEEKDAY(TODAY());MOD(ROW();2)=0);&quot;✓&quot;;IF(AND([.$B53]=WEEKNUM(TODAY();1);[.I$2]=WEEKDAY(TODAY());MOD(ROW();2)&lt;&gt;0);&quot;x&quot;;&quot;&quot;))">
            <text:p/>
          </table:table-cell>
          <table:table-cell table:style-name="ce1" office:value-type="string" calcext:value-type="string">
            <text:p>2 As Escrituras Sagradas</text:p>
          </table:table-cell>
          <table:table-cell/>
          <table:table-cell table:style-name="ce1"/>
          <table:table-cell table:style-name="ce4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dez</text:p>
          </table:table-cell>
          <table:table-cell table:style-name="ce3" office:value-type="float" office:value="52" calcext:value-type="float">
            <text:p>52</text:p>
          </table:table-cell>
          <table:table-cell table:style-name="ce5" table:formula="of:=IF(AND([.$B54]=WEEKNUM(TODAY();1);[.C$2]=WEEKDAY(TODAY());MOD(ROW();2)=0);&quot;✓&quot;;IF(AND([.$B54]=WEEKNUM(TODAY();1);[.C$2]=WEEKDAY(TODAY());MOD(ROW();2)&lt;&gt;0);&quot;x&quot;;&quot;&quot;))">
            <text:p/>
          </table:table-cell>
          <table:table-cell table:style-name="ce8" table:formula="of:=IF(AND([.$B54]=WEEKNUM(TODAY();1);[.D$2]=WEEKDAY(TODAY());MOD(ROW();2)=0);&quot;✓&quot;;IF(AND([.$B54]=WEEKNUM(TODAY();1);[.D$2]=WEEKDAY(TODAY());MOD(ROW();2)&lt;&gt;0);&quot;x&quot;;&quot;&quot;))">
            <text:p/>
          </table:table-cell>
          <table:table-cell table:style-name="ce9" table:formula="of:=IF(AND([.$B54]=WEEKNUM(TODAY();1);[.E$2]=WEEKDAY(TODAY());MOD(ROW();2)=0);&quot;✓&quot;;IF(AND([.$B54]=WEEKNUM(TODAY();1);[.E$2]=WEEKDAY(TODAY());MOD(ROW();2)&lt;&gt;0);&quot;x&quot;;&quot;&quot;))">
            <text:p/>
          </table:table-cell>
          <table:table-cell table:style-name="ce8" table:formula="of:=IF(AND([.$B54]=WEEKNUM(TODAY();1);[.F$2]=WEEKDAY(TODAY());MOD(ROW();2)=0);&quot;✓&quot;;IF(AND([.$B54]=WEEKNUM(TODAY();1);[.F$2]=WEEKDAY(TODAY());MOD(ROW();2)&lt;&gt;0);&quot;x&quot;;&quot;&quot;))">
            <text:p/>
          </table:table-cell>
          <table:table-cell table:style-name="ce9" table:formula="of:=IF(AND([.$B54]=WEEKNUM(TODAY();1);[.G$2]=WEEKDAY(TODAY());MOD(ROW();2)=0);&quot;✓&quot;;IF(AND([.$B54]=WEEKNUM(TODAY();1);[.G$2]=WEEKDAY(TODAY());MOD(ROW();2)&lt;&gt;0);&quot;x&quot;;&quot;&quot;))">
            <text:p/>
          </table:table-cell>
          <table:table-cell table:style-name="ce8" table:formula="of:=IF(AND([.$B54]=WEEKNUM(TODAY();1);[.H$2]=WEEKDAY(TODAY());MOD(ROW();2)=0);&quot;✓&quot;;IF(AND([.$B54]=WEEKNUM(TODAY();1);[.H$2]=WEEKDAY(TODAY());MOD(ROW();2)&lt;&gt;0);&quot;x&quot;;&quot;&quot;))">
            <text:p/>
          </table:table-cell>
          <table:table-cell table:style-name="ce9" table:formula="of:=IF(AND([.$B54]=WEEKNUM(TODAY();1);[.I$2]=WEEKDAY(TODAY());MOD(ROW();2)=0);&quot;✓&quot;;IF(AND([.$B54]=WEEKNUM(TODAY();1);[.I$2]=WEEKDAY(TODAY());MOD(ROW();2)&lt;&gt;0);&quot;x&quot;;&quot;&quot;))">
            <text:p/>
          </table:table-cell>
          <table:table-cell table:style-name="ce1" office:value-type="string" calcext:value-type="string">
            <text:p>3 A Trindade</text:p>
          </table:table-cell>
          <table:table-cell/>
          <table:table-cell table:style-name="ce1"/>
          <table:table-cell table:style-name="ce4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dez/jan</text:p>
          </table:table-cell>
          <table:table-cell table:style-name="ce3" office:value-type="float" office:value="53" calcext:value-type="float">
            <text:p>53</text:p>
          </table:table-cell>
          <table:table-cell table:style-name="ce5" table:formula="of:=IF(AND([.$B55]=WEEKNUM(TODAY();1);[.C$2]=WEEKDAY(TODAY());MOD(ROW();2)=0);&quot;✓&quot;;IF(AND([.$B55]=WEEKNUM(TODAY();1);[.C$2]=WEEKDAY(TODAY());MOD(ROW();2)&lt;&gt;0);&quot;x&quot;;&quot;&quot;))">
            <text:p/>
          </table:table-cell>
          <table:table-cell table:style-name="ce8" table:formula="of:=IF(AND([.$B55]=WEEKNUM(TODAY();1);[.D$2]=WEEKDAY(TODAY());MOD(ROW();2)=0);&quot;✓&quot;;IF(AND([.$B55]=WEEKNUM(TODAY();1);[.D$2]=WEEKDAY(TODAY());MOD(ROW();2)&lt;&gt;0);&quot;x&quot;;&quot;&quot;))">
            <text:p/>
          </table:table-cell>
          <table:table-cell table:style-name="ce9" table:formula="of:=IF(AND([.$B55]=WEEKNUM(TODAY();1);[.E$2]=WEEKDAY(TODAY());MOD(ROW();2)=0);&quot;✓&quot;;IF(AND([.$B55]=WEEKNUM(TODAY();1);[.E$2]=WEEKDAY(TODAY());MOD(ROW();2)&lt;&gt;0);&quot;x&quot;;&quot;&quot;))">
            <text:p/>
          </table:table-cell>
          <table:table-cell table:style-name="ce8" table:formula="of:=IF(AND([.$B55]=WEEKNUM(TODAY();1);[.F$2]=WEEKDAY(TODAY());MOD(ROW();2)=0);&quot;✓&quot;;IF(AND([.$B55]=WEEKNUM(TODAY();1);[.F$2]=WEEKDAY(TODAY());MOD(ROW();2)&lt;&gt;0);&quot;x&quot;;&quot;&quot;))">
            <text:p/>
          </table:table-cell>
          <table:table-cell table:style-name="ce9" table:formula="of:=IF(AND([.$B55]=WEEKNUM(TODAY();1);[.G$2]=WEEKDAY(TODAY());MOD(ROW();2)=0);&quot;✓&quot;;IF(AND([.$B55]=WEEKNUM(TODAY();1);[.G$2]=WEEKDAY(TODAY());MOD(ROW();2)&lt;&gt;0);&quot;x&quot;;&quot;&quot;))">
            <text:p/>
          </table:table-cell>
          <table:table-cell table:style-name="ce8" table:formula="of:=IF(AND([.$B55]=WEEKNUM(TODAY();1);[.H$2]=WEEKDAY(TODAY());MOD(ROW();2)=0);&quot;✓&quot;;IF(AND([.$B55]=WEEKNUM(TODAY();1);[.H$2]=WEEKDAY(TODAY());MOD(ROW();2)&lt;&gt;0);&quot;x&quot;;&quot;&quot;))">
            <text:p/>
          </table:table-cell>
          <table:table-cell table:style-name="ce9" table:formula="of:=IF(AND([.$B55]=WEEKNUM(TODAY();1);[.I$2]=WEEKDAY(TODAY());MOD(ROW();2)=0);&quot;✓&quot;;IF(AND([.$B55]=WEEKNUM(TODAY();1);[.I$2]=WEEKDAY(TODAY());MOD(ROW();2)&lt;&gt;0);&quot;x&quot;;&quot;&quot;))">
            <text:p/>
          </table:table-cell>
          <table:table-cell table:style-name="ce1" office:value-type="string" calcext:value-type="string">
            <text:p>4 A existência de Deus </text:p>
          </table:table-cell>
          <table:table-cell/>
          <table:table-cell table:style-name="ce1"/>
          <table:table-cell table:style-name="ce4" table:number-columns-repeated="7"/>
          <table:table-cell table:number-columns-repeated="1005"/>
        </table:table-row>
        <table:table-row table:style-name="ro1">
          <table:table-cell table:number-columns-repeated="2"/>
          <table:table-cell table:style-name="ce6" table:number-columns-repeated="7"/>
          <table:table-cell table:style-name="ce1"/>
          <table:table-cell/>
          <table:table-cell table:style-name="ce1"/>
          <table:table-cell table:number-columns-repeated="1012"/>
        </table:table-row>
        <table:table-row table:style-name="ro1" table:number-rows-repeated="3">
          <table:table-cell table:number-columns-repeated="2"/>
          <table:table-cell table:style-name="ce6" table:number-columns-repeated="7"/>
          <table:table-cell table:number-columns-repeated="1015"/>
        </table:table-row>
        <table:table-row table:style-name="ro1">
          <table:table-cell table:number-columns-repeated="2"/>
          <table:table-cell table:style-name="ce6" table:number-columns-repeated="7"/>
          <table:table-cell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7" table:number-columns-repeated="2"/>
          <table:table-cell table:style-name="ce6" table:number-columns-repeated="5"/>
          <table:table-cell/>
          <table:table-cell table:style-name="ce1"/>
          <table:table-cell table:number-columns-repeated="1013"/>
        </table:table-row>
        <table:table-row table:style-name="ro1" table:number-rows-repeated="15">
          <table:table-cell table:number-columns-repeated="2"/>
          <table:table-cell table:style-name="ce6" table:number-columns-repeated="7"/>
          <table:table-cell/>
          <table:table-cell table:style-name="ce1"/>
          <table:table-cell table:number-columns-repeated="1013"/>
        </table:table-row>
        <table:table-row table:style-name="ro1" table:number-rows-repeated="4">
          <table:table-cell table:number-columns-repeated="2"/>
          <table:table-cell table:style-name="ce6" table:number-columns-repeated="7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6" table:number-columns-repeated="7"/>
          <table:table-cell table:style-name="ce4"/>
          <table:table-cell/>
          <table:table-cell table:style-name="ce4"/>
          <table:table-cell table:number-columns-repeated="1012"/>
        </table:table-row>
        <table:table-row table:style-name="ro1">
          <table:table-cell table:number-columns-repeated="2"/>
          <table:table-cell table:style-name="ce6" table:number-columns-repeated="7"/>
          <table:table-cell table:number-columns-repeated="1015"/>
        </table:table-row>
        <table:table-row table:style-name="ro1" table:number-rows-repeated="6">
          <table:table-cell table:number-columns-repeated="2"/>
          <table:table-cell table:style-name="ce6" table:number-columns-repeated="7"/>
          <table:table-cell table:style-name="ce4"/>
          <table:table-cell/>
          <table:table-cell table:style-name="ce4"/>
          <table:table-cell table:number-columns-repeated="1012"/>
        </table:table-row>
        <table:table-row table:style-name="ro1" table:number-rows-repeated="943">
          <table:table-cell table:number-columns-repeated="2"/>
          <table:table-cell table:style-name="ce6" table:number-columns-repeated="7"/>
          <table:table-cell table:number-columns-repeated="1015"/>
        </table:table-row>
        <table:table-row table:style-name="ro3" table:number-rows-repeated="104754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2025'.B2:'2025'.B55">
            <calcext:condition calcext:apply-style-name="ConditionalStyle_1" calcext:value="=WEEKNUM(TODAY();1)" calcext:base-cell-address="'2025'.B2"/>
          </calcext:conditional-format>
          <calcext:conditional-format calcext:target-range-address="'2025'.D3:'2025'.D55 '2025'.F3:'2025'.F55 '2025'.H3:'2025'.H55">
            <calcext:condition calcext:apply-style-name="ConditionalStyle_1" calcext:value="=&quot;x&quot;" calcext:base-cell-address="'2025'.D3"/>
          </calcext:conditional-format>
          <calcext:conditional-format calcext:target-range-address="'2025'.D3:'2025'.D55 '2025'.F3:'2025'.F55 '2025'.H3:'2025'.H55">
            <calcext:condition calcext:apply-style-name="ConditionalStyle_2" calcext:value="=&quot;✓&quot;" calcext:base-cell-address="'2025'.D3"/>
          </calcext:conditional-format>
          <calcext:conditional-format calcext:target-range-address="'2025'.E3:'2025'.E55 '2025'.G3:'2025'.G55 '2025'.I3:'2025'.I55">
            <calcext:condition calcext:apply-style-name="ConditionalStyle_2" calcext:value="=&quot;x&quot;" calcext:base-cell-address="'2025'.E3"/>
          </calcext:conditional-format>
          <calcext:conditional-format calcext:target-range-address="'2025'.E3:'2025'.E55 '2025'.G3:'2025'.G55 '2025'.I3:'2025'.I55">
            <calcext:condition calcext:apply-style-name="ConditionalStyle_1" calcext:value="=&quot;✓&quot;" calcext:base-cell-address="'2025'.E3"/>
          </calcext:conditional-format>
          <calcext:conditional-format calcext:target-range-address="'2025'.A35:'2025'.A35">
            <calcext:condition calcext:apply-style-name="ConditionalStyle_3" calcext:value="formula-is(LEN(TRIM([.A35]))&gt;0)" calcext:base-cell-address="'2025'.A35"/>
          </calcext:conditional-format>
        </calcext:conditional-formats>
      </table:table>
      <table:table table:name="tópicos " table:style-name="ta2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4" table:default-cell-style-name="Default"/>
        <table:table-column table:style-name="co17" table:number-columns-repeated="1012" table:default-cell-style-name="Default"/>
        <table:table-row table:style-name="ro1">
          <table:table-cell/>
          <table:table-cell table:style-name="ce10"/>
          <table:table-cell table:style-name="ce1" office:value-type="string" calcext:value-type="string">
            <text:p>Tópicos</text:p>
          </table:table-cell>
          <table:table-cell table:style-name="ce1" office:value-type="string" calcext:value-type="string">
            <text:p>Texto básico refs. =&gt;</text:p>
          </table:table-cell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seg</text:p>
          </table:table-cell>
          <table:table-cell table:style-name="ce4" office:value-type="string" calcext:value-type="string">
            <text:p>ter</text:p>
          </table:table-cell>
          <table:table-cell table:style-name="ce4" office:value-type="string" calcext:value-type="string">
            <text:p>qua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sáb</text:p>
          </table:table-cell>
          <table:table-cell table:style-name="ce1"/>
          <table:table-cell table:number-columns-repeated="1012"/>
        </table:table-row>
        <table:table-row table:style-name="ro4" table:visibility="collapse">
          <table:table-cell table:number-columns-repeated="10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 Pública profissão de fé</text:p>
          </table:table-cell>
          <table:table-cell table:style-name="ce13"/>
          <table:table-cell table:style-name="ce1" office:value-type="string" calcext:value-type="string">
            <text:p>Rm 10.8-15</text:p>
          </table:table-cell>
          <table:table-cell table:style-name="ce4" office:value-type="string" calcext:value-type="string">
            <text:p>Cl 3.8-17</text:p>
          </table:table-cell>
          <table:table-cell table:style-name="ce4" office:value-type="string" calcext:value-type="string">
            <text:p>Lc 12.4-9</text:p>
          </table:table-cell>
          <table:table-cell table:style-name="ce4" office:value-type="string" calcext:value-type="string">
            <text:p>Rm 10.8-11</text:p>
          </table:table-cell>
          <table:table-cell table:style-name="ce4" office:value-type="string" calcext:value-type="string">
            <text:p>Tg 1.21-27</text:p>
          </table:table-cell>
          <table:table-cell table:style-name="ce4" office:value-type="string" calcext:value-type="string">
            <text:p>ii Co 5.17-21</text:p>
          </table:table-cell>
          <table:table-cell table:style-name="ce1" office:value-type="string" calcext:value-type="string">
            <text:p>Mt 13.1-23</text:p>
          </table:table-cell>
          <table:table-cell table:style-name="ce4" office:value-type="string" calcext:value-type="string">
            <text:p>Ec 5.1-5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s Escrituras Sagradas</text:p>
          </table:table-cell>
          <table:table-cell/>
          <table:table-cell table:style-name="ce14" office:value-type="string" calcext:value-type="string">
            <text:p>salmo 19 / Hb 1.1-3 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 Trindade</text:p>
          </table:table-cell>
          <table:table-cell/>
          <table:table-cell table:style-name="ce14" office:value-type="string" calcext:value-type="string">
            <text:p>Gn 1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 existência de Deus</text:p>
          </table:table-cell>
          <table:table-cell/>
          <table:table-cell table:style-name="ce14" office:value-type="string" calcext:value-type="string">
            <text:p>Tema filosófico (livre arbítrio?)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 divindade de Cristo</text:p>
          </table:table-cell>
          <table:table-cell/>
          <table:table-cell table:style-name="ce14" office:value-type="string" calcext:value-type="string">
            <text:p>João 1; Cl 3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 senhorio de Jesus Cristo </text:p>
          </table:table-cell>
          <table:table-cell/>
          <table:table-cell table:style-name="ce14" office:value-type="string" calcext:value-type="string">
            <text:p>Fp 2.5-11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 encarnação de Jesus Cristo</text:p>
          </table:table-cell>
          <table:table-cell/>
          <table:table-cell table:style-name="ce14" office:value-type="string" calcext:value-type="string">
            <text:p>Hb 2 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 morte de Cristo </text:p>
          </table:table-cell>
          <table:table-cell/>
          <table:table-cell table:style-name="ce14" office:value-type="string" calcext:value-type="string">
            <text:p>Hb 2 / Rm 5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 ressurreição de Cristo</text:p>
          </table:table-cell>
          <table:table-cell/>
          <table:table-cell table:style-name="ce14" office:value-type="string" calcext:value-type="string">
            <text:p>1Co 15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 ascenção de Cristo </text:p>
          </table:table-cell>
          <table:table-cell/>
          <table:table-cell table:style-name="ce14" office:value-type="string" calcext:value-type="string">
            <text:p>At 1</text:p>
          </table:table-cell>
          <table:table-cell table:style-name="ce4" table:number-columns-repeated="5"/>
          <table:table-cell/>
          <table:table-cell table:style-name="ce4" table:number-columns-repeated="2"/>
          <table:table-cell table:number-columns-repeated="10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 realeza de Cristo</text:p>
          </table:table-cell>
          <table:table-cell/>
          <table:table-cell table:style-name="ce14" office:value-type="string" calcext:value-type="string">
            <text:p>Mt 28; Dn 9.24; Ap 20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 segunda vinda de Cristo</text:p>
          </table:table-cell>
          <table:table-cell/>
          <table:table-cell table:style-name="ce14" office:value-type="string" calcext:value-type="string">
            <text:p>Mt 24; Mc 13; Lc 21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Recordando</text:p>
          </table:table-cell>
          <table:table-cell/>
          <table:table-cell table:style-name="ce15"/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 Espírito Santo</text:p>
          </table:table-cell>
          <table:table-cell/>
          <table:table-cell table:style-name="ce15"/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 batismo com o Espírito Santo</text:p>
          </table:table-cell>
          <table:table-cell/>
          <table:table-cell table:style-name="ce15"/>
          <table:table-cell table:number-columns-repeated="2"/>
          <table:table-cell table:style-name="ce4" table:number-columns-repeated="6"/>
          <table:table-cell table:number-columns-repeated="101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Habitação Espírito Santo</text:p>
          </table:table-cell>
          <table:table-cell/>
          <table:table-cell table:style-name="ce15" office:value-type="string" calcext:value-type="string">
            <text:p>Gl 5.16-26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" office:value-type="string" calcext:value-type="string">
            <text:p>Igreja</text:p>
          </table:table-cell>
          <table:table-cell/>
          <table:table-cell table:style-name="ce15"/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omunhão dos Santos</text:p>
          </table:table-cell>
          <table:table-cell/>
          <table:table-cell table:style-name="ce15" office:value-type="string" calcext:value-type="string">
            <text:p>IJo 1.1-10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Remissão dos Pecados</text:p>
          </table:table-cell>
          <table:table-cell/>
          <table:table-cell table:style-name="ce15" office:value-type="string" calcext:value-type="string">
            <text:p>sl 130.1-8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Ressurreição dos Mortos</text:p>
          </table:table-cell>
          <table:table-cell/>
          <table:table-cell table:style-name="ce15" office:value-type="string" calcext:value-type="string">
            <text:p>iCo 15; 1Ts 2; 2Ts 4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 vida eterna</text:p>
          </table:table-cell>
          <table:table-cell/>
          <table:table-cell table:style-name="ce15" office:value-type="string" calcext:value-type="string">
            <text:p>iJo 5.9-21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O Batismo e a Ceia</text:p>
          </table:table-cell>
          <table:table-cell table:style-name="ce4"/>
          <table:table-cell/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2" office:value-type="string" calcext:value-type="string">
            <text:p>23</text:p>
          </table:table-cell>
          <table:table-cell table:style-name="ce1" office:value-type="string" calcext:value-type="string">
            <text:p>Batismo: alcance, significado e aplicação</text:p>
          </table:table-cell>
          <table:table-cell table:style-name="ce4"/>
          <table:table-cell table:style-name="ce4" office:value-type="string" calcext:value-type="string">
            <text:p>Gn 17.1-14; At 2.37-39</text:p>
          </table:table-cell>
          <table:table-cell table:style-name="ce4" office:value-type="string" calcext:value-type="string">
            <text:p>Mt 28.16-20</text:p>
          </table:table-cell>
          <table:table-cell table:style-name="ce4" office:value-type="string" calcext:value-type="string">
            <text:p>Hb 9.1-14</text:p>
          </table:table-cell>
          <table:table-cell table:style-name="ce4" office:value-type="string" calcext:value-type="string">
            <text:p>Gn 17.7-14</text:p>
          </table:table-cell>
          <table:table-cell table:style-name="ce4" office:value-type="string" calcext:value-type="string">
            <text:p>At 2.1-41</text:p>
          </table:table-cell>
          <table:table-cell table:style-name="ce4" office:value-type="string" calcext:value-type="string">
            <text:p>Cl 2.1-12</text:p>
          </table:table-cell>
          <table:table-cell table:style-name="ce4" office:value-type="string" calcext:value-type="string">
            <text:p>At 16.25-34</text:p>
          </table:table-cell>
          <table:table-cell table:style-name="ce4" office:value-type="string" calcext:value-type="string">
            <text:p>At 10.34-48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 ceia do Senhor</text:p>
          </table:table-cell>
          <table:table-cell table:style-name="ce4"/>
          <table:table-cell table:style-name="ce1" office:value-type="string" calcext:value-type="string">
            <text:p>iCo 11.17-32</text:p>
          </table:table-cell>
          <table:table-cell table:style-name="ce4" office:value-type="string" calcext:value-type="string">
            <text:p>Ex 12.1-28</text:p>
          </table:table-cell>
          <table:table-cell table:style-name="ce4" office:value-type="string" calcext:value-type="string">
            <text:p>Lc 22.7-20</text:p>
          </table:table-cell>
          <table:table-cell table:style-name="ce4" office:value-type="string" calcext:value-type="string">
            <text:p>i Co 10.1-22</text:p>
          </table:table-cell>
          <table:table-cell table:style-name="ce4" office:value-type="string" calcext:value-type="string">
            <text:p>Js 5.1-12</text:p>
          </table:table-cell>
          <table:table-cell table:style-name="ce4" office:value-type="string" calcext:value-type="string">
            <text:p>Nm 9.1-14</text:p>
          </table:table-cell>
          <table:table-cell table:style-name="ce4" office:value-type="string" calcext:value-type="string">
            <text:p>i Co 11.23-34</text:p>
          </table:table-cell>
          <table:table-cell table:style-name="ce4" office:value-type="string" calcext:value-type="string">
            <text:p>Mc 14.12-26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O governo da igreja</text:p>
          </table:table-cell>
          <table:table-cell table:style-name="ce4"/>
          <table:table-cell office:value-type="string" calcext:value-type="string">
            <text:p>At 14.23; 15.2-6, 22-23; 16.4; 20.17, 28; 21.8; iTm 5.17; Tt 1.5; iPe 5.1-4</text:p>
          </table:table-cell>
          <table:table-cell table:style-name="ce4" office:value-type="string" calcext:value-type="string">
            <text:p>Ef 1.1-23</text:p>
          </table:table-cell>
          <table:table-cell table:style-name="ce4" office:value-type="string" calcext:value-type="string">
            <text:p>Cl 1.1-20</text:p>
          </table:table-cell>
          <table:table-cell table:style-name="ce4" office:value-type="string" calcext:value-type="string">
            <text:p>ITm 3.1-7</text:p>
          </table:table-cell>
          <table:table-cell table:style-name="ce4" office:value-type="string" calcext:value-type="string">
            <text:p>ITm 3.8-13</text:p>
          </table:table-cell>
          <table:table-cell table:style-name="ce4" office:value-type="string" calcext:value-type="string">
            <text:p>At 6.1-6</text:p>
          </table:table-cell>
          <table:table-cell table:style-name="ce4" office:value-type="string" calcext:value-type="string">
            <text:p>Tt 1.1-16</text:p>
          </table:table-cell>
          <table:table-cell table:style-name="ce4" office:value-type="string" calcext:value-type="string">
            <text:p>IPe 5.1-4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Dízimo</text:p>
          </table:table-cell>
          <table:table-cell/>
          <table:table-cell table:style-name="ce4"/>
          <table:table-cell table:number-columns-repeated="2"/>
          <table:table-cell table:style-name="ce4" table:number-columns-repeated="6"/>
          <table:table-cell table:number-columns-repeated="101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Disciplina</text:p>
          </table:table-cell>
          <table:table-cell/>
          <table:table-cell table:style-name="ce1"/>
          <table:table-cell table:number-columns-repeated="2"/>
          <table:table-cell table:style-name="ce4" table:number-columns-repeated="6"/>
          <table:table-cell table:number-columns-repeated="1012"/>
        </table:table-row>
        <table:table-row table:style-name="ro1" table:number-rows-repeated="5">
          <table:table-cell table:number-columns-repeated="2"/>
          <table:table-cell table:style-name="ce4"/>
          <table:table-cell table:style-name="ce1"/>
          <table:table-cell table:style-name="ce4" table:number-columns-repeated="8"/>
          <table:table-cell table:number-columns-repeated="1012"/>
        </table:table-row>
        <table:table-row table:style-name="ro1" table:number-rows-repeated="6">
          <table:table-cell table:number-columns-repeated="2"/>
          <table:table-cell table:style-name="ce4" table:number-columns-repeated="10"/>
          <table:table-cell table:number-columns-repeated="1012"/>
        </table:table-row>
        <table:table-row table:style-name="ro1" table:number-rows-repeated="7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Google Sans&quot;" svg:font-family="'&quot;Google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d9ead3"/>
    </style:style>
    <style:style style:name="ConditionalStyle_5f_2" style:display-name="ConditionalStyle_2" style:family="table-cell" style:parent-style-name="Default">
      <style:table-cell-properties fo:background-color="#f4cccc"/>
    </style:style>
    <style:style style:name="ConditionalStyle_5f_3" style:display-name="ConditionalStyle_3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2025" style:display-name="PageStyle_202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ópicos_20_" style:display-name="PageStyle_tópicos 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5-11-06T09:54:58.446402234</dc:date>
    <meta:editing-duration>PT15M29S</meta:editing-duration>
    <meta:editing-cycles>1</meta:editing-cycles>
    <meta:document-statistic meta:table-count="2" meta:cell-count="861" meta:object-count="0"/>
  </office:meta>
</office:document-meta>
</file>